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7736in" fo:margin-left="-0.075in" fo:margin-top="0in" fo:margin-bottom="0in" table:align="left" style:writing-mode="lr-tb"/>
    </style:style>
    <style:style style:name="Table1.A" style:family="table-column">
      <style:table-column-properties style:column-width="0.8833in"/>
    </style:style>
    <style:style style:name="Table1.B" style:family="table-column">
      <style:table-column-properties style:column-width="0.9097in"/>
    </style:style>
    <style:style style:name="Table1.C" style:family="table-column">
      <style:table-column-properties style:column-width="0.980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7736in" fo:margin-left="-0.075in" fo:margin-top="0in" fo:margin-bottom="0in" table:align="left" style:writing-mode="lr-tb"/>
    </style:style>
    <style:style style:name="Table2.A" style:family="table-column">
      <style:table-column-properties style:column-width="0.8833in"/>
    </style:style>
    <style:style style:name="Table2.B" style:family="table-column">
      <style:table-column-properties style:column-width="0.9097in"/>
    </style:style>
    <style:style style:name="Table2.C" style:family="table-column">
      <style:table-column-properties style:column-width="0.980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0"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0118in" fo:margin-left="-0.075in" fo:margin-top="0in" fo:margin-bottom="0in" table:align="left" style:writing-mode="lr-tb"/>
    </style:style>
    <style:style style:name="Table3.A" style:family="table-column">
      <style:table-column-properties style:column-width="0.4743in"/>
    </style:style>
    <style:style style:name="Table3.B" style:family="table-column">
      <style:table-column-properties style:column-width="1.1215in"/>
    </style:style>
    <style:style style:name="Table3.C" style:family="table-column">
      <style:table-column-properties style:column-width="0.4972in"/>
    </style:style>
    <style:style style:name="Table3.D" style:family="table-column">
      <style:table-column-properties style:column-width="0.918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5"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Heading_20_4" style:list-style-name="">
      <style:paragraph-properties fo:margin-left="0in" fo:margin-right="0in" fo:text-indent="0in" style:auto-text-indent="false"/>
    </style:style>
    <style:style style:name="P10" style:family="paragraph" style:parent-style-name="Heading_20_3" style:list-style-name="">
      <style:paragraph-properties fo:margin-left="0in" fo:margin-right="0in" fo:text-indent="0in" style:auto-text-indent="false"/>
    </style:style>
    <style:style style:name="P11" style:family="paragraph" style:parent-style-name="Heading_20_3" style:list-style-name="">
      <style:paragraph-properties fo:margin-left="0in" fo:margin-right="0in" fo:text-indent="0in" style:auto-text-indent="false">
        <style:tab-stops/>
      </style:paragraph-properties>
    </style:style>
    <style:style style:name="P12"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fo:font-weight="bold" style:font-size-asian="10pt" style:language-asian="en" style:country-asian="US" style:font-style-asian="italic" style:font-weight-asian="bold"/>
    </style:style>
    <style:style style:name="T5" style:family="text">
      <style:text-properties style:font-name="Times New Roman" fo:font-size="10pt" fo:language="en" fo:country="US" fo:font-style="italic" style:font-size-asian="10pt" style:language-asian="en" style:country-asian="US"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2pt" fo:language="en" fo:country="US" style:font-size-asian="12pt" style:language-asian="en" style:country-asian="US"/>
    </style:style>
    <style:style style:name="T8" style:family="text">
      <style:text-properties style:font-name="Times New Roman" fo:font-size="8pt" fo:language="en" fo:country="US" style:font-size-asian="8pt" style:language-asian="en" style:country-asian="US"/>
    </style:style>
    <style:style style:name="T9" style:family="text">
      <style:text-properties style:font-name="Times New Roman" fo:font-size="11pt" fo:language="en" fo:country="US" style:font-size-asian="11pt" style:language-asian="en" style:country-asian="US"/>
    </style:style>
    <style:style style:name="T10" style:family="text">
      <style:text-properties style:font-name="Times New Roman" fo:font-weight="bold" style:font-weight-asian="bold"/>
    </style:style>
    <style:style style:name="T11" style:family="text">
      <style:text-properties style:font-name="Times New Roman" fo:font-style="italic" style:font-style-asian="italic"/>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is material is Open Game Content, and is licensed for public use under the terms of the Open Game License v1.0a.</text:span></text:p>
      <text:h text:style-name="P13" text:outline-level="2"><text:span text:style-name="T6">MENACE CREATURES (A-I)</text:span></text:h>
      <text:p text:style-name="P2"/>
      <text:h text:style-name="P13" text:outline-level="2"><text:span text:style-name="T7">ACID RAINER</text:span></text:h>
      <text:h text:style-name="P10" text:outline-level="3"><text:span text:style-name="T3">Species Traits</text:span></text:h>
      <text:p text:style-name="P1"><text:span text:style-name="T3">Acid Resistance 10 (Ex): </text:span><text:span text:style-name="T2">An acid rainer ignores the first 10 points of acid damage from any single attack.</text:span></text:p>
      <text:p text:style-name="P1"><text:span text:style-name="T3">Acid Spray (Ex): </text:span><text:span text:style-name="T2">Once every 1d4 rounds, an acid rainer can spray out a cloud of caustic mist that fills a 30-foot radius spread centered on itself. Each creature within this area takes 2d6 points of acid damage, or half damage if a Reflex save succeeds (DC 10 + 1/2 the acid rainer’s Hit Dice + its Constitution modifier).</text:span></text:p>
      <text:p text:style-name="P1"><text:span text:style-name="T3">Acid Touch (Ex): </text:span><text:span text:style-name="T2">An acid rainer’s tentacles are coated with a caustic secretion that deals 1d6 points of acid damage on a successful hit.</text:span></text:p>
      <text:p text:style-name="P1"><text:span text:style-name="T3">Elemental: </text:span><text:span text:style-name="T2">An acid rainer has the traits and immunities common to elementals.</text:span></text:p>
      <text:p text:style-name="P1"><text:span text:style-name="T3">Improved Grab (Ex): </text:span><text:span text:style-name="T2">To use this ability, the acid rainer must hit a single opponent at least one size category smaller than itself with two tentacle attacks during the same round. If it gets a hold, it automatically deals damage for two tentacle attacks (including acid) each round that the hold is maintained. </text:span></text:p>
      <text:p text:style-name="P1"><text:span text:style-name="T3">Skill Bonuses: </text:span><text:span text:style-name="T2">An acid rainer gains a +8 species bonus on Hide checks and a +4 species bonus on Move Silently checks.</text:span></text:p>
      <text:p text:style-name="P3"/>
      <text:p text:style-name="P1"><text:span text:style-name="T3">Acid Rainer: </text:span><text:span text:style-name="T2">CR 8; Huge elemental (air); HD 8d8+40; hp 76; Mas —; Init –2; Spd 5 ft., fly 40 ft. (average); Defense 10, touch 6, flat-footed 10 (–2 size, –2 Dex, +4 natural); BAB +6; Grap +19; Atk +9 melee (1d4+5 plus 1d6 acid, tentacle); Full Atk +9 melee (1d4+5 plus 1d6 acid, 6 tentacles) or +2 ranged; FS 15 ft. by 15 ft.; Reach 20 ft. with tentacles; SQ acid resistance 10, acid spray (DC 19), acid touch, darkvision 60 ft., elemental, improved grab; AL none; SV Fort +7, Ref +4, Will +2; AP 0; Rep +0; Str 20, Dex 7, Con 20, Int 6, Wis 11, Cha 11.</text:span></text:p>
      <text:p text:style-name="P1"><text:span text:style-name="T3">Skills: </text:span><text:span text:style-name="T2">Hide +6, Listen +6, Move Silently +8, Spot +6.</text:span></text:p>
      <text:p text:style-name="P1"><text:span text:style-name="T3">Feats: </text:span><text:span text:style-name="T2">Power Attack.</text:span></text:p>
      <text:p text:style-name="P1"><text:span text:style-name="T3">Advancement: </text:span><text:span text:style-name="T2">9–16 HD (Huge); 17–24 HD (Gargantuan); 25–31 HD (Colossal).</text:span></text:p>
      <text:p text:style-name="P3"/>
      <text:p text:style-name="P1"><text:span text:style-name="T3">Advanced Acid Rainer: </text:span><text:span text:style-name="T2">CR 11; Gargantuan elemental (air); HD 20d8+140; hp 230; Mas —; Init –2; Spd 5 ft., fly 40 ft. (average); Defense 12, touch 4, flat-footed 12 (–4 size, –2 Dex, +8 natural); BAB +15; Grap +36; Atk +20 melee (1d8+9 plus 1d6 acid, tentacle); Full Atk +20 melee (1d8+9 plus 1d6 acid, 6 tentacles) or +9 ranged; FS 20 ft. by 20 ft.; Reach 25 ft. with tentacles; SQ acid resistance 10, acid spray (DC 27), acid touch, darkvision 60 ft., elemental, improved grab; AL none; SV Fort +13, Ref +12, Will +6; AP 0; Rep +0; Str 28, Dex 7, Con 24, Int 6, Wis 11, Cha 11.</text:span></text:p>
      <text:p text:style-name="P1"><text:span text:style-name="T3">Skills: </text:span><text:span text:style-name="T2">Hide +11, Listen +12, Move Silently +16, Spot +12.</text:span></text:p>
      <text:p text:style-name="P1"><text:span text:style-name="T3">Feats: </text:span><text:span text:style-name="T2">Combat Reflexes, Lightning Reflexes, Power Attack, Stealthy.</text:span></text:p>
      <text:p text:style-name="P5"><text:soft-page-break/></text:p>
      <text:p text:style-name="P1"><text:span text:style-name="T7">ALIEN PROBE</text:span></text:p>
      <text:h text:style-name="P10" text:outline-level="3"><text:span text:style-name="T3">Species Traits</text:span></text:h>
      <text:p text:style-name="P1"><text:span text:style-name="T4">Actinic Light </text:span><text:span text:style-name="T3">(Sp): </text:span><text:span text:style-name="T2">As an attack action, an alien probe can produce an extremely bright, blue-white light in a 60-foot cone. This light is not so much an attack form as a side effect of the means by which the creature gathers data. Nevertheless, exposure to the effect can cause mild discomfort or even harm to carbon-based life forms. Each creature within the area of the light takes 1d4 points of fire damage and is nauseated for 1d4 rounds; a successful Reflex save (DC 10 + 1/2 the alien probe’s Hit Dice + its Charisma modifier) halves the damage and negates the nauseating effect. A creature that fails the saving throw by 5 or more is also paralyzed until removed from the area. A creature that fails the save by 10 or more experiences such severe swelling of the flesh that it is blinded as well as paralyzed. The paralysis and blindness last for 2d4 days, or until the victim receives medical attention (Treat Injury DC 15).</text:span></text:p>
      <text:p text:style-name="P1"><text:span text:style-name="T3">Construct: </text:span><text:span text:style-name="T2">An alien probe has the traits and immunities common to constructs.</text:span></text:p>
      <text:p text:style-name="P1"><text:span text:style-name="T3">Invisibility (Su): </text:span><text:span text:style-name="T2">As a free action, an alien probe can become invisible by shifting its light display to a wavelength beyond other creatures’ ability to perceive. This ability is usable at will, and the effect lasts until dismissed (also a free action).</text:span></text:p>
      <text:p text:style-name="P1"><text:span text:style-name="T4">Psionics </text:span><text:span text:style-name="T3">(Sp): </text:span><text:span text:style-name="T2">At will—</text:span><text:span text:style-name="T5">brain lock</text:span><text:span text:style-name="T2">, </text:span><text:span text:style-name="T5">daze</text:span><text:span text:style-name="T2">, </text:span><text:span text:style-name="T5">detect psionics</text:span><text:span text:style-name="T2">, </text:span><text:span text:style-name="T5">tailor memory</text:span><text:span text:style-name="T2">, </text:span><text:span text:style-name="T5">telekinesis</text:span><text:span text:style-name="T2">. Manifester level 10th; save DC 10 + alien probe’s key ability modifier + power level.</text:span></text:p>
      <text:p text:style-name="P1"><text:span text:style-name="T4">Dimension Door </text:span><text:span text:style-name="T3">(Sp): </text:span><text:span text:style-name="T2">As an attack action, an alien probe can psionically transfer itself plus up to 300 pounds of additional material and/or creatures up to 600 feet; creatures can resist with a successful Will save (DC 10 + 1/2 the alien probe’s Hit Dice + its Charisma modifier). The probe must be in physical contact with the materials or creatures that it wishes to transfer. This ability is usable at will.</text:span></text:p>
      <text:p text:style-name="P1"><text:span text:style-name="T3">Shock (Ex): </text:span><text:span text:style-name="T2">With a successful ranged touch attack, an alien probe can deal 2d6 points of electricity damage.</text:span></text:p>
      <text:p text:style-name="P1"><text:span text:style-name="T3">Supersonic Speed (Ex): </text:span><text:span text:style-name="T2">At will, an alien probe can shift into an accelerated mode of travel that exceeds supersonic speed. Its fly speed changes to 4,000 feet (good). It can maintain this increased speed for up to 6 hours per day, though it need not use the entire duration at once.</text:span></text:p>
      <text:p text:style-name="P3"/>
      <text:p text:style-name="P1"><text:span text:style-name="T3">Alien Probe: </text:span><text:span text:style-name="T2">CR 5; Small construct; HD 6d10+5; hp 38; Mas —; Init +9; Spd fly 400 ft. (perfect); Defense 20, touch 20, flat-footed 11 (+1 size, +9 Dex); BAB +4; Grap +3; Atk +14 ranged touch (2d6 electricity, shock); Full Atk +14 ranged touch (2d6 electricity, shock); FS 5 ft. by 5 ft.; Reach 5 ft.; SQ </text:span><text:span text:style-name="T5">actinic light </text:span><text:span text:style-name="T2">(DC 14), construct, darkvision 60 ft., </text:span><text:span text:style-name="T5">dimension door </text:span><text:span text:style-name="T2">(DC 14), invisibility, </text:span><text:span text:style-name="T5">psionics, </text:span><text:span text:style-name="T2">shock, supersonic speed; AL creator; SV Fort +2, Ref +11, Will +5; AP 0; Rep +0; Str 1, Dex 28, Con —, Int 15, Wis 16, Cha 12.</text:span></text:p>
      <text:p text:style-name="P1"><text:span text:style-name="T3">Skills: </text:span><text:span text:style-name="T2">Listen +12, Spot +12.</text:span></text:p>
      <text:p text:style-name="P1"><text:span text:style-name="T3">Feats: </text:span><text:span text:style-name="T2">None.</text:span></text:p>
      <text:p text:style-name="P1"><text:span text:style-name="T3">Advancement: </text:span><text:span text:style-name="T2">None.</text:span></text:p>
      <text:p text:style-name="P5"/>
      <text:p text:style-name="P1"><text:span text:style-name="T7">ANACONDA, GIANT</text:span></text:p>
      <text:h text:style-name="P9" text:outline-level="4"><text:span text:style-name="T3">Species Traits</text:span></text:h>
      <text:p text:style-name="P1"><text:span text:style-name="T3">Constrict (Ex): </text:span><text:span text:style-name="T2">A giant anaconda deals 1d6+16 points of bludgeoning damage with a successful grapple check against a target at least one size category smaller than itself.</text:span></text:p>
      <text:p text:style-name="P1"><text:span text:style-name="T3">Improved Grab (Ex): </text:span><text:span text:style-name="T2">To use this ability, the giant anaconda must hit an opponent at least one size category smaller than itself with either a bite or a tail slap attack. If it gets a hold, it automatically deals bite or tail slap damage each round that the hold is maintained, and it can constrict in the same round and attempt to swallow in the next round. If the giant anaconda wishes, it can continue to attack with its tail or its bite (not both) while it grapples with its body, but it takes a –20 penalty on all grapple checks if it does so.</text:span></text:p>
      <text:p text:style-name="P1"><text:span text:style-name="T3">Scent (Ex): </text:span><text:span text:style-name="T2">This ability allows a giant anaconda to detect approaching enemies, sniff out hidden foes, and track by sense of smell.</text:span></text:p>
      <text:p text:style-name="P1"><text:soft-page-break/><text:span text:style-name="T3">Skill Bonuses: </text:span><text:span text:style-name="T2">A giant anaconda gains a +8 species bonus on Balance, Climb, and Swim checks and a +4 species bonus on Hide, Listen, and Spot checks.</text:span></text:p>
      <text:p text:style-name="P1"><text:span text:style-name="T3">Swallow Whole (Ex): </text:span><text:span text:style-name="T2">If a giant anaconda begins its turn with an opponent one or more size categories smaller than itself held in its mouth, it can attempt a new grapple check as though trying to pin the opponent. If it succeeds, it swallows its opponent, automatically dealing bite damage. Once inside the giant anaconda, the opponent takes bludgeoning damage equal to the anaconda’s tail slap attack plus 1d6 points of acid damage per round from the monster’s stomach. A successful grapple check allows the swallowed creature to climb out of the stomach and return to the giant anaconda’s maw, where another successful grapple check is needed to get free. Alternatively, the swallowed creature can attack from inside the stomach using claws or a Small or Tiny slashing weapon. Dealing at least 30 points of damage to the stomach (Defense 18) in this way creates an opening large enough to permit escape. Once a single swallowed creature exits, muscular action closes the hole; thus, another swallowed creature must cut its own way out. A Huge giant anaconda’s stomach can hold 1 Large, 2 Medium-size, 8 Small, 32 Tiny, or 128 Diminutive or smaller opponents.</text:span></text:p>
      <text:p text:style-name="P3"/>
      <text:p text:style-name="P1"><text:span text:style-name="T3">Giant Anaconda: </text:span><text:span text:style-name="T2">CR 9; Huge animal; HD 12d8+60; hp 114; Mas 21; Init +1; Spd 20 ft., climb 20 ft., swim 40 ft.; Defense 16, touch 9, flat-footed 15 (–2 size, +1 Dex, +7 natural); BAB +9; Grap +28; Atk +18 melee (1d6+11, tail slap); Full Atk +18 melee (1d6+11, tail slap) and +13 melee (2d6+5, bite); FS 15 ft. by 15 ft.; Reach 10 ft; SQ constrict (1d6+16), improved grab, low-light vision, scent, swallow whole; AL none; SV Fort +13, Ref +9, Will +5; AP 0; Rep +0; Str 32, Dex 13, Con 21, Int 1, Wis 12, Cha 2.</text:span></text:p>
      <text:p text:style-name="P1"><text:span text:style-name="T3">Skills: </text:span><text:span text:style-name="T2">Balance +9, Climb +19, Hide +12, Listen +5, Spot +5, Swim +19.</text:span></text:p>
      <text:p text:style-name="P1"><text:span text:style-name="T3">Feats: </text:span><text:span text:style-name="T2">None.</text:span></text:p>
      <text:p text:style-name="P1"><text:span text:style-name="T3">Advancement: </text:span><text:span text:style-name="T2">13–23 HD (Huge); 24–36 HD (Gargantuan).</text:span></text:p>
      <text:p text:style-name="P3"/>
      <text:p text:style-name="P1"><text:span text:style-name="T3">Advanced Giant Anaconda: </text:span><text:span text:style-name="T2">CR 15; Gargantuan animal; HD 30d8+210; hp 345; Mas 25; Init +1; Spd 20 ft., climb 20 ft., swim 40 ft.; Defense 18, touch 7, flat-footed 17 (–4 size, +1 Dex, +11 natural); BAB +22; Grap +49; Atk +33 melee (1d8+15, tail slap); Full Atk +33 melee (1d8+15, tail slap) and +28 melee (2d8+7, bite); FS 20 ft. by 20 ft.; Reach 15 ft; SQ constrict (1d8+22), improved grab, low-light vision, scent, swallow whole; AL none; SV Fort +24, Ref +18, Will +11; AP 0; Rep +0; Str 40, Dex 13, Con 25, Int 1, Wis 12, Cha 2.</text:span></text:p>
      <text:p text:style-name="P1"><text:span text:style-name="T3">Skills: </text:span><text:span text:style-name="T2">Balance +9, Climb +23, Hide +8, Listen +5, Spot +5,</text:span></text:p>
      <text:p text:style-name="P1"><text:span text:style-name="T2">Swim +23.</text:span></text:p>
      <text:p text:style-name="P1"><text:span text:style-name="T3">Feats: </text:span><text:span text:style-name="T2">None.</text:span></text:p>
      <text:p text:style-name="P5"/>
      <text:p text:style-name="P1"><text:span text:style-name="T7">ANIMATED OBJECT</text:span></text:p>
      <text:h text:style-name="P10" text:outline-level="3"><text:span text:style-name="T3">Species Traits</text:span></text:h>
      <text:p text:style-name="P1"><text:span text:style-name="T3">Blind (Ex): </text:span><text:span text:style-name="T2">A sheetlike animated object (such as a carpet or a drape) can use this ability against an opponent up to three size categories larger than itself. The animated object makes a normal grapple check. If it gets a hold, it wraps itself around the opponent’s head, blinding that creature until removed. The blinded creature cannot make Search, Spot, or Survival checks to track, and it takes a –6 circumstance penalty on all other checks related to perception (such as Listen).</text:span></text:p>
      <text:p text:style-name="P1"><text:span text:style-name="T3">Constrict (Ex): </text:span><text:span text:style-name="T2">A flexible animated object (such as a rope or chain) deals automatic slam damage with a successful grapple check against a target up to one size category larger than itself. </text:span></text:p>
      <text:p text:style-name="P1"><text:span text:style-name="T2">A Large or larger animated object (flexible or not) can make constrict attacks against multiple creatures at once. Each of the targets of such an attack must be at least two size categories smaller than the animated object and able to fit underneath it.</text:span></text:p>
      <text:p text:style-name="P1"><text:span text:style-name="T3">Construct: </text:span><text:span text:style-name="T2">An animated object has the traits and immunities common to constructs.</text:span></text:p>
      <text:p text:style-name="P1"><text:span text:style-name="T3">Hardness (Ex): </text:span><text:span text:style-name="T2">An animated object has the same hardness it had before it was animated.</text:span></text:p>
      <text:p text:style-name="P1"><text:span text:style-name="T3">Improved Speed (Ex): </text:span><text:span text:style-name="T2">The base speeds given in the statistics blocks below assume that the animated objects lurch, rock, or slither along the ground. An object with two legs (a statue or a ladder, for example) or some other feature that allows faster movement has a bonus of +10 feet to its speed. An object with multiple legs (such as a table, chair, or statue of a quadrupedal creature) has a bonus of +20 feet, and a wheeled object has a bonus of +40 feet.</text:span></text:p>
      <text:p text:style-name="P1"><text:soft-page-break/><text:span text:style-name="T2">Certain objects might also have other modes of movement. A wooden object can float, so it has a swim speed equal to one-half its land speed. A rope or similar sinuous object has a climb speed equal to one-half its land speed. A sheetlike object can fly (clumsy maneuverability) at one-half its land speed.</text:span></text:p>
      <text:p text:style-name="P1"><text:span text:style-name="T3">Trample (Ex): </text:span><text:span text:style-name="T2">As a standard action during its turn each round, a Large or larger animated object with a hardness of at least 10 can trample opponents at least two size categories smaller than itself. This attack deals bludgeoning damage equal to the object’s slam damage plus 1.5 times its Strength modifier. A trampled opponent can attempt either an attack of opportunity at a –4 penalty or a Reflex save (DC 10 + 1/2 object’s HD + object’s Strength bonus) for half damage.</text:span></text:p>
      <text:p text:style-name="P3"/>
      <text:p text:style-name="P1"><text:span text:style-name="T3">Tiny Animated Object: </text:span><text:span text:style-name="T2">CR 1/2; Tiny construct; HD 1/2 d10; hp 2; Mas —; Init +2; Spd 30 ft.; Defense 14, touch 14, flatfooted 12 (+2 size, +2 Dex); BAB +0; Grap –9; Atk +1 melee (1d3–1, slam); Full Atk +1 melee (1d3–1, slam) or +4 ranged; FS 2 1/2 ft. by 2 1/2 ft.; Reach 0 ft.; SQ by object, construct, darkvision 60 ft.; AL none; SV Fort +0, Ref +2, Will –5; AP 0; Rep +0; Str 8, Dex 14,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Small Animated Object: </text:span><text:span text:style-name="T2">CR 1; Small construct; HD 1d10+5; hp 10; Mas —; Init +1; Spd 30 ft.; Defense 14, touch 12, flatfooted 13 (+1 size, +1 Dex, +2 natural); BAB +0; Grap –4; Atk +1 melee (1d4, slam); Full Atk +1 melee (1d4, slam) or +2 ranged; FS 5 ft. by 5 ft.; Reach 5 ft.; SQ by object, construct, darkvision 60 ft.; AL none; SV Fort +0, Ref +1, Will –5; AP 0; Rep +0; Str 10, Dex 12,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Medium-size Animated Object: </text:span><text:span text:style-name="T2">CR 2; Medium-size construct; HD 2d10+10; hp 21; Mas —; Init +0; Spd 30 ft.; Defense 14, touch 10, flat-footed 14 (+4 natural); BAB +1; Grap +2; Atk +2 melee (1d6+1, slam); Full Atk +2 melee (1d6+1, slam) or +1 ranged; FS 5 ft. by 5 ft.; Reach 5 ft.; SQ by object, construct, darkvision 60 ft.; AL none; SV Fort +0, Ref +0, Will –5; AP 0; Rep +0; Str 12, Dex 10,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Large Animated Object: </text:span><text:span text:style-name="T2">CR 3; Large construct; HD 4d10+20; hp 42; Mas —; Init +0; Spd 30 ft.; Defense 14, touch 9, flat-footed 14 (–1 size, +5 natural); BAB +3; Grap +10; Atk +5 melee (1d8+4, slam); Full Atk +5 melee (1d8+4, slam) or +2 ranged; FS 10 ft. by 10 ft.; Reach 10 ft.; SQ by object, construct, darkvision 60 ft.; AL none; SV Fort +1, Ref +1, Will –4; AP 0; Rep +0; Str 16, Dex 10, Con —, Int —, Wis 1, Cha 1.</text:span></text:p>
      <text:p text:style-name="P1"><text:span text:style-name="T3">Skills: </text:span><text:span text:style-name="T2">None.</text:span></text:p>
      <text:p text:style-name="P1"><text:span text:style-name="T3">Feats: </text:span><text:span text:style-name="T2">None.</text:span></text:p>
      <text:p text:style-name="P1"><text:soft-page-break/><text:span text:style-name="T3">Advancement: </text:span><text:span text:style-name="T2">None.</text:span></text:p>
      <text:p text:style-name="P3"/>
      <text:p text:style-name="P1"><text:span text:style-name="T3">Huge Animated Object: </text:span><text:span text:style-name="T2">CR 5; Huge construct; HD 8d10+40; hp 84; Mas —; Init –1; Spd 30 ft.; Defense 13, touch 7, flatfooted 13 (–2 size, –1 Dex, +6 natural); BAB +6; Grap +19; Atk +9 melee (2d6+7, slam); Full Atk +9 melee (2d6+7, slam) or +3 ranged; FS 15 ft. by 15 ft.; Reach 10 ft.; SQ by object, construct, darkvision 60 ft.; AL none; SV Fort +2, Ref +1, Will –3; AP 0; Rep +0; Str 20, Dex 8,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Gargantuan Animated Object: </text:span><text:span text:style-name="T2">CR 7; Gargantuan construct; HD 16d10+80; hp 168; Mas —; Init –2; Spd 30 ft.; Defense 12, touch 4, flat-footed 12 (–4 size, –2 Dex, +8 natural); BAB +12; Grap +31; Atk +15 melee (2d8+10, slam); Full Atk +15 melee (2d8+10, slam) or +6 ranged; FS 20 ft. by 20 ft.; Reach 15 ft.; SQ by object, construct, darkvision 60 ft.; AL none; SV Fort +5, Ref +3, Will +0; AP 0; Rep +0; Str 24, Dex 6,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Colossal Animated Object: </text:span><text:span text:style-name="T2">CR 10; Colossal construct; HD 32d10+120; hp 296; Mas —; Init –3; Spd 30 ft.; Defense 11, touch –1, flat-footed 11 (–8 size, –3 Dex, +12 natural); BAB +24; Grap +49; Atk +25 melee (4d6+13, slam); Full Atk +25 melee (4d6+13, slam) or +13 ranged; FS 30 ft. by 30 ft.; Reach 15 ft.; SQ by object, construct, darkvision 60 ft.; AL none; SV Fort +10, Ref +7, Will +5; AP 0; Rep +0; Str 28, Dex 4, Con —, Int —, Wis 1,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5"/>
      <text:p text:style-name="P1"><text:span text:style-name="T7">BOAR (WILD PIG)</text:span></text:p>
      <text:p text:style-name="P1"><text:span text:style-name="T2">A wild boar’s hide is covered with short, woolly, grayishblack hair. Along the spine, hair mixes with stiffer bristles to form a sort of mane. The average adult boar stands 3 feet high at the shoulder and measures roughly 4 feet long. Its formidable tusks protrude from its lower jaw and can grow up to 12 inches long.</text:span></text:p>
      <text:h text:style-name="P10" text:outline-level="3"><text:span text:style-name="T3">Species Traits</text:span></text:h>
      <text:p text:style-name="P1"><text:span text:style-name="T3">Ferocity (Ex): </text:span><text:span text:style-name="T2">A boar is so fiercely aggressive in combat that it continues fighting even when disabled or dying. </text:span></text:p>
      <text:p text:style-name="P1"><text:soft-page-break/><text:span text:style-name="T3">Scent (Ex): </text:span><text:span text:style-name="T2">This ability allows a boar to detect approaching enemies, sniff out hidden foes, and track by sense of smell.</text:span></text:p>
      <text:p text:style-name="P3"/>
      <text:p text:style-name="P1"><text:span text:style-name="T3">Boar (Wild Pig): </text:span><text:span text:style-name="T2">CR 3; Medium-size animal; HD 3d8+9; hp 22; Mas 17; Init +0; Spd 40 ft.; Defense 16, touch 10, flatfooted 16 (+6 natural); BAB +2; Grap +4; Atk +4 melee (1d8+3, gore); Full Atk +4 melee (1d8+3, gore); FS 5 ft. by 5 ft.; Reach 5 ft.; SQ ferocity, low-light vision, scent; AL none; SV Fort +6, Ref +3, Will +2; AP 0; Rep +0; Str 15, Dex 10, Con 17, Int 2, Wis 13, Cha 4.</text:span></text:p>
      <text:p text:style-name="P1"><text:span text:style-name="T3">Skills: </text:span><text:span text:style-name="T2">Listen +7, Spot +5.</text:span></text:p>
      <text:p text:style-name="P1"><text:span text:style-name="T3">Feats: </text:span><text:span text:style-name="T2">None.</text:span></text:p>
      <text:p text:style-name="P1"><text:span text:style-name="T3">Advancement: </text:span><text:span text:style-name="T2">4–5 HD (Medium-size).</text:span></text:p>
      <text:p text:style-name="P5"/>
      <text:h text:style-name="P13" text:outline-level="2"><text:span text:style-name="T7">BODAK</text:span></text:h>
      <text:h text:style-name="P10" text:outline-level="3"><text:span text:style-name="T3">Species Traits</text:span></text:h>
      <text:p text:style-name="P1"><text:span text:style-name="T3">Acid and Fire Resistance 20 (Ex): </text:span><text:span text:style-name="T2">A bodak ignores the first 20 points of acid or fire damage from any single attack.</text:span></text:p>
      <text:p text:style-name="P1"><text:span text:style-name="T3">Damage Reduction 15/+1 (Su): </text:span><text:span text:style-name="T2">A bodak ignores the first 15 points of damage dealt by any nonmagical weapon. In campaigns without magic weapons, the GM can either disregard the bodak’s damage reduction or apply it only to certain types of weapons (ballistic, bludgeoning, piercing, slashing, or sonic/concussion).</text:span></text:p>
      <text:p text:style-name="P1"><text:span text:style-name="T3">Death Gaze (Su): </text:span><text:span text:style-name="T2">Any creature within 30 feet of a bodak that meets its gaze must succeed at a Fortitude save (DC 10 + 1/2 the bodak’s Hit Dice + its Charisma modifier) or die instantly. This ability is usable at will.</text:span></text:p>
      <text:p text:style-name="P1"><text:span text:style-name="T3">Electricity Immunity (Ex): </text:span><text:span text:style-name="T2">A bodak is immune to electricity damage.</text:span></text:p>
      <text:p text:style-name="P1"><text:span text:style-name="T3">Flashbacks (Ex): </text:span><text:span text:style-name="T2">Occasionally, a bodak sees something that reminds it of its past life. At the start of every encounter, there is a 5% chance that a bodak notices something about an opponent (randomly determined if more than one opponent is present) that triggers its memory of the past. When such a flashback occurs, the bodak takes no actions for 1 round, though it can defend itself normally. Thereafter, it takes a –2 morale penalty on all attack rolls directed at that opponent for the remainder of the combat.</text:span></text:p>
      <text:p text:style-name="P1"><text:span text:style-name="T3">Languages: </text:span><text:span text:style-name="T2">A bodak does not speak.</text:span></text:p>
      <text:p text:style-name="P1"><text:span text:style-name="T3">Sunlight Vulnerability (Ex): </text:span><text:span text:style-name="T2">The merest touch of sunlight sears a bodak’s tainted alien flesh. Each round of exposure to the direct rays of the sun deals 1 point of damage to the creature.</text:span></text:p>
      <text:p text:style-name="P1"><text:span text:style-name="T3">Undead: </text:span><text:span text:style-name="T2">A bodak has the traits and immunities common to undead.</text:span></text:p>
      <text:p text:style-name="P3"/>
      <text:p text:style-name="P1"><text:span text:style-name="T3">Bodak: </text:span><text:span text:style-name="T2">CR 10; Small undead; HD 9d12; hp 58; Mas —; Init +6; Spd 20 ft.; Defense 16, touch 13, flat-footed 14 (+1 size, +2 Dex, +3 natural); BAB +4; Grap +1; Atk +7 melee (1d4+1, slam); Full Atk +7 melee (1d4+1, slam); FS 5 ft. by 5 ft.; Reach 5 ft.; SQ acid and fire resistance 20, damage reduction 15/silver, death gaze (DC 15), electricity immunity, flashbacks, sunlight vulnerability, undead; AL evil; SV Fort +3, Ref +5, Will +7; AP 0; Rep +0; Str 13, Dex 15, Con —, Int 6, Wis 12, Cha 12.</text:span></text:p>
      <text:p text:style-name="P1"><text:span text:style-name="T3">Skills: </text:span><text:span text:style-name="T2">Hide +11, Listen +9, Move Silently +11, Spot +9.</text:span></text:p>
      <text:p text:style-name="P1"><text:span text:style-name="T3">Feats: </text:span><text:span text:style-name="T2">Dodge, Improved Initiative.</text:span></text:p>
      <text:p text:style-name="P1"><text:soft-page-break/><text:span text:style-name="T3">Advancement: </text:span><text:span text:style-name="T2">10–18 HD (Medium-size); 19–27 HD (Large).</text:span></text:p>
      <text:p text:style-name="P3"/>
      <text:p text:style-name="P1"><text:span text:style-name="T3">Advanced Bodak: </text:span><text:span text:style-name="T2">CR 11; Medium-size undead; HD 12d12; hp 78; Mas —; Init +6; Spd 20 ft.; Defense 14, touch 11, flatfooted 13 (+1 Dex, +3 natural); BAB +6; Grap +9; Atk +9 melee (1d6+3, slam); Full Atk +9 melee (1d6+3, slam) or +7 ranged; FS 5 ft. by 5 ft.; Reach 5 ft.; SQ acid and fire resistance 20, damage reduction 15/silver, death gaze (DC 17), electricity immunity, flashbacks, sunlight vulnerability, undead; AL evil; SV Fort +4, Ref +5, Will +9; AP 0; Rep +0; Str 17, Dex 13, Con —, Int 6, Wis 12, Cha 12.</text:span></text:p>
      <text:p text:style-name="P1"><text:span text:style-name="T3">Skills: </text:span><text:span text:style-name="T2">Hide +12, Listen +11, Move Silently +12, Spot +11.</text:span></text:p>
      <text:p text:style-name="P1"><text:span text:style-name="T3">Feats: </text:span><text:span text:style-name="T2">Dodge, Improved Initiative.</text:span></text:p>
      <text:p text:style-name="P5"/>
      <text:p text:style-name="P1"><text:span text:style-name="T7">BOGEYMAN (TEMPLATE)</text:span></text:p>
      <text:h text:style-name="P10" text:outline-level="3"><text:span text:style-name="T3">Template Traits</text:span></text:h>
      <text:p text:style-name="P1"><text:span text:style-name="T2">“Bogeyman” is an acquired template that can be added to any corporeal humanoid (referred to hereafter as the “base creature”). The creature retains its humanoid type. It uses all the base creature’s statistics and special abilities except as noted here.</text:span></text:p>
      <text:p text:style-name="P1"><text:span text:style-name="T3">Challenge Rating: </text:span><text:span text:style-name="T2">Same as base creature +1.</text:span></text:p>
      <text:p text:style-name="P1"><text:span text:style-name="T3">Defense: </text:span><text:span text:style-name="T2">The base creature’s natural armor bonus improves by +3.</text:span></text:p>
      <text:p text:style-name="P1"><text:span text:style-name="T3">Special Qualities: </text:span><text:span text:style-name="T2">A bogeyman retains all the special qualities of the base creature and gains the additional special qualities described below.</text:span></text:p>
      <text:p text:style-name="P1"><text:span text:style-name="T5">Death’s Door (Su)</text:span><text:span text:style-name="T2">: A bogeyman appears to die if reduced to –10 hit points. However, unless it is reduced to its negative Constitution score in hit points, its “death” is only temporary; when the bogeyman’s fast healing ability (see below) brings its hit point total to 1 or higher, it springs back to life.</text:span></text:p>
      <text:p text:style-name="P1"><text:span text:style-name="T5">Fast Healing 5 (Su)</text:span><text:span text:style-name="T2">: A bogeyman heals 5 points of damage per round until it is reduced to its negative Constitution score, at which point it dies. This ability does not enable the bogeyman to regrow or reattach severed body parts.</text:span></text:p>
      <text:p text:style-name="P1"><text:span text:style-name="T5">Immunities (Ex): </text:span><text:span text:style-name="T2">A bogeyman is immune to disease, mind-affecting effects, necromantic effects, paralysis, poison, and sleep. It is not subject to nonlethal damage. </text:span></text:p>
      <text:p text:style-name="P1"><text:span text:style-name="T3">Allegiances: </text:span><text:span text:style-name="T2">Previous allegiances are lost; Replaced by an allegiance to evil. Changed allegiances might cause the loss of particular class abilities.</text:span></text:p>
      <text:p text:style-name="P1"><text:span text:style-name="T3">Saves: </text:span><text:span text:style-name="T2">Same as the base creature, modified by new ability scores.</text:span></text:p>
      <text:p text:style-name="P1"><text:span text:style-name="T3">Ability Scores: </text:span><text:span text:style-name="T2">A bogeyman gains the following ability score increases: Str +2, Con +4. A bogeyman must have a minimum Constitution score of 11.</text:span></text:p>
      <text:p text:style-name="P1"><text:span text:style-name="T3">Languages: </text:span><text:span text:style-name="T2">A bogeyman rarely speaks, but it can read, write, and understand whatever languages the base creature could.</text:span></text:p>
      <text:p text:style-name="P1"><text:span text:style-name="T3">Feats: </text:span><text:span text:style-name="T2">A bogeyman gains Great Fortitude and Improved Damage Threshold as bonus feats, assuming that it meets the prerequisites and the base creature did not already have those feats. A human bogeyman keeps the extra feat it gained as a 1st-level human character.</text:span></text:p>
      <text:p text:style-name="P1"><text:span text:style-name="T3">Advancement: </text:span><text:span text:style-name="T2">By character class.</text:span></text:p>
      <text:p text:style-name="P3"><text:soft-page-break/></text:p>
      <text:p text:style-name="P1"><text:span text:style-name="T3">Bogeyman Tough Hero 9: </text:span><text:span text:style-name="T2">CR 10; Medium-size humanoid; HD 9d10+63; hp 112; Mas 33; Init +1; Spd 30 ft.; Defense 19, touch 11, flat-footed 18 (+1 Dex, +3 natural, +5 class); BAB +6; Grap +9; Atk +11 melee (1d8+3 nonlethal, unarmed strike); Full Atk +11 melee (1d8+3 nonlethal, unarmed strike) or +9 melee (by weapon) or +7 ranged; FS 5 ft. by 5 ft.; Reach 5 ft.; SQ death’s door, fast healing 5, immunities; AL evil; SV Fort +13, Ref +4, Will +5; AP 5; Rep +3; Str 16, Dex 12, Con 24, Int 11, Wis 14, Cha 12.</text:span></text:p>
      <text:p text:style-name="P1"><text:span text:style-name="T3">Occupation: </text:span><text:span text:style-name="T2">Law Enforcement.</text:span></text:p>
      <text:p text:style-name="P1"><text:span text:style-name="T3">Skills: </text:span><text:span text:style-name="T2">Hide +7, Intimidate +13, Listen +8, Move Silently +4, Read/Write English, Speak English.</text:span></text:p>
      <text:p text:style-name="P1"><text:span text:style-name="T3">Feats: </text:span><text:span text:style-name="T2">Archaic Weapons Proficiency, Armor Proficiency (light), Blind-Fight, Brawl, Endurance, Great Fortitude, Improved Brawl, Improved Damage Threshold (×3), Power Attack, Simple Weapons Proficiency Sunder.</text:span></text:p>
      <text:p text:style-name="P1"><text:span text:style-name="T3">Talents: </text:span><text:span text:style-name="T2">Damage reduction 1/—, robust, stamina.</text:span></text:p>
      <text:p text:style-name="P1"><text:span text:style-name="T3">Possessions: </text:span><text:span text:style-name="T2">Variety of slashing weapons.</text:span></text:p>
      <text:p text:style-name="P5"/>
      <text:p text:style-name="P1"><text:span text:style-name="T7">CAT FOLK</text:span></text:p>
      <text:p text:style-name="P1"><text:span text:style-name="T2">In its natural form, a cat folk is an attractive biped standing approximately 6 feet tall and weighing about 120 pounds. Its face and body are humanlike except for several distinctly feline features: a short muzzle, whiskers, vertical pupils, a long, graceful tail, and legs shaped like those of big cats. Its body is covered in soft fur—usually black, although almost any shade is possible. If desired, a cat folk can assume the form of a normal (albeit a bit large) house cat with fur the same color as it has in its normal form. The creature most often takes cat form to hide or run from attackers.</text:span></text:p>
      <text:h text:style-name="P10" text:outline-level="3"><text:span text:style-name="T3">Species Traits</text:span></text:h>
      <text:p text:style-name="P1"><text:span text:style-name="T3">Alternate Form (Su): </text:span><text:span text:style-name="T2">As an attack or move action, a cat folk can assume the form of a normal-sized cat or revert to its natural form. In cat form, the creature has the same physical statistics and attributes as a normal cat but retains its normal Intelligence, Wisdom, and Charisma scores, as well as its normal hit points. A cat folk can remain in either form indefinitely.</text:span></text:p>
      <text:p text:style-name="P1"><text:span text:style-name="T3">Automatic Languages: </text:span><text:span text:style-name="T2">A cat folk reads, writes, and speaks Cat Folk. It can also speak the language of other felines (cats, panthers, tigers, and the like).</text:span></text:p>
      <text:p text:style-name="P1"><text:span text:style-name="T3">Bonus Feats: </text:span><text:span text:style-name="T2">A cat folk receives Alertness as a bonus feat.</text:span></text:p>
      <text:p text:style-name="P1"><text:span text:style-name="T3">Claws (Ex): </text:span><text:span text:style-name="T2">A cat folk has retractable claws that function as natural weapons. Each claw deals 1d4 points of slashing damage (plus the creature’s Strength bonus) and threatens a critical hit on a natural 20.</text:span></text:p>
      <text:p text:style-name="P1"><text:span text:style-name="T3">Feline Aversion (Ex): </text:span><text:span text:style-name="T2">Any normal feline that can smell or see a cat folk must make a successful Will save (DC 10 + 1/2 the cat folk’s Hit Dice + its Charisma modifier) or flee in fear. A successful save means the feline is shaken but does not flee. In either case, the feline attacks the cat folk only if cornered. A cat folk is immune to its own feline aversion effect and to those of other cat folk.</text:span></text:p>
      <text:p text:style-name="P1"><text:span text:style-name="T3">Mesmerizing Gaze (Su): </text:span><text:span text:style-name="T2">Any mammalian creature within 30 feet of a cat folk that meets its gaze must make a successful Will save (DC 10 + 1/2 the cat folk’s Hit Dice + its Charisma modifier) or be dazed.</text:span></text:p>
      <text:p text:style-name="P1"><text:span text:style-name="T3">Scent (Ex): </text:span><text:span text:style-name="T2">This ability allows a cat folk, regardless of its form, to detect approaching enemies, sniff out hidden foes, and track by sense of smell.</text:span></text:p>
      <text:p text:style-name="P1"><text:span text:style-name="T3">Slow Fall (Ex): </text:span><text:span text:style-name="T2">A cat folk ignores falling damage from heights of 30 feet or less. When falling from a greater height, it can attempt a Reflex save (DC 15) to halve the damage.</text:span></text:p>
      <text:p text:style-name="P3"/>
      <text:p text:style-name="P1"><text:span text:style-name="T3">Cat Folk: </text:span><text:span text:style-name="T2">CR 2; Medium-size monstrous humanoid; HD 2d8–2; hp 7; Mas 9; Init +7; Spd 30 ft.; Defense 14, touch 13, flat-footed 11 (+3 Dex, +1 natural); BAB +2; Grap +2; Atk +2 </text:span><text:span text:style-name="T8"><text:s/></text:span><text:span text:style-name="T2">melee (1d4+1, 2 claws); Full Atk +2 melee (1d4+1, 2 claws) or +6 ranged (2d6, Glock 17); FS 5 ft. by 5 ft.; Reach 5 ft.; SQ alternate form, claws, feline aversion (DC 14), mesmerizing gaze (DC 14), scent; AL evil; SV Fort –1, Ref +6, Will +5; AP 0; Rep +0; Str 10, Dex 16, Con 9, Int 12, Wis 14, Cha 16.</text:span></text:p>
      <text:p text:style-name="P1"><text:soft-page-break/><text:span text:style-name="T3">Skills</text:span><text:span text:style-name="T2">: Balance +8, Hide +8, Listen +7, Read/Write Cat Folk, Read/Write English, Speak Cat Folk, Speak English, Spot +7, Tumble +7.</text:span></text:p>
      <text:p text:style-name="P1"><text:span text:style-name="T3">Feats</text:span><text:span text:style-name="T2">: Alertness, Improved Initiative, Personal Firearms Proficiency, Simple Weapons Proficiency.</text:span></text:p>
      <text:p text:style-name="P1"><text:span text:style-name="T3">Possessions</text:span><text:span text:style-name="T2">: Glock 17 (9mm autoloader), 50 rounds of ammunition, concealed carry holster, formal outfit.</text:span></text:p>
      <text:p text:style-name="P1"><text:span text:style-name="T3">Advancement</text:span><text:span text:style-name="T2">: By character class.</text:span></text:p>
      <text:p text:style-name="P3"/>
      <text:p text:style-name="P1"><text:span text:style-name="T3">Cat Folk Fast Hero 1/Charismatic Hero 2: </text:span><text:span text:style-name="T2">CR 5; Mediumsize monstrous humanoid; HD 2d8–2 plus 1d6–2 plus 2d6–2; hp 15; Mas 9; Init +7; Spd 30 ft.; Defense 19, touch 18, flatfooted 16 (+3 Dex, +1 natural, +5 class); BAB +3; Grap +3; Atk +3 melee (1d4+1, claws); Full Atk +3 melee (1d4+1, claws) or +7 ranged (2d6, Glock 17); FS 5 ft. by 5 ft.; Reach 5 ft.; SQ alternate form, claws, feline aversion (DC 15), mesmerizing gaze (DC 15), scent; AL evil; SV Fort +1, Ref +10, Will +5; AP 1; Rep +2; Str 10, Dex 16, Con 9, Int 12, Wis 14, Cha 16.</text:span></text:p>
      <text:p text:style-name="P1"><text:span text:style-name="T3">Skills</text:span><text:span text:style-name="T2">: Balance +10, Bluff +6, Disguise +8, Gather Information +7, Hide +11, Knowledge (behavioral science) +5, Knowledge (streetwise) +5, Listen +10, Read/ Write English, Read/Write Cat Folk, Speak English, Speak Cat Folk, Spot +10, Tumble +8.</text:span></text:p>
      <text:p text:style-name="P1"><text:span text:style-name="T3">Feats</text:span><text:span text:style-name="T2">: Alertness, Dodge, Improved Initiative, Personal Firearms Proficiency, Simple Weapons Proficiency.</text:span></text:p>
      <text:p text:style-name="P1"><text:span text:style-name="T3">Talents (Fast Hero): </text:span><text:span text:style-name="T2">Evasion.</text:span></text:p>
      <text:p text:style-name="P1"><text:span text:style-name="T3">Talents (Charismatic Hero): </text:span><text:span text:style-name="T2">Charm.</text:span></text:p>
      <text:p text:style-name="P1"><text:span text:style-name="T3">Possessions</text:span><text:span text:style-name="T2">: Glock 17 (9mm autoloader), 50 rounds of ammunition, formal outfit, concealed carry holster, cell phone.</text:span></text:p>
      <text:p text:style-name="P5"/>
      <text:p text:style-name="P1"><text:span text:style-name="T7">CHARRED ONE</text:span></text:p>
      <text:p text:style-name="P1"><text:span text:style-name="T2">A charred one resembles a human being that has been burned to a blackened husk. Its glowing-red eyes glitter with hatred and malice.</text:span></text:p>
      <text:p text:style-name="P1"><text:span text:style-name="T2">A charred one speaks one language that it knew in life. Its voice sounds like crackling flames.</text:span></text:p>
      <text:p text:style-name="P1"><text:span text:style-name="T2">Despite its solid appearance, a charred one has no physical form and can glide through solid objects. It gives off a shimmering, intense heat that can ignite flammable objects it touches. In combat, a charred one uses its incorporeal touch attack to set opponents afire.</text:span></text:p>
      <text:h text:style-name="P10" text:outline-level="3"><text:span text:style-name="T3">Species Traits</text:span></text:h>
      <text:p text:style-name="P1"><text:span text:style-name="T3">Fire Subtype: </text:span><text:span text:style-name="T2">A charred one is immune to fire damage. It takes 50% more damage from cold.</text:span></text:p>
      <text:p text:style-name="P1"><text:span text:style-name="T3">Heat (Su): </text:span><text:span text:style-name="T2">The intense heat generated by a charred one’s body deals 2d10 points of fire damage to anything it touches. This heat is usually enough to melt nonmagical weapons, but a magic weapon subjected to this effect receives a Fortitude save (DC 10 + 1/2 the charred one’s Hit Dice + its Charisma modifier). Flammable items, such as clothing, wood, or paper, are automatically ignited by the touch of a charred one.</text:span></text:p>
      <text:p text:style-name="P1"><text:span text:style-name="T3">Incorporeal Subtype: </text:span><text:span text:style-name="T2">A charred one has no physical form and can be harmed only by other incorporeal creatures, +1 or better magic weapons, or magic, though it has a 50% chance to ignore any damage from a corporeal source. The charred one can pass through solid objects at will, and its own attacks pass through armor. The charred one moves in complete silence and cannot be heard at all.</text:span></text:p>
      <text:p text:style-name="P1"><text:span text:style-name="T3">Locate Killer (Su): </text:span><text:span text:style-name="T2">If the charred one was created as the result of arson or careless use of fire, it gains the ability to hunt down the perpetrator. This ability is similar to the effect of a </text:span><text:span text:style-name="T5">locate object </text:span><text:span text:style-name="T2">spell (as if cast by a 5th-level Acolyte), but the creature can locate only the creature responsible for its death. A charred one can use this ability once per day.</text:span></text:p>
      <text:p text:style-name="P1"><text:soft-page-break/><text:span text:style-name="T3">Undead: </text:span><text:span text:style-name="T2">A charred one has the traits and immunities common to undead.</text:span></text:p>
      <text:p text:style-name="P3"/>
      <text:p text:style-name="P1"><text:span text:style-name="T3">Charred One: </text:span><text:span text:style-name="T2">CR 3; Medium-size undead (fire, incorporeal); HD 5d12; hp 32; Mas —; Init +1; Spd fly 30 ft.; Defense 12, touch 12, flat-footed 11 (+1 Dex, +1 deflection); BAB +2; Grap —; Atk +4 melee (2d10 fire, incorporeal touch); Full Atk +4 melee (2d10 fire, incorporeal touch); FS 5 ft. by 5 ft.; Reach 5 ft.; SQ darkvision 60 ft., fire subtype, heat (DC 13), incorporeal subtype, locate killer, undead; AL chaos, evil; SV Fort +1, Ref +4, Will +7; AP 0; Rep +0; Str —, Dex 13, Con —, Int 6, Wis 17, Cha 13.</text:span></text:p>
      <text:p text:style-name="P1"><text:span text:style-name="T3">Skills: </text:span><text:span text:style-name="T2">Hide +6, Intimidate +6, Listen +11, Read/Write Language (any one), Speak Language (any one), Spot +11.</text:span></text:p>
      <text:p text:style-name="P1"><text:span text:style-name="T3">Feats: </text:span><text:span text:style-name="T2">Lightning Reflexes, Weapon Focus (incorporeal touch).</text:span></text:p>
      <text:p text:style-name="P1"><text:span text:style-name="T3">Advancement: </text:span><text:span text:style-name="T2">6–10 HD (Medium-size); 11–15 HD (Large).</text:span></text:p>
      <text:p text:style-name="P3"/>
      <text:p text:style-name="P1"><text:span text:style-name="T3">Advanced Charred One: </text:span><text:span text:style-name="T2">CR 5; Medium-size undead (fire, incorporeal); HD 11d12; hp 71; Mas —; Init +1; Spd 30 ft.; Defense 12, touch 12, flat-footed 11 (+1 Dex, +1 deflection); BAB +5; Grap —; Atk +7 melee (2d10 fire, incorporeal touch); Full Atk +7 melee (2d10 fire, incorporeal touch); FS 5 ft. by 5 ft.; Reach 5 ft.; SQ darkvision 60 ft., fire subtype, heat (DC 15), incorporeal subtype, locate killer, undead; AL chaos, evil; SV Fort +3, Ref +6, Will +12; AP 0; Rep +0 Str —, Dex 13, Con —, Int 6, Wis 17, Cha 13.</text:span></text:p>
      <text:p text:style-name="P1"><text:span text:style-name="T3">Skills: </text:span><text:span text:style-name="T2">Hide +10, Intimidate +10, Listen +13, Read/Write Language (any one), Speak Language (any one), Spot +13.</text:span></text:p>
      <text:p text:style-name="P1"><text:span text:style-name="T3">Feats: </text:span><text:span text:style-name="T2">Iron Will, Lightning Reflexes, Weapon Focus (incorporeal touch).</text:span></text:p>
      <text:p text:style-name="P1"><text:span text:style-name="T3">Possessions: </text:span><text:span text:style-name="T2">None.</text:span></text:p>
      <text:p text:style-name="P5"/>
      <text:p text:style-name="P1"><text:span text:style-name="T7">CHEMICAL GOLEM</text:span></text:p>
      <text:p text:style-name="P1"><text:span text:style-name="T2">A typical chemical golem stands about 9 feet tall and weighs approximately 4,000 pounds.</text:span></text:p>
      <text:p text:style-name="P1"><text:span text:style-name="T2">A chemical golem is incapable of speech, though it can understand any language spoken by its creator.</text:span></text:p>
      <text:h text:style-name="P10" text:outline-level="3"><text:span text:style-name="T3">Species Traits</text:span></text:h>
      <text:p text:style-name="P1"><text:span text:style-name="T3">Berserk (Ex): </text:span><text:span text:style-name="T2">When a chemical golem enters combat, it has a cumulative 1% chance each round of going berserk. When the uncontrolled golem goes on a rampage, it attacks the nearest living creature. It no creature is within reach, it smashes some object smaller than itself, then moves on to spread more destruction. Once the golem goes berserk, no known method can reestablish control.</text:span></text:p>
      <text:p text:style-name="P1"><text:span text:style-name="T3">Breath Weapon (Ex): </text:span><text:span text:style-name="T2">Once every 1d4 rounds, a chemical golem can breathe a 30-foot cone of acid and toxic fumes. Each creature in the area takes 5d6 points of acid damage (Reflex half) and 1d4 points of Constitution damage (Fortitude negates). The DC for both saves is 10 + 1/2 the golem’s Hit Dice.</text:span></text:p>
      <text:p text:style-name="P1"><text:span text:style-name="T3">Chemical Healing (Ex): </text:span><text:span text:style-name="T2">A chemical golem does not heal normally, but it can drink toxic liquids (such as acid, poison, or cleaning supplies) to heal itself. The creature heals 1 point of damage per 8 points of Purchase DC that it consumes in toxic chemicals. A chemical golem has no ability to discern which substances can heal it, so its creator must either command it to drink the appropriate chemicals on the spot or provide it with precise commands and a ready supply so that it can heal itself. A chemical golem gains no benefit from drinking a substance not considered immediately harmful to humans. The consumed liquids mix with the chemicals inside the golem and are destroyed.</text:span></text:p>
      <text:p text:style-name="P1"><text:span text:style-name="T3">Construct: </text:span><text:span text:style-name="T2">A chemical golem has the traits and immunities common to constructs.</text:span></text:p>
      <text:p text:style-name="P1"><text:span text:style-name="T3">Damage Reduction 15/+1 (Su): </text:span><text:span text:style-name="T2">A chemical golem ignores the first 15 points of damage dealt by any nonmagical weapon. In campaigns without magic weapons, the GM can either disregard the chemical golem’s damage reduction or apply it only to certain types of weapons (ballistic, bludgeoning, piercing, slashing, or sonic/concussion).</text:span></text:p>
      <text:p text:style-name="P1"><text:soft-page-break/><text:span text:style-name="T3">Magic Immunity (Ex): </text:span><text:span text:style-name="T2">A chemical golem is immune to all spells, spell-like abilities, and supernatural effects, except one. A </text:span><text:span text:style-name="T5">neutralize poison </text:span><text:span text:style-name="T2">spell or effect slows the creature (as the </text:span><text:span text:style-name="T5">slow </text:span><text:span text:style-name="T2">spell) for 2d6 rounds, with no saving throw.</text:span></text:p>
      <text:p text:style-name="P1"><text:span text:style-name="T3">Rupture (Ex): </text:span><text:span text:style-name="T2">If the chemical golem takes at least 10 points of damage (after damage reduction) from a single hit with a piercing or slashing weapon, its membrane ruptures, spraying a 10-foot cone of burning liquid and noxious fumes in the direction from which the attack originated. Each creature in the area takes 2d6 points of fire damage (Reflex half) and 1d4 points of Constitution damage (Fortitude negates). The DC for both saves is 10 + 1/2 the golem’s Hit Dice.</text:span></text:p>
      <text:p text:style-name="P1"><text:span text:style-name="T2">When the chemical golem is reduced to 0 hit points, its membrane collapses, spilling out all the remaining chemicals inside as a 15-foot-radius burst of acid, flame, and deadly gases. Every creature in the area takes 10d6 points of damage (half acid and half fire; Reflex half) and 2d4 points of Constitution damage (Fortitude negates). The DC for both saves is 10 + 1/2 the golem’s Hit Dice.</text:span></text:p>
      <text:p text:style-name="P3"/>
      <text:p text:style-name="P1"><text:span text:style-name="T3">Chemical Golem: </text:span><text:span text:style-name="T2">CR 10; Large construct; HD 9d10; hp 49; Mas —; Init –1; Spd 20 ft (can’t run); Defense 20, touch 8, flat-footed 19 (–1 size, –1 Dex, +10 natural); BAB +11; Grap +15; Atk +11 melee (2d8+6, slam); Full Atk +11 melee (2d8+6, 2 slams) or +10 ranged; FS 5 ft. by 5 ft.; Reach 10 ft.; SQ berserk, breath weapon, chemical healing, construct, damage reduction 15/+1, magic immunity, rupture; AL creator; SV Fort +3, Ref+2 , Will +3; AP 0; Rep +0; Str 23, Dex 9, Con —, Int —, Wis 10, Cha 1.</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10–18 HD (Large); 19–27 HD (Huge).</text:span></text:p>
      <text:p text:style-name="P3"/>
      <text:p text:style-name="P1"><text:span text:style-name="T3">Advanced Chemical Golem: </text:span><text:span text:style-name="T2">CR 13; Huge construct; HD 19d10; hp 104; Mas —; Init –2; Spd 20 ft (can’t run); Defense 23, touch 8, flat-footed 18 (–2 size, –2 Dex, +13 natural); BAB +11; Grap +15; Atk +11 melee (2d8+6, slam); Full Atk +11 melee (2d8+6, 2 slams) or +10 ranged; FS 5 ft. by 5 ft.; Reach 10 ft.; SQ berserk, breath weapon, chemical healing, construct, damage reduction 15/+1, magic immunity, rupture; AL creator; SV Fort +6, Ref +4, Will +6; AP 0; Rep +0; Str 31, Dex 7, Con —, Int —, Wis 10, Cha 1.</text:span></text:p>
      <text:p text:style-name="P1"><text:span text:style-name="T3">Skills: </text:span><text:span text:style-name="T2">None.</text:span></text:p>
      <text:p text:style-name="P1"><text:span text:style-name="T3">Feats: </text:span><text:span text:style-name="T2">None.</text:span></text:p>
      <text:p text:style-name="P5"/>
      <text:p text:style-name="P1"><text:span text:style-name="T7">CHIMPANZEE</text:span></text:p>
      <text:p text:style-name="P1"><text:span text:style-name="T2">The statistics below represent a chimpanzee, but they can also be used for any ape or monkey of similar size, such as a howler monkey. Most such animals are omnivorous, although some can be quite fierce and aggressive.</text:span></text:p>
      <text:h text:style-name="P10" text:outline-level="3"><text:span text:style-name="T3">Species Traits</text:span></text:h>
      <text:p text:style-name="P1"><text:span text:style-name="T3">Improved Grab (Ex): </text:span><text:span text:style-name="T2">To use this ability, the chimpanzee must hit a single opponent that is its own size category or smaller with both slam attacks in the same round. During any round that it grapples such a creature, the chimpanzee may make one additional grapple check as a free action at its highest attack bonus. On a successful hit with such an attack, it automatically deals bite and slam damage to its foe.</text:span></text:p>
      <text:p text:style-name="P1"><text:span text:style-name="T3">Bonus Feat: </text:span><text:span text:style-name="T2">A chimpanzee gains Weapon Finesse (slam) as a bonus feat.</text:span></text:p>
      <text:p text:style-name="P1"><text:span text:style-name="T3">Skill Bonuses: </text:span><text:span text:style-name="T2">A chimpanzee gains a +8 species bonus on Climb checks and a +4 species bonus on Jump checks.</text:span></text:p>
      <text:p text:style-name="P3"/>
      <text:p text:style-name="P1"><text:span text:style-name="T3">Chimpanzee: </text:span><text:span text:style-name="T2">CR 1/3; Small animal; HD 1d8+1; hp 5; Mas 13; Init +3; Spd 30 ft., climb 20 ft.; Defense 15, touch 14, flatfooted 12 (+1 size, +3 Dex, +1 natural); BAB +0; Grap –2; Atk +3 melee (1d4+2, bite); Full Atk +3 melee (1d4+2, bite) and –1 melee (1d2+1, 2 slams); FS 5 ft. by 5 ft.; Reach 5 ft; SQ improved grab, low-light vision; AL none or trainer; SV Fort +3, Ref +5, Will +2; AP 0; Rep +0; Str 15, Dex 17, Con 13, Int 2, Wis 14, Cha 8.</text:span></text:p>
      <text:p text:style-name="P1"><text:soft-page-break/><text:span text:style-name="T3">Skills: </text:span><text:span text:style-name="T2">Climb +14, Hide +6, Jump +7, Listen +5, Move Silently +6, Spot +5.</text:span></text:p>
      <text:p text:style-name="P1"><text:span text:style-name="T3">Feats: </text:span><text:span text:style-name="T2">Weapon Finesse (slam).</text:span></text:p>
      <text:p text:style-name="P1"><text:span text:style-name="T3">Advancement: </text:span><text:span text:style-name="T2">2–3 HD (Small).</text:span></text:p>
      <text:p text:style-name="P5"/>
      <text:p text:style-name="P1"><text:span text:style-name="T7">CRAWFORDSVILLE MONSTER</text:span></text:p>
      <text:p text:style-name="P1"><text:span text:style-name="T2">A Crawfordsville monster appears as a gigantic amoeba floating through the air. A typical specimen measures 20 feet in diameter but weighs only 500 pounds.</text:span></text:p>
      <text:h text:style-name="P10" text:outline-level="3"><text:span text:style-name="T3">Species Traits</text:span></text:h>
      <text:p text:style-name="P1"><text:span text:style-name="T3">Acidic Enzymes (Ex): </text:span><text:span text:style-name="T2">Any creature that takes damage from a Crawfordsville monster’s slam attack also takes 1d6 points of acid damage from its digestive enzymes. These enzymes continue to dissolve the victim even after the attack, dealing 1d6 points of acid damage each round until the wound is washed with at least 1 pint of water (or some other appropriate liquid).</text:span></text:p>
      <text:p text:style-name="P1"><text:span text:style-name="T3">Engulf (Ex): </text:span><text:span text:style-name="T2">A Crawfordsville monster can simply bowl over opponents up to one size category smaller than itself as a attack action during a move action. This attack affects as many opponents as the monster’s body can cover. Each target can make either an attack of opportunity against the Crawfordsville monster or a Reflex save (DC 13) to avoid being engulfed. A successful saving throw indicates that the target has been pushed back or aside (target’s choice) as the monster moves forward. An engulfed creature is considered grappled and trapped within the monster’s body. A Crawfordsville monster cannot make a slam attack during a round in which it attempts to engulf, but each engulfed creature takes 2d6 points of acid damage on that round and every round thereafter that it remains trapped.</text:span></text:p>
      <text:p text:style-name="P1"><text:span text:style-name="T3">Immunities (Ex): </text:span><text:span text:style-name="T2">A Crawfordsville monster is immune to damage from piercing weapons.</text:span></text:p>
      <text:p text:style-name="P1"><text:span text:style-name="T3">Natural Invisibility (Su): </text:span><text:span text:style-name="T2">A Crawfordsville monster remains invisible even when attacking. Any creature that correctly discerns its location despite being unable to see it has a 50% miss chance on melee and ranged attacks. The miss chance drops to 20% after the Crawfordsville monster has successfully engulfed at least one Small or larger creature or four or more Tiny creatures, because of the pink shade its body acquires. This ability is always active.</text:span></text:p>
      <text:p text:style-name="P1"><text:span text:style-name="T3">Ooze</text:span><text:span text:style-name="T2">: A Crawfordsville monster has the traits and immunities common to oozes.</text:span></text:p>
      <text:p text:style-name="P1"><text:span text:style-name="T3">Sonic/Concussion Vulnerability (Ex): </text:span><text:span text:style-name="T2">A Crawfordsville monster takes double damage from attacks that deal sonic or concussion damage.</text:span></text:p>
      <text:p text:style-name="P3"/>
      <text:p text:style-name="P1"><text:span text:style-name="T3">Crawfordsville Monster: </text:span><text:span text:style-name="T2">CR 9; Huge ooze; HD 8d10+52; hp 96; Mas —; Init –2; Spd 5 ft., fly 30 ft. (average); Defense 11, touch 6, flat-footed 11 (–2 size, –2 Dex, +5 natural); BAB +6; Grap +23; Atk +13 melee (2d6+9 plus 1d6 acid, slam); Full Atk +13 melee (2d6+9 plus 1d6 acid, 2 slams); FS 15 ft. by 15 ft.; Reach 10 ft.; SQ acidic enzymes, blindsight 60 ft., engulf, immune to piercing weapons, natural invisibility, ooze, sonic/concussion vulnerability; AL none; SV Fort +6, Ref +0, Will –3; AP 0; Rep +0; Str 28, Dex 6, Con 18, Int —, Wis 1, Cha 1.</text:span></text:p>
      <text:p text:style-name="P1"><text:span text:style-name="T3">Skills</text:span><text:span text:style-name="T2">: None.</text:span></text:p>
      <text:p text:style-name="P1"><text:span text:style-name="T3">Feats</text:span><text:span text:style-name="T2">: None.</text:span></text:p>
      <text:p text:style-name="P1"><text:span text:style-name="T3">Advancement</text:span><text:span text:style-name="T2">: 9–18 HD (Huge); 19–27 HD (Gargantuan).</text:span></text:p>
      <text:p text:style-name="P3"/>
      <text:p text:style-name="P1"><text:span text:style-name="T3">Advanced Crawfordsville Monster: </text:span><text:span text:style-name="T2">CR 12; Gargantuan ooze; HD 19d10+135; hp 239; Mas —; Init –2; Spd 5 ft., fly 30 ft. (average); Defense 13, touch 7, flat-footed 13 (–4 size, –2 Dex, +9 natural); BAB +14; Grap +39; Atk +23 melee (2d8+13 plus 1d6 acid, slam); Full Atk +23/+18/+13 melee (2d8+13 plus 1d6 acid, slam); FS 20 ft. by 20 ft.; Reach 15 ft.; SQ acidic enzymes, blindsight 60 ft., engulf, natural invisibility, ooze, piercing immunity, sonic/concussion vulnerability; AL none; SV Fort +12, Ref +4, Will +1; AP 0; Rep +0; Str 36, Dex 6, Con 22, Int —, Wis 1, Cha 1.</text:span></text:p>
      <text:p text:style-name="P1"><text:span text:style-name="T3">Skills</text:span><text:span text:style-name="T2">: None.</text:span></text:p>
      <text:p text:style-name="P1"><text:soft-page-break/><text:span text:style-name="T3">Feats</text:span><text:span text:style-name="T2">: None.</text:span></text:p>
      <text:p text:style-name="P5"/>
      <text:p text:style-name="P1"><text:span text:style-name="T7">CRAWLING CLAW</text:span></text:p>
      <text:h text:style-name="P10" text:outline-level="3"><text:span text:style-name="T3">Species Traits</text:span></text:h>
      <text:p text:style-name="P1"><text:span text:style-name="T3">Construct: </text:span><text:span text:style-name="T2">Crawling claws have the traits and immunities common to constructs.</text:span></text:p>
      <text:p text:style-name="P1"><text:span text:style-name="T3">Gaze Immunity (Ex): </text:span><text:span text:style-name="T2">Because it lacks eyes, a crawling claw is immune to gaze attacks.</text:span></text:p>
      <text:p text:style-name="P1"><text:span text:style-name="T3">Smite Fallen (Ex): </text:span><text:span text:style-name="T2">A crawling claw’s attacks deal double damage against prone combatants.</text:span></text:p>
      <text:p text:style-name="P3"/>
      <text:p text:style-name="P1"><text:span text:style-name="T3">Crawling Claw: </text:span><text:span text:style-name="T2">CR 1/3; Diminutive construct; HD 1d10; hp 5; Mas —; Init +0; Spd 20 ft.; Defense 15, touch 14, flat-footed 15 (+4 size, +1 natural); BAB +0; Grap –12; Atk +4 melee (1, claw); Full Atk +4 melee (1, claw); FS 1 ft. by 1 ft.; Reach 0 ft.; SQ construct, gaze immunity, smite fallen, spell resistance 10; AL any; SV Fort +0, Ref +0, Will –3; AP 0; Rep +0; Str 10, Dex 10, Con —, Int —, Wis 5, Cha 5.</text:span></text:p>
      <text:p text:style-name="P1"><text:span text:style-name="T3">Skills: </text:span><text:span text:style-name="T2">None.</text:span></text:p>
      <text:p text:style-name="P1"><text:span text:style-name="T3">Feats: </text:span><text:span text:style-name="T2">None.</text:span></text:p>
      <text:p text:style-name="P1"><text:span text:style-name="T3">Advancement: </text:span><text:span text:style-name="T2">None.</text:span></text:p>
      <text:p text:style-name="P5"/>
      <text:h text:style-name="P13" text:outline-level="2"><text:span text:style-name="T7">Create Crawling Claw</text:span></text:h>
      <text:p text:style-name="P1"><text:span text:style-name="T2">Transmutation [Evil]</text:span></text:p>
      <text:p text:style-name="P1"><text:span text:style-name="T3">Level: </text:span><text:span text:style-name="T2">Mage 3; </text:span><text:span text:style-name="T3">Components: </text:span><text:span text:style-name="T2">V, S, M; </text:span><text:span text:style-name="T3">Casting Time: </text:span><text:span text:style-name="T2">1 hour; </text:span><text:span text:style-name="T3">Range: </text:span><text:span text:style-name="T2">Close (25 ft. + 5 ft./2 levels); </text:span><text:span text:style-name="T3">Targets: </text:span><text:span text:style-name="T2">Severed human left hands within a 5-foot-radius circle; </text:span><text:span text:style-name="T3">Duration: </text:span><text:span text:style-name="T2">Instantaneous; </text:span><text:span text:style-name="T3">Saving Throw: </text:span><text:span text:style-name="T2">None; </text:span><text:span text:style-name="T3">Spell Resistance: </text:span><text:span text:style-name="T2">Yes (harmless)</text:span></text:p>
      <text:p text:style-name="P1"><text:span text:style-name="T2">You create a number of crawling claws up to twice your caster level. The hands to be transformed must all be within a 5-foot-radius circle. Once created, the group of crawling claws obeys your telepathic commands as long as the instructions are simple and you are within 100 feet. If you give the crawling claws simple standing orders before moving out of range, they obey these orders to the best of their ability until you return and issue new orders. Otherwise, they mill about aimlessly, attacking anything that moves into their space.</text:span></text:p>
      <text:p text:style-name="P1"><text:span text:style-name="T5">Material Component: </text:span><text:span text:style-name="T2">Clippings from a ghoul’s fingernails, and a ring that someone else lost.</text:span></text:p>
      <text:p text:style-name="P5"/>
      <text:p text:style-name="P1"><text:span text:style-name="T7">DEMONIC MACHINE</text:span></text:p>
      <text:p text:style-name="P1"><text:span text:style-name="T2">A demonic machine has the normal dimensions, weight, and appearance of its mundane counterpart, and to all outward appearances, it is a perfectly normal machine. Any sort of device that has sufficiently dangerous moving parts—a printing press, a farm combine, an industrial shredder, or the like—is an excellent candidate for fiendish possession.</text:span></text:p>
      <text:h text:style-name="P10" text:outline-level="3"><text:soft-page-break/><text:span text:style-name="T3">Species Traits</text:span></text:h>
      <text:p text:style-name="P1"><text:span text:style-name="T4">Charm Person </text:span><text:span text:style-name="T3">(Sp): </text:span><text:span text:style-name="T2">Once per day, as a full-round action, the demonic machine can use </text:span><text:span text:style-name="T5">charm person </text:span><text:span text:style-name="T2">(manifester level 5th; save DC 8).</text:span></text:p>
      <text:p text:style-name="P1"><text:span text:style-name="T3">Construct: </text:span><text:span text:style-name="T2">A demonic machine has the traits and immunities common to constructs. Unlike most constructs, however, it has an Intelligence score supplied by the demonic force that animates it.</text:span></text:p>
      <text:p text:style-name="P1"><text:span text:style-name="T3">Damage Reduction 10/+1 (Su): </text:span><text:span text:style-name="T2">A demonic machine ignores the first 10 points of damage dealt by any nonmagical weapon. In campaigns without magic weapons, the GM can either disregard the demonic machine’s damage reduction or apply it only to certain types of weapons (ballistic, bludgeoning, piercing, slashing, or sonic/concussion).</text:span></text:p>
      <text:p text:style-name="P1"><text:span text:style-name="T3">Feats: </text:span><text:span text:style-name="T2">Though technically a construct, a demonic machine is animated by a fell presence from beyond Shadow. It gains feats as an outsider (1, plus 1 feat per 4 HD beyond 1 HD).</text:span></text:p>
      <text:p text:style-name="P1"><text:span text:style-name="T3">Grind (Ex): </text:span><text:span text:style-name="T2">A demonic machine may make a grind attack (at its normal attack bonus) against a grappled creature, dealing double claw damage plus its Strength modifier.</text:span></text:p>
      <text:p text:style-name="P1"><text:span text:style-name="T3">Improved Grab (Ex): </text:span><text:span text:style-name="T2">To use this ability, the demonic machine must hit an opponent at least one size category smaller than itself with its claw attack. If it gets a hold, it automatically deals claw damage each round that the hold is maintained, and it can grind in the next round.</text:span></text:p>
      <text:p text:style-name="P1"><text:span text:style-name="T3">Machine Possession: </text:span><text:span text:style-name="T2">The animating force in a demonic machine is a demon from beyond Shadow. This creature can, at any time, choose to abandon one machine as a free action and possess another as an attack action.</text:span></text:p>
      <text:p text:style-name="P1"><text:span text:style-name="T3">Skills: </text:span><text:span text:style-name="T2">A demonic machine gains skills as if it were an outsider (8 + Int modifier per HD).</text:span></text:p>
      <text:p text:style-name="P3"/>
      <text:p text:style-name="P1"><text:span text:style-name="T3">Demonic Machine: </text:span><text:span text:style-name="T2">CR 5; Large construct; HD 5d10+15; hp 42; Mas —; Init +3; Spd 30 ft.; Defense 13, touch 8, flat-footed 13 (–1 size, –1 Dex, +5 natural); BAB +3; Grap +12; Atk +7 melee (1d6+5, claw); Full Atk +7 melee (1d6+5, 2 claws); FS 10 ft. by 10 ft.; Reach 5 ft.; SQ construct, damage reduction 10/+1, improved grab, grind (2d6+5), machine possession; AL evil; SV Fort +1, Ref +0, Will +1; AP 0; Rep +0; Str 20, Dex 8, Con —, Int 10, Wis 10, Cha 5.</text:span></text:p>
      <text:p text:style-name="P1"><text:span text:style-name="T3">Skills: </text:span><text:span text:style-name="T2">Bluff +5, Listen +10, Sense Motive +8, Spot +10.</text:span></text:p>
      <text:p text:style-name="P1"><text:span text:style-name="T3">Feats: </text:span><text:span text:style-name="T2">Alertness, Improved Initiative.</text:span></text:p>
      <text:p text:style-name="P1"><text:span text:style-name="T3">Advancement: </text:span><text:span text:style-name="T2">6–7 HD (Large); 8–15 HD (Huge).</text:span></text:p>
      <text:p text:style-name="P3"/>
      <text:p text:style-name="P1"><text:span text:style-name="T3">Advanced Demonic Machine (industrial shredder): </text:span><text:span text:style-name="T2">CR 8; Huge construct; HD 8d10+20; hp 64; Mas —; Init +1; Spd 30 ft.; Defense 14, touch 6, flat-footed 14 (–2 size, –2 Dex, +8 natural); BAB +6; Grap +23; Atk +13 melee (2d4+9, claw); Full Atk +13 melee (2d4+9, 2 claws); FS 15 ft. by 15 ft.; Reach 10 ft.; SA improved grab, grind (4d4+9); SQ construct, damage reduction 10/+1, improved grab, grind, possession; AL evil; SV Fort +2, Ref +0, Will +2; AP 0; Rep +0; Str 28, Dex 6, Con —, Int 10, Wis 10, Cha 5.</text:span></text:p>
      <text:p text:style-name="P1"><text:span text:style-name="T3">Skills: </text:span><text:span text:style-name="T2">Bluff +11, Listen +16, Sense Motive +14, Spot +16.</text:span></text:p>
      <text:p text:style-name="P1"><text:span text:style-name="T3">Feats: </text:span><text:span text:style-name="T2">Alertness, Improved Initiative.</text:span></text:p>
      <text:p text:style-name="P5"/>
      <text:p text:style-name="P1"><text:span text:style-name="T7">DIMENSIONAL HORROR</text:span></text:p>
      <text:h text:style-name="P10" text:outline-level="3"><text:span text:style-name="T3">Species Traits</text:span></text:h>
      <text:p text:style-name="P1"><text:soft-page-break/><text:span text:style-name="T3">Blindsight (Ex): </text:span><text:span text:style-name="T2">A dimensional horror can ascertain all creatures and objects within 30 feet in both the normal world and its own coexistent dimension. The dimensional horror’s blindsight is not dependent on vision, echolocation, vibrations, or scent; rather, it is gained through an unknown sense that detects the space objects and creatures occupy.</text:span></text:p>
      <text:p text:style-name="P1"><text:span text:style-name="T2">Although a dimensional horror can be blinded and deafened normally, nothing can rob it of its blindsight.</text:span></text:p>
      <text:p text:style-name="P1"><text:span text:style-name="T3">Improved Grab (Ex): </text:span><text:span text:style-name="T2">To use this ability, the dimensional horror must hit a single opponent that is its own size category or smaller with both claw attacks in the same round. If it gets a hold, it automatically deals damage for two claw attacks each round that the hold is maintained, and it can attempt to use its shift dimension ability (see below) in the same round.</text:span></text:p>
      <text:p text:style-name="P1"><text:span text:style-name="T3">Scent (Ex): </text:span><text:span text:style-name="T2">This ability allows a dimensional horror to detect approaching enemies, sniff out hidden foes, and track by sense of smell.</text:span></text:p>
      <text:p text:style-name="P1"><text:span text:style-name="T2">The dimensional horror may use its scent ability against creatures in the normal world even while it is in its coexistent dimension (see below).</text:span></text:p>
      <text:p text:style-name="P1"><text:span text:style-name="T3">Shift Dimension (Su): </text:span><text:span text:style-name="T2">This ability, usable at will, allows the dimensional horror to move from the normal world to a coexistent dimension or back again as a free action. Any creature grappled by the dimensional horror as it shifts must succeed at a Will saving throw (DC 10 + 1/2 the dimensional horror’s Hit Dice + its Charisma modifier) or be taken along to the other dimension. </text:span></text:p>
      <text:p text:style-name="P1"><text:span text:style-name="T2">Any creature in this alternate dimension is invisible and intangible with respect to the normal world. Creatures there cannot see or hear dimensionally shifted creatures; to anyone watching a shift from the normal world, it appears that the affected creature simply ceases to exist. Creatures within the coexistent dimension can see, hear, and affect each other normally, and they can also see and hear the normal world. No visual cue differentiates creatures in one dimension from those in the other, so creatures unwillingly brought to the coexistent dimension may be confused when their companions seem unable to see them anymore. A dimensional horror, however, innately knows which of the two dimensions any creature within range of its blindsight occupies.</text:span></text:p>
      <text:p text:style-name="P1"><text:span text:style-name="T2">A dimension-shifted creature is unable to affect anything in the normal world and can pass through nonshifted objects harmlessly. The coexistent dimension effectively lacks gravity, so a shifted creature can move about at its base speed in any direction or orientation it desires. However, the physics of movement for objects remains the same as in the normal world. A dropped object falls at the same rate as it would in the normal world and comes to rest on the “floor,” but creatures and the objects they carry do not fall when dropped and can be pushed through the “floor” or through other objects that are solid in the normal world.</text:span></text:p>
      <text:p text:style-name="P1"><text:span text:style-name="T2">Though the coexistent dimension has no atmosphere as such, any shifted creature can breathe normally there. These phenomena baffle scientists and will likely continue to do so until some safe and reliable means of accessing the alternate dimension is established.</text:span></text:p>
      <text:p text:style-name="P1"><text:span text:style-name="T2">A dimensional horror can remain in the coexistent dimension as long as it wishes. Any other shifted creature or object remains there as long as it is grappled or held by a dimensional horror and for 1 minute thereafter. When that time elapses, the creature instantly shifts back to the normal world. When a dimensional horror dies, all creatures it shifted to the coexistent dimension instantly return to the normal world, along with the corpse of the dimensional horror. Creatures that arrive in the normal world within a solid object or creature are pushed out of the obstruction and into the nearest open space, taking 1d6 points of damage for each 5 feet so traveled. The object or creature within which the shifter arrived is unharmed by the process. Dimensional horrors often take care to hide their victims’ bodies in caverns and other open spaces deep underground or in hollow trees, so that when they automatically shift back to the normal world, they will not be obvious.</text:span></text:p>
      <text:p text:style-name="P1"><text:span text:style-name="T5">True seeing, see invisibility, </text:span><text:span text:style-name="T2">and similar effects make dimensionally shifted creatures visible to creatures in the normal world, and </text:span><text:span text:style-name="T5">dispel magic </text:span><text:span text:style-name="T2">returns them there, automatically breaking the grapple of any dimensional horrors that hold them.</text:span></text:p>
      <text:p text:style-name="P1"><text:span text:style-name="T2">Attempts by scientists to harness the dimensional horrors’ alternate space have had little success, partially because such efforts seem to attract the attention of dimensional horrors. Nevertheless, a few technological items have been created to combat these terrors from beyond (New FX Equipment, below).</text:span></text:p>
      <text:p text:style-name="P3"/>
      <text:p text:style-name="P1"><text:span text:style-name="T3">Dimensional Horror: </text:span><text:span text:style-name="T2">CR 7; Large outsider; HD 6d8+18; hp 45; Mas 16; Init +2; Spd 40 ft.; Defense 18, touch 11, flatfooted 16 (–1 size, +2 Dex, +7 natural); BAB +6; Grap +16; Atk +11 melee (1d6+9, claw); Full Atk +11 melee (1d6+6, 2 claws) and +9 melee (1d8+3, 2 bites); FS 10 ft. by 10 ft.; Reach 10 ft; SQ blindsight 30 ft., darkvision 60 ft., improved grab, scent, shift dimension (DC 15); AL none; SV Fort +8, Ref +7, Will +7; AP 0; Rep +0; Str 22, Dex 15, Con 16, Int 9, Wis 15, Cha 14.</text:span></text:p>
      <text:p text:style-name="P1"><text:span text:style-name="T3">Skills: </text:span><text:span text:style-name="T2">Listen +11, Navigate +4, Search +5, Sense Motive +6,</text:span></text:p>
      <text:p text:style-name="P1"><text:span text:style-name="T2">Spot +11, Survival +11.</text:span></text:p>
      <text:p text:style-name="P1"><text:span text:style-name="T3">Feats: </text:span><text:span text:style-name="T2">Multiattack, Track.</text:span></text:p>
      <text:p text:style-name="P1"><text:span text:style-name="T3">Advancement: </text:span><text:span text:style-name="T2">7–12 HD (Huge); 13–24 HD (Gargantuan).</text:span></text:p>
      <text:p text:style-name="P3"/>
      <text:p text:style-name="P1"><text:span text:style-name="T3">Advanced Dimensional Horror: </text:span><text:span text:style-name="T2">CR 13; Gargantuan outsider; HD 14d8+98; hp 161; Mas 24; Init +1; Spd 40 ft.; Defense 21, touch 7, flat-footed 20 (-4 size, +1 Dex, +14 natural); BAB +14; Grap +39; Atk +23 melee (2d6+19, claw); Full Atk +23 melee (2d6+13, 2 claws) and +21 melee (2d8+6, 2 bites); FS 20 ft. by 20 ft.; Reach 15 ft; SQ blindsight 30 ft., darkvision 60 ft., improved grab, scent, shift dimension (DC 19); AL none; SV Fort +16, Ref +10, Will +11; AP 0; Rep +0; Str 36, Dex 13, Con 24, Int 9, Wis 15, Cha 14.</text:span></text:p>
      <text:p text:style-name="P1"><text:span text:style-name="T3">Skills: </text:span><text:span text:style-name="T2">Listen +19, Navigate +16, Search +15, Sense Motive +16, Spot +19, Survival +19.</text:span></text:p>
      <text:p text:style-name="P1"><text:soft-page-break/><text:span text:style-name="T3">Feats: </text:span><text:span text:style-name="T2">Cleave, Multiattack, Power Attack, Track.</text:span></text:p>
      <text:p text:style-name="P5"/>
      <text:p text:style-name="P1"><text:span text:style-name="T7">New Equipment</text:span></text:p>
      <text:p text:style-name="P1"><text:span text:style-name="T2">The scientific experimentation needed to develop the equipment below frequently attracted attention from the very horrors that the items were designed to combat. Many people died to bring these items into being, and many more will die unless they can be put to good use.</text:span></text:p>
      <text:p text:style-name="P1"><text:span text:style-name="T3">Dimensional Transformer: </text:span><text:span text:style-name="T2">Acting on the few available reports of the coexistent dimension inhabited by dimensional horrors, scientists set to work attempting to access it. After ten years of study and many disastrous trials, it became clear that only very small objects could safely be shifted to this dimension and then only for short periods. Since then, all efforts have been devoted to miniaturizing the technology and making it more reliable. The result of this development is the dimensional transformer.</text:span></text:p>
      <text:p text:style-name="P1"><text:span text:style-name="T2">A dimensional transformer is a bulky, suppressorlike device that can be attached to nearly any properly fitted handgun or longarm gun barrel with a successful Repair check (DC 15). Once activated (a move action), the dimensional transformer shifts any bullet fired from the gun into the realm of the dimensional horrors. The bullet shifts just before leaving the barrel and remains in the other dimension for only a few seconds. This effect allows the wielder to fire at dimensional horrors and other shifted targets even though they are not visible or tangible. The effects of the target’s invisibility still apply (a 50% miss chance, assuming that the shooter targets the correct square).</text:span></text:p>
      <text:p text:style-name="P1"><text:span text:style-name="T2">Although its accuracy leaves much to be desired because of this miss chance, the dimensional transformer has proven useful in many encounters with dimensional horrors. The device can shift 200 bullets before it burns out and becomes ineffective.</text:span></text:p>
      <text:p text:style-name="P1"><text:span text:style-name="T2">An interesting side effect of the dimensional transformer was discovered during its first live test. A dimensional horror grabbed a soldier, who managed to escape the creature’s grasp after it had taken him to the other dimension. The soldier immediately fired several shots at the creature with his weapon. The bullets had no effect on the dimensional horror, but they struck and killed two of the soldier’s compatriots in the normal world before he realized what was happening. When fired in the coexistent dimension, a dimensional transformer shifts bullets into the normal world, allowing them to strike targets there. They then shift back to the coexistent dimension, where they remain for 1 minute before reappearing in the normal world. Fortunately, dimensional horrors seem incapable of manipulating guns well enough to fire them. The potential of the dimensional transformer as a means to flawless, evidencefree assassinations is just one of the many reasons that governments around the world continue to study dimensional horrors and their realm, despite the grave dangers of such experimentation.</text:span></text:p>
      <text:p text:style-name="P1"><text:span text:style-name="T5">Size: </text:span><text:span text:style-name="T2">Small; </text:span><text:span text:style-name="T5">Purchase DC: </text:span><text:span text:style-name="T2">34; </text:span><text:span text:style-name="T5">Purchase Restriction: </text:span><text:span text:style-name="T2">Military; </text:span><text:span text:style-name="T5">Weight: </text:span><text:span text:style-name="T2">3 lb.</text:span></text:p>
      <text:p text:style-name="P1"><text:span text:style-name="T3">Shift Detector: </text:span><text:span text:style-name="T2">A shift detector looks like a bulky, portable satellite receiver, but its clumsy shape hides an extremely complicated system designed to project a field of specially charged subatomic particles and detect disturbances in their flow. When a dimensionally shifted creature <text:s/>enters the field, the detector’s alarm sounds, alerting those nearby to the presence of such a creature. (Alternatively, the device can be wired to a networked alert system that relays the alarm elsewhere.) The field projects outward from the shift detector in a 10- to 60-foot radius, and it can detect shifted creatures within or on the other side of objects. Unfortunately, the shift detector is imprecise: It cannot pinpoint the direction of the shifted being, and the fields generated by other shift detectors invariably set it off.</text:span></text:p>
      <text:p text:style-name="P1"><text:span text:style-name="T5">Size: </text:span><text:span text:style-name="T2">Medium; </text:span><text:span text:style-name="T5">Purchase DC: </text:span><text:span text:style-name="T2">35; </text:span><text:span text:style-name="T5">Purchase Restriction: </text:span><text:span text:style-name="T2">Military; </text:span><text:span text:style-name="T5">Weight: </text:span><text:span text:style-name="T2">40 lb.</text:span></text:p>
      <text:p text:style-name="P1"><text:span text:style-name="T3">Shift Extender: </text:span><text:span text:style-name="T2">Scientists have been unable to perfect any means of transferring creatures or objects as large as dimensional horrors from one dimension to another. However, they have created a device that extends the amount of time a creature remains shifted once a dimensional horror has taken it to the coexistent dimension. Though it is somewhat awkward to use, this device, called a shift extender, has proven to be highly useful in fighting dimensional horrors.</text:span></text:p>
      <text:p text:style-name="P1"><text:span text:style-name="T2">A shift extender is a surprisingly small device about the size and shape of a brick, with two nets made of long wires and cables extending from the top. When these nets are wrapped around a creature or object weighing no more than 300 pounds, the shift extender is ready for use. The device activates automatically when the creature or object to which it is attached is shifted to the dimensional horror’s realm. Both the shift extender and its attachment remain shifted for an extra 2d10 rounds beyond the usual 1- minute duration after release in the coexistent dimension. If the wearer of the device is grappled again by a dimensional horror during this period, the device resets, providing another 2d10 rounds of extra time after the next release. When the extra time has elapsed, the device and the object or creature to which it is attached return to the normal world. If desired, the wearer can return to the normal world before the time is up by manually shutting off the device. Doing so requires a move action to disconnect the cables.</text:span></text:p>
      <text:p text:style-name="P1"><text:span text:style-name="T5">Size: </text:span><text:span text:style-name="T2">Small; </text:span><text:span text:style-name="T5">Purchase DC: </text:span><text:span text:style-name="T2">32; </text:span><text:span text:style-name="T5">Purchase Restriction: </text:span><text:span text:style-name="T2">Military; </text:span><text:span text:style-name="T5">Weight: </text:span><text:span text:style-name="T2">8 lb.</text:span></text:p>
      <text:p text:style-name="P5"/>
      <text:p text:style-name="P1"><text:span text:style-name="T7">DINOSAUR, PLESIOSAUR</text:span></text:p>
      <text:h text:style-name="P10" text:outline-level="3"><text:span text:style-name="T3">Species Traits</text:span></text:h>
      <text:p text:style-name="P1"><text:span text:style-name="T3">Scent (Ex): </text:span><text:span text:style-name="T2">This ability allows a plesiosaur to detect approaching enemies, sniff out hidden foes, and track by sense of smell. </text:span></text:p>
      <text:p text:style-name="P3"/>
      <text:p text:style-name="P1"><text:span text:style-name="T3">Plesiosaur: </text:span><text:span text:style-name="T2">CR 10; Gargantuan animal (aquatic); HD 16d8+112; hp 184; Mas 24; Init +0; Spd 10 ft., swim 50 ft.; Defense 12, touch 6, flat-footed 12 (–4 size, +6 natural); BAB +12; Grap +36; Atk +20 melee (2d8+18, bite); Full Atk +20 melee (2d8+18, bite); FS 20 ft. by 20 ft.; Reach 15 ft.; SQ scent; AL none; SV Fort +17, Ref +10, Will +6; AP 0; Rep +0; Str 34, Dex 10, Con 24, Int 2, Wis 13, Cha 9.</text:span></text:p>
      <text:p text:style-name="P1"><text:span text:style-name="T3">Skills: </text:span><text:span text:style-name="T2">Listen +6, Spot +6.</text:span></text:p>
      <text:p text:style-name="P1"><text:soft-page-break/><text:span text:style-name="T3">Feats: </text:span><text:span text:style-name="T2">None.</text:span></text:p>
      <text:p text:style-name="P1"><text:span text:style-name="T3">Advancement: </text:span><text:span text:style-name="T2">17–31 HD (Gargantuan); 32–45 HD (Colossal).</text:span></text:p>
      <text:p text:style-name="P5"/>
      <text:p text:style-name="P1"><text:span text:style-name="T7">DINOSAUR, PTERADON</text:span></text:p>
      <text:h text:style-name="P10" text:outline-level="3"><text:span text:style-name="T3">Species Traits</text:span></text:h>
      <text:p text:style-name="P1"><text:span text:style-name="T3">Scent (Ex): </text:span><text:span text:style-name="T2">This ability allows a pteradon to detect approaching enemies, sniff out hidden foes, and track by sense of smell.</text:span></text:p>
      <text:p text:style-name="P3"/>
      <text:p text:style-name="P1"><text:span text:style-name="T3">Pteradon: </text:span><text:span text:style-name="T2">CR 2; Large animal; HD 4d8; hp 18; Mas 10; Init +3; Spd 20 ft., fly 40 ft. (good); Defense 15, touch 13, flat-footed 12 (+3 Dex, +2 natural); BAB +2; Grap +7; Atk +2 melee (1d8+1, bite); Full Atk +2 melee (1d8+1, bite) and –3 melee (1d4+1, 2 claws); FS 5 ft. by 5 ft.; Reach 5 ft.; SQ scent; AL none; SV Fort +3, Ref +6, Will +2; AP 0; Rep +0; Str 12, Dex 16, Con 10, Int 2, Wis 12, Cha 5.</text:span></text:p>
      <text:p text:style-name="P1"><text:span text:style-name="T3">Skills: </text:span><text:span text:style-name="T2">Listen +3, Move Silently +8, Spot +6.</text:span></text:p>
      <text:p text:style-name="P1"><text:span text:style-name="T3">Feats: </text:span><text:span text:style-name="T2">None.</text:span></text:p>
      <text:p text:style-name="P1"><text:span text:style-name="T3">Advancement: </text:span><text:span text:style-name="T2">5–8 HD (Large); 9–14 HD (Huge).</text:span></text:p>
      <text:p text:style-name="P5"/>
      <text:h text:style-name="P13" text:outline-level="2"><text:span text:style-name="T7">DINOSAUR, TYRANNOSAUR</text:span></text:h>
      <text:h text:style-name="P10" text:outline-level="3"><text:span text:style-name="T3">Species Traits</text:span></text:h>
      <text:p text:style-name="P1"><text:span text:style-name="T3">Improved Grab (Ex): </text:span><text:span text:style-name="T2">To use this ability, the tyrannosaur must hit an opponent two or more size categories smaller than itself with its bite attack. If it gets a hold, it shakes the grabbed opponent back and forth, automatically dealing bite damage each round. Once the opponent stops resisting, the tyrannosaur attempts to swallow on its next turn.</text:span></text:p>
      <text:p text:style-name="P1"><text:span text:style-name="T3">Scent (Ex): </text:span><text:span text:style-name="T2">This ability allows a tyrannosaur to detect approaching enemies, sniff out hidden foes, and track by sense of smell.</text:span></text:p>
      <text:p text:style-name="P1"><text:span text:style-name="T3">Swallow Whole (Ex): </text:span><text:span text:style-name="T2">If a tyrannosaur begins its turn with an opponent two or more size categories smaller than itself held in its mouth, it can attempt a new grapple check as though trying to pin the opponent. If it succeeds, it swallows its opponent, automatically dealing bite damage. Once inside the tyrannosaur, the opponent takes bludgeoning damage equal to the tyrannosaur’s bite attack plus 1d6 points of acid damage per round from the monster’s gizzard. A successful grapple check allows the swallowed creature to climb out of the gizzard and return to the tyrannosaur’s maw, where another successful grapple check is needed to get free. Alternatively, the swallowed creature can attack from inside the gizzard using claws or a Small or Tiny slashing weapon. Dealing at least 25 points of damage to the gizzard (Defense 20) in this way creates an opening large enough to permit escape. Once the creature exits, the tyrannosaur must make a successful Fortitude save (DC 20) or die, whether or not the full amount of damage was dealt with a single blow. A Huge tyrannosaur’s gizzard can hold 2 Medium-size, 8 Small, 32 Tiny, or 128 Diminutive or smaller opponents.</text:span></text:p>
      <text:p text:style-name="P3"/>
      <text:p text:style-name="P1"><text:span text:style-name="T3">Tyrannosaur: </text:span><text:span text:style-name="T2">CR 11; Huge animal; HD 20d8+80; hp 170; Mas 19; Init +1; Spd 40 ft.; Defense 14, touch 9, flat-footed 13 (–2 size, +1 Dex, +5 natural); BAB +15; Grap +32; Atk +22 melee (4d6+13, bite); Full Atk +22 melee (4d6+13, bite); FS 10 ft. by 10 ft.; Reach 15 ft.; SQ improved grab, scent, swallow whole; AL none; SV Fort +16, Ref +13, Will +8; AP 0; Rep +0; Str 28, Dex 12, Con 19, Int 2, Wis 15, Cha 10.</text:span></text:p>
      <text:p text:style-name="P1"><text:span text:style-name="T3">Skills: </text:span><text:span text:style-name="T2">Listen +11, Spot +11.</text:span></text:p>
      <text:p text:style-name="P1"><text:span text:style-name="T3">Feats: </text:span><text:span text:style-name="T2">None.</text:span></text:p>
      <text:p text:style-name="P1"><text:soft-page-break/><text:span text:style-name="T3">Advancement: </text:span><text:span text:style-name="T2">21–36 HD (Gargantuan); 37–54 HD (Colossal).</text:span></text:p>
      <text:p text:style-name="P5"/>
      <text:h text:style-name="P13" text:outline-level="2"><text:span text:style-name="T7">DOOM HAG</text:span></text:h>
      <text:p text:style-name="P1"><text:span text:style-name="T2">Standing 6 feet tall and weighing 175 pounds, a doom hag resembles a grizzled crone. It is always clad in a shabby, tattered dress and shawl of a drab color.</text:span></text:p>
      <text:h text:style-name="P10" text:outline-level="3"><text:span text:style-name="T3">Species Traits</text:span></text:h>
      <text:p text:style-name="P1"><text:span text:style-name="T4">Confusion </text:span><text:span text:style-name="T3">(Sp): </text:span><text:span text:style-name="T2">A doom hag can use </text:span><text:span text:style-name="T5">confusion </text:span><text:span text:style-name="T2">three times per day, as the spell cast by a 9th-level Mage (Will save negates; save DC 14 + the doom hag’s Charisma modifier). </text:span></text:p>
      <text:p text:style-name="P1"><text:span text:style-name="T3">Mimicry (Ex): </text:span><text:span text:style-name="T2">A doom hag can imitate (but not necessarily understand) the sounds made by any person or animal it hears.</text:span></text:p>
      <text:p text:style-name="P1"><text:span text:style-name="T3">Natural Invisibility (Su): </text:span><text:span text:style-name="T2">During daylight, a doom hag is naturally invisible and remains so even when attacking. Any creature that correctly discerns the doom hag’s location despite being unable to see it has a 50% miss chance on melee and ranged attacks. This ability is always active, but the doom hag can suppress it for 1 round with a successful Concentration check (DC 15). A new check at the same DC is required for each subsequent round that it wishes to remain visible. The doom hag is visible from sundown to sunup.</text:span></text:p>
      <text:p text:style-name="P1"><text:span text:style-name="T3">Rend (Ex): </text:span><text:span text:style-name="T2">If a doom hag hits with both claw attacks, it latches onto the opponent’s body and tears the flesh. The rending attack deals damage as a claw attack plus 1.5 times the doom hag’s Strength modifier.</text:span></text:p>
      <text:p text:style-name="P1"><text:span text:style-name="T3">Skill Bonus: </text:span><text:span text:style-name="T2">A doom hag blends into the gloom, gaining a +4 species bonus on Hide checks at night or in darkness.</text:span></text:p>
      <text:p text:style-name="P1"><text:span text:style-name="T3">Undead: </text:span><text:span text:style-name="T2">A doom hag has the traits and immunities common to undead.</text:span></text:p>
      <text:p text:style-name="P3"/>
      <text:p text:style-name="P1"><text:span text:style-name="T3">Doom Hag: </text:span><text:span text:style-name="T2">CR 6; Medium-size undead; HD 6d12; hp 39; Mas —; Init +0; Spd fly 30 ft. (perfect); Defense 18, touch 10, flat-footed 18 (+8 natural); BAB +3; Grap +7; Atk +8 melee (1d4+4, claw); Full Atk +8 melee (1d4+4, 2 claws); FS 5 ft. by 5 ft.; Reach 5 ft.; SQ </text:span><text:span text:style-name="T5">confusion </text:span><text:span text:style-name="T2">(DC 17), darkvision 60 ft., mimicry, natural invisibility, rend 1d4+6, undead; AL chaos, evil; SV Fort +2, Ref +2, Will +8; AP 0; Rep +0; Str 18, Dex 10, Con —, Int 15, Wis 17, Cha 16.</text:span></text:p>
      <text:p text:style-name="P1"><text:span text:style-name="T3">Skills: </text:span><text:span text:style-name="T2">Bluff +11, Concentration +8, Hide +8 (+12 at night or in darkness), Intimidate +8, Knowledge (arcane lore) +10, Listen +10, Move Silently +8, Read/Write Language (any three), Speak Language (any three), Spot +10. </text:span></text:p>
      <text:p text:style-name="P1"><text:span text:style-name="T3">Feats: </text:span><text:span text:style-name="T2">Simple Weapons Proficiency, Stealthy, Weapon Focus (claw).</text:span></text:p>
      <text:p text:style-name="P1"><text:span text:style-name="T3">Possessions: </text:span><text:span text:style-name="T2">Tattered clothing, collections of scalps, teeth, and thighbones.</text:span></text:p>
      <text:p text:style-name="P1"><text:span text:style-name="T3">Advancement: </text:span><text:span text:style-name="T2">7–15 HD (Medium-size).</text:span></text:p>
      <text:p text:style-name="P5"/>
      <text:h text:style-name="P13" text:outline-level="2"><text:span text:style-name="T7">DREAD TREE</text:span></text:h>
      <text:h text:style-name="P10" text:outline-level="3"><text:span text:style-name="T3">Species Traits</text:span></text:h>
      <text:p text:style-name="P1"><text:span text:style-name="T3">Blindsight (Ex): </text:span><text:span text:style-name="T2">A dread tree is blind but can ascertain all creatures and objects within 30 feet just as a sighted creature would. Beyond that range, all targets have total concealment with respect to the dread tree.</text:span></text:p>
      <text:p text:style-name="P1"><text:soft-page-break/><text:span text:style-name="T3">Double Damage against Objects (Ex): </text:span><text:span text:style-name="T2">A dread tree that makes a full attack against an object or structure deals double damage to it.</text:span></text:p>
      <text:p text:style-name="P1"><text:span text:style-name="T3">Fire Vulnerability (Ex): </text:span><text:span text:style-name="T2">A dread tree takes 50% more damage from fire attacks.</text:span></text:p>
      <text:p text:style-name="P1"><text:span text:style-name="T3">Improved Grab (Ex): </text:span><text:span text:style-name="T2">To use this ability, the dread tree must hit an opponent at least one size category smaller than itself with its slam attack. If it gets a hold, it automatically deals slam damage each round that the hold is maintained, and it can smash in the next round (see below).</text:span></text:p>
      <text:p text:style-name="P1"><text:span text:style-name="T3">Intoxicating Fruit (Ex): </text:span><text:span text:style-name="T2">The fruit of a dread tree produces a scent that is extremely intriguing to mammals. Any such creature within 100 feet of a dread tree must make a successful Will save (DC 10 + 1/2 the dread tree’s Hit Dice + its Charisma modifier) or move into its fighting space. Once there, the creature must make another successful Will save (same DC) or pick and eat the fruit. A creature too small to reach the branches eats fruit that has fallen from the tree. The fruit contains an ingested poison (Fortitude save DC 18; 1d6 Dex/unconsciousness for 2d6 rounds). The toxin remains viable for 1d6 days after picking.</text:span></text:p>
      <text:p text:style-name="P1"><text:span text:style-name="T3">Plant: </text:span><text:span text:style-name="T2">Dread trees have the traits and immunities common to plants.</text:span></text:p>
      <text:p text:style-name="P1"><text:span text:style-name="T3">Skills: </text:span><text:span text:style-name="T2">Because a dread tree is intelligent, it gains skill points as if it were an animal. A dread tree gains a +16 species bonus on Hide checks made in forested areas.</text:span></text:p>
      <text:p text:style-name="P1"><text:span text:style-name="T3">Smash (Ex): </text:span><text:span text:style-name="T2">A dread tree can smash a grappled opponent into its trunk or on the ground, dealing slam damage every round the hold is maintained.</text:span></text:p>
      <text:p text:style-name="P3"/>
      <text:p text:style-name="P1"><text:span text:style-name="T3">Dread Tree: </text:span><text:span text:style-name="T2">CR 8; Huge plant; HD 7d8+35; hp 66; Mas —; Init –1; Spd 20 ft.; Defense 20, touch 7, flat-footed 20 (–2 size, –1 Dex, +13 natural); BAB +5; Grap +22; Atk +12 melee (2d6+13, slam); Full Atk +12 melee (2d6+13, slam); FS 10 ft. by 10 ft.; Reach 15 ft.; SQ blindsight 30 ft., double damage against objects, fire vulnerability, intoxicating fruit (DC 14), plant, smash 2d6+13; AL evil; SV Fort +10, Ref +1, Will +4; AP 0; Rep +0; Str 29, Dex 8, Con 21, Int 2, Wis 15, Cha 12.</text:span></text:p>
      <text:p text:style-name="P1"><text:span text:style-name="T3">Skills: </text:span><text:span text:style-name="T2">Hide –6 (+10 in forested areas), Intimidate +4, Listen +5, Spot +5.</text:span></text:p>
      <text:p text:style-name="P1"><text:span text:style-name="T3">Feats: </text:span><text:span text:style-name="T2">None.</text:span></text:p>
      <text:p text:style-name="P1"><text:span text:style-name="T3">Advancement: </text:span><text:span text:style-name="T2">8–16 HD (Huge); 17–21 HD (Gargantuan).</text:span></text:p>
      <text:p text:style-name="P3"/>
      <text:p text:style-name="P1"><text:span text:style-name="T3">Advanced Dread Tree: </text:span><text:span text:style-name="T2">CR 12; Gargantuan plant; HD 17d8+119; hp 195; Mas —; Init –1; Spd 20 ft.; Defense 22, touch 5, flat-footed 22 (–4 size, –1 Dex, +17 natural); BAB +12; Grap +41; Atk +25 melee (2d8+17, slam); Full Atk +25/+20/+15 melee (2d8+17, slam); FS 20 ft. by 20 ft.; Reach 15 ft.; SQ blindsight 30 ft., double damage to objects, fire vulnerability, intoxicating fruit (DC 19), plant, smash 2d8+17; AL evil; SV Fort +17, Ref +4, Will +7; AP 0; Rep +0; Str 37, Dex 8, Con 25, Int 2, Wis 15, Cha 12.</text:span></text:p>
      <text:p text:style-name="P1"><text:span text:style-name="T3">Skills: </text:span><text:span text:style-name="T2">Hide –6 (+10 in forested areas), Intimidate +4, Listen +5, Spot +5.</text:span></text:p>
      <text:p text:style-name="P1"><text:span text:style-name="T3">Feats: </text:span><text:span text:style-name="T2">None.</text:span></text:p>
      <text:p text:style-name="P5"/>
      <text:h text:style-name="P13" text:outline-level="2"><text:span text:style-name="T7">DROP BEAR</text:span></text:h>
      <text:p text:style-name="P1"><text:span text:style-name="T2">The minor differences between a drop bear and a koala are discernable only to trained naturalists. A drop bear can even imitate the sleepy demeanor of its genetic cousins as a sort of behavioral camouflage. Because drop bears can so easily be mistaken for koalas, roughly one-third of all fatalities from drop bear attacks occur when well-meaning tourists try to pose with the creatures for souvenir photographs.</text:span></text:p>
      <text:h text:style-name="P10" text:outline-level="3"><text:span text:style-name="T3">Species Traits</text:span></text:h>
      <text:p text:style-name="P1"><text:span text:style-name="T3">Scent (Ex): </text:span><text:span text:style-name="T2">This ability allows a drop bear to detect approaching enemies, sniff out hidden foes, and track by sense of smell. </text:span></text:p>
      <text:p text:style-name="P1"><text:soft-page-break/><text:span text:style-name="T3">Stealthy Pounce (Ex): </text:span><text:span text:style-name="T2">If a drop bear leaps upon a flat-footed foe, it can make a full attack even if it has already taken a move action.</text:span></text:p>
      <text:p text:style-name="P3"/>
      <text:p text:style-name="P1"><text:span text:style-name="T3">Drop Bear: </text:span><text:span text:style-name="T2">CR 1; Medium-size animal; HD 2d8+4; hp 13; Mas 14; Init +2; Spd 30 ft., climb 20 ft.; Defense 14, touch 12, flatfooted 12 (+2 Dex, +2 natural); BAB +1; Grap +4; Atk +4 melee (1d6+4, bite); Full Atk +4 melee (1d6+4, bite) and –1 melee (1d4+2, 2 claws); FS 5 ft. by 5 ft.; Reach 5 ft.; SQ low-light vision, scent, stealthy pounce; AL none; SV Fort +5, Ref +5, Will +1; AP 0; Rep +0; Str 16, Dex 14, Con 14, Int 3, Wis 13, Cha 6.</text:span></text:p>
      <text:p text:style-name="P1"><text:span text:style-name="T3">Skills: </text:span><text:span text:style-name="T2">Balance +5, Climb +6, Hide +5, Move Silently +5, Spot +3.</text:span></text:p>
      <text:p text:style-name="P1"><text:span text:style-name="T3">Feats: </text:span><text:span text:style-name="T2">None.</text:span></text:p>
      <text:p text:style-name="P1"><text:span text:style-name="T3">Advancement: </text:span><text:span text:style-name="T2">3–5 HD (Medium-size); 6–8 HD (Large).</text:span></text:p>
      <text:p text:style-name="P5"/>
      <text:h text:style-name="P13" text:outline-level="2"><text:span text:style-name="T7">ELOHIM</text:span></text:h>
      <text:h text:style-name="P10" text:outline-level="3"><text:span text:style-name="T3">Species Traits</text:span></text:h>
      <text:p text:style-name="P1"><text:span text:style-name="T3">Elemental: </text:span><text:span text:style-name="T2">An elohim has the traits and immunities common to elementals.</text:span></text:p>
      <text:p text:style-name="P1"><text:span text:style-name="T3">Fear Aura (Su): </text:span><text:span text:style-name="T2">When in its fire form (see below), an elohim projects an aura of righteous wrath that is fearsome to behold. Each creature within 30 feet must succeed on a Will save (DC 10 + 1/2 the elohim’s Hit Dice + its Charisma modifier) or cower until the elohim moves out of range, until it stops using its fire form ability, or until 10 rounds have elapsed. Thereafter, the creature is shaken for 24 hours.</text:span></text:p>
      <text:p text:style-name="P1"><text:span text:style-name="T2">A creature that makes a successful saving throw or has stopped cowering after a failure is immune to that elohim’s fear aura for 24 hours.</text:span></text:p>
      <text:p text:style-name="P1"><text:span text:style-name="T3">Fire Form (Ex): </text:span><text:span text:style-name="T2">At will, an elohim can assume fire form, changing its body and equipment into a pillar of living, semisolid flame. In this form, the elohim can use its flame shield ability and swing its flame sword normally, but any normal, unattended objects it touches immediately catch on fire. Any creature that touches or is touched by an elohim in fire form takes 2d6 points of fire damage; a successful Reflex save (DC 10 + 1/2 the elohim’s Hit Dice + its Charisma modifier) halves the damage. A creature that grapples with an elohim in this form takes 4d6 points of fire damage per round of grappling (no saving throw). In fire form, the elohim can deal an extra 2d6 points of fire damage to an opponent with a successful unarmed attack, though it usually prefers to use its flame sword. An elohim in fire form can fly at a speed of 60 feet with perfect maneuverability, and it gains damage reduction 10/+1 and a +10 circumstance bonus on Escape Artist checks. Assuming fire form or reverting to human form requires a full-round action. An elohim that is killed or knocked unconscious while in fire form instantly reverts to its human form.</text:span></text:p>
      <text:p text:style-name="P1"><text:span text:style-name="T3">Fire Subtype (Ex): </text:span><text:span text:style-name="T2">Elohim are immune to fire damage and take 50% more damage from cold attacks.</text:span></text:p>
      <text:p text:style-name="P1"><text:span text:style-name="T3">Flame Shield (Su): </text:span><text:span text:style-name="T2">At will as an attack action, an elohim can summon a shield of semisolid fire that floats near its body. This shield grants the creature a +2 bonus to Defense, and any adjacent foe that makes a melee attack against the elohim takes 1d6 points of fire damage from the shield.</text:span></text:p>
      <text:p text:style-name="P1"><text:span text:style-name="T2">If desired, the elohim can use an attack action to send the flame shield hurtling toward a foe up to 100 feet away with no range penalty. On a successful ranged touch attack, the shield deals 3d6 points of fire damage to the designated foe; a successful Reflex save (DC 10 + 1/2 the elohim’s Hit Dice + the elohim’s Charisma modifier) halves the damage. The elohim loses the shield’s other benefits, and the shield itself disappears.</text:span></text:p>
      <text:p text:style-name="P1"><text:span text:style-name="T3">Flame Sword (Su): </text:span><text:span text:style-name="T2">At will as a free action, an elohim can summon forth a greatsword made of semisolid fire. The elohim must use both hands to wield this weapon, which deals 2d6 points of damage and 3d6 points of fire damage on a successful hit. The sword threatens a critical hit on a roll of natural 20 and deals double damage on a confirmed critical hit. Should the weapon leave the hands of the elohim, it vanishes in a puff of smoke.</text:span></text:p>
      <text:p text:style-name="P1"><text:span text:style-name="T3">Telepathy (Su): </text:span><text:span text:style-name="T2">An elohim can speak telepathically to any other creature within 100 feet. Its telepathic words are comprehensible to any intelligent creature, even if the creature and the elohim share no common language. An elohim cannot read thoughts, so any creature that receives a telepathic message from an elohim must respond verbally in a language that the latter can understand in order to converse.</text:span></text:p>
      <text:p text:style-name="P3"/>
      <text:p text:style-name="P1"><text:span text:style-name="T3">Elohim: </text:span><text:span text:style-name="T2">CR 8; Medium-size elemental (fire); HD 7d8+21; hp 52; Mas —; Init +1; Spd 30 ft., fly 60 ft. (perfect; fire form only); Defense 15, touch 11, flat-footed 14 (+1 Dex, +4 natural) or 17, touch 11, flat-footed 16 (+1 Dex, +4 natural, +2 flame shield); BAB +5; Grap +6; Atk +6 melee (2d6+1 plus 3d6 fire, flame sword) or +6 ranged touch (3d6 fire, flame shield); Full Atk +6 melee (2d6+1 and 3d6 fire, flame sword) or +6 ranged touch (3d6 fire, flame shield); FS 5 ft. by 5 ft.; Reach 5 ft.; SQ damage reduction 10/+1 (fire form only), darkvision 60 ft., elemental, fear aura (DC 17), fire form (DC 17), fire subtype, flame shield (DC 17), flame sword, telepathy; AL elohim or any, evil; SV Fort +5, Ref +6, Will +4; AP 0; Rep +0; Str 12, Dex 13, Con 16, Int 14, Wis 15, Cha 19.</text:span></text:p>
      <text:p text:style-name="P1"><text:span text:style-name="T3">Skills: </text:span><text:span text:style-name="T2">Bluff +10, Diplomacy +10, Gather Information +10, Intimidate +10, Investigate +8, Read/Write English, Read/ Write Language (any two), Research +8, Search +4, Speak English, Speak Language (any two).</text:span></text:p>
      <text:p text:style-name="P1"><text:soft-page-break/><text:span text:style-name="T3">Feats: </text:span><text:span text:style-name="T2">Archaic Weapons Proficiency, Personal Firearms Proficiency, Simple Weapons Proficiency.</text:span></text:p>
      <text:p text:style-name="P1"><text:span text:style-name="T3">Advancement: </text:span><text:span text:style-name="T2">By character class.</text:span></text:p>
      <text:p text:style-name="P3"/>
      <text:p text:style-name="P1"><text:span text:style-name="T3">Elohim Charismatic Hero 4: </text:span><text:span text:style-name="T2">CR 12; Medium-size elemental (fire); HD 7d8+21 plus 4d6+12; hp 78; Mas —; Init +1; Spd 30 ft., fly 60 ft. (perfect; fire form only); Defense 17, touch 12, flatfooted 16 (+1 Dex, +4 natural, +1 class, +1 equipment) or 19, touch 12, flat-footed 18 (+1 Dex, +4 natural, +1 class, +1 equipment, +2 flame shield); BAB +7; Grap +8; Atk +8 melee (2d6+2 plus 3d6 fire, flame sword) or +9 ranged (2d6, HK MP5) or +8 ranged touch (3d6 fire, flame shield); Full Atk +8/+3 melee (2d6+2 plus 3d6 fire, flame sword) or +9/+4 ranged (2d6, HK MP5) or +8 ranged touch (3d6 fire, flame shield); FS 5 ft. by 5 ft.; Reach 5 ft; SQ damage reduction 10/+1 (fire form only), darkvision 60 ft., elemental traits, fear aura (DC 20), fire form (DC 20), fire subtype, flame shield (DC 20), flame sword, telepathy; AL evil, elohim or any; SV Fort +7, Ref +8, Will +5; AP 2; Rep +5; Str 12, Dex 13, Con 16, Int 14, Wis 15, Cha 20.</text:span></text:p>
      <text:p text:style-name="P1"><text:span text:style-name="T3">Skills: </text:span><text:span text:style-name="T2">Bluff +18, Diplomacy +18, Gather Information +15, Intimidate +16, Investigate +8, Profession +9, Read/Write (English), Read/Write (Spanish), Research +8, Search +4, Speak (English), Speak (Spanish).</text:span></text:p>
      <text:p text:style-name="P1"><text:span text:style-name="T3">Feats: </text:span><text:span text:style-name="T2">Archaic Weapons Proficiency, Burst Fire, Personal Firearms Proficiency, Renown, Simple Weapons Proficiency, Trustworthy.</text:span></text:p>
      <text:p text:style-name="P1"><text:span text:style-name="T3">Talents (Charismatic Hero): </text:span><text:span text:style-name="T2">Coordinate, fast-talk.</text:span></text:p>
      <text:p text:style-name="P1"><text:span text:style-name="T3">Possessions: </text:span><text:span text:style-name="T2">Light undercover shirt, HK MP5, 60 rounds of 9mm ammunition (2 magazines), cell phone, PDA, briefcase.</text:span></text:p>
      <text:p text:style-name="P5"/>
      <text:h text:style-name="P13" text:outline-level="2"><text:span text:style-name="T7">ETOILE</text:span></text:h>
      <text:h text:style-name="P10" text:outline-level="3"><text:span text:style-name="T3">Species Traits</text:span></text:h>
      <text:p text:style-name="P1"><text:span text:style-name="T3">Device Operation (Ex): </text:span><text:span text:style-name="T2">At will as an attack action, an etoile can turn on any machine powered by electricity with a touch, even if the device usually requires a key, a passcode, or other security bypass to activate. If the object lacks a power source, it operates for only 1 round after activation. If desired, an etoile can supply continuous power to operate an unpowered device. To do so, it must keep all three pincers in contact with the device, and it can do nothing else except move (assuming it can lift the device). A single etoile generates enough power to continuously operate a desktop computer. Multiple etoile supplying power to the same device increase the available power in direct proportion to their number; that is, doubling the number of etoile doubles the available power, tripling it triples the power, and so on.</text:span></text:p>
      <text:p text:style-name="P1"><text:span text:style-name="T3">Electric Shock (Ex): </text:span><text:span text:style-name="T2">When an etoile hits with a melee or melee touch attack, it can choose to shock its foe for an additional 1d6 points of electricity damage as a free action.</text:span></text:p>
      <text:p text:style-name="P1"><text:span text:style-name="T3">Electricity Immunity (Ex): </text:span><text:span text:style-name="T2">Etoile are immune to electricity.</text:span></text:p>
      <text:p text:style-name="P1"><text:span text:style-name="T3">Elemental: </text:span><text:span text:style-name="T2">An etoile has the traits and immunities common to elementals.</text:span></text:p>
      <text:p text:style-name="P1"><text:span text:style-name="T3">Mechanical Healing (Ex): </text:span><text:span text:style-name="T2">An etoile cannot heal normally. To regain hit points lost to damage, it must either be repaired like a mechanical device or devour the corpse of one of its own kind.</text:span></text:p>
      <text:p text:style-name="P1"><text:span text:style-name="T2">All the normal rules for healing via the Treat Injury skill can be applied to an etoile, but a Repair check rather than a Treat Injury check is required. Any creature (including an etoile) without a mechanical repair kit takes a penalty on Repair checks, just as a character lacking a first aid kit would when making Treat Injury checks.</text:span></text:p>
      <text:p text:style-name="P1"><text:span text:style-name="T2">Alternatively, an etoile can consume the body of a dead etoile to heal itself. This process requires an available etoile corpse and three full-round actions. As soon as consumption is complete, the etoile regains all lost hit points and heals all ability damage.</text:span></text:p>
      <text:p text:style-name="P1"><text:span text:style-name="T3">Nannite Infection (Ex): </text:span><text:span text:style-name="T2">Through a process as yet unknown, an etoile naturally produces microscopic machines known as nannites within its body. Once per day as a free action, it can inject these nannites into a foe it has damaged with a pincer. The nannites function as a disease, attacking the host creature’s DNA and transforming its structure and psychology over time.</text:span></text:p>
      <text:p text:style-name="P1"><text:span text:style-name="T2">A creature injected with nannites must immediately make a Fortitude save (DC 10 + 1/2 the etoile’s Hit Dice + its Intelligence modifier). On a successful save, the creature’s body fights off the infection, destroying the nannites in the process.</text:span></text:p>
      <text:p text:style-name="P1"><text:span text:style-name="T2">On a failed save, the creature immediately takes 1 point of Dexterity damage and 1 point of Wisdom damage. Each day thereafter, the creature must succeed on a new Fortitude save at the same DC or take 1d3 points of Dexterity damage and 1d3 points of Wisdom damage. Two successful saving throws in a row indicate that the creature has fought off the nannite infection, but any damage already taken must heal normally. If an infected creature has an Intelligence score of at least 6 and either its Dexterity or its Wisdom score is reduced to 0 by the disease, it is transformed into a sand slave. Such a creature immediately gains the sand slave template (see the “Sand Slave” entry, below), and all ability damage previously dealt by the disease is healed. Thereafter, the new sand slave is a servant of all etoile and can no longer be cured of the nannite infection.</text:span></text:p>
      <text:p text:style-name="P1"><text:soft-page-break/><text:span text:style-name="T2">Nannite infection has no visible symptoms, and many confuse its debilitating effects with drunkenness or drug use. However, microscopic study of an infected creature’s blood or high-resolution x-rays can reveal the nannites and the alterations they have created in its body structure (see the “Sand Slave” entry for more information).</text:span></text:p>
      <text:p text:style-name="P1"><text:span text:style-name="T2">A creature other than an etoile using the Treat Injury skill to treat the disease takes a –10 penalty on Treat Injury checks unless it also has at least 5 ranks in both Knowledge (technology) and Knowledge (physical sciences), or 5 ranks in Disable Device.</text:span></text:p>
      <text:p text:style-name="P1"><text:span text:style-name="T2">Etoile are immune to nannite infection.</text:span></text:p>
      <text:p text:style-name="P1"><text:span text:style-name="T3">Telepathy (Ex): </text:span><text:span text:style-name="T2">Though it cannot produce sounds, an etoile can communicate its thoughts and desires to any creature within 200 feet that it can see, regardless of intervening matter such as glass. The target creature “hears” the etoile’s thoughts in whatever language it can most easily understand. However, it cannot communicate thoughts back to the etoile unless it also has telepathy. Etoile do not normally know any languages other than their own thought-speech, so they often rely on their human agents to act as interpreters.</text:span></text:p>
      <text:p text:style-name="P3"/>
      <text:p text:style-name="P1"><text:span text:style-name="T3">Etoile: </text:span><text:span text:style-name="T2">CR 2; Tiny elemental (air, earth); HD 3d8+3; hp 16; Mas —; Init +3; Spd fly 40 ft. (perfect); Defense 23, touch 15, flat-footed 20 (+2 size, +3 Dex, +8 natural); BAB +2; Grap –8; Atk +7 melee (1d3–2 plus 1d6 electricity, pincer); Full Atk +7 melee (1d3–2 plus 1d6 electricity, 3 pincers); FS 2 1/2 ft. by 2 1/2 ft.; Reach 5 ft; SQ darkvision 60 ft., device operation, electric shock, electricity immunity, elemental, mechanical healing, nannite infection (DC 16), telepathy; AL etoile, evil; SV Fort +4, Ref +6, Will +2; AP 0; Rep +0; Str 7, Dex 16, Con 12, Int 20, Wis 13, Cha 11.</text:span></text:p>
      <text:p text:style-name="P1"><text:span text:style-name="T3">Skills: </text:span><text:span text:style-name="T2">Computer Use +13, Craft (electrical) +13, Craft (mechanical) +13, Demolitions +9, Disable Device +13, Knowledge (technology) +11; Repair +13, Treat Injury +7. </text:span></text:p>
      <text:p text:style-name="P1"><text:span text:style-name="T3">Feats: </text:span><text:span text:style-name="T2">Builder, Cautious, Gearhead, Surgery, Weapon Finesse (pincer).</text:span></text:p>
      <text:p text:style-name="P1"><text:span text:style-name="T3">Advancement: </text:span><text:span text:style-name="T2">By character class.</text:span></text:p>
      <text:p text:style-name="P3"/>
      <text:p text:style-name="P1"><text:span text:style-name="T3">Etoile Techie 5: </text:span><text:span text:style-name="T2">CR 7; Tiny elemental (air, earth); HD 3d8+3 plus 5d6+5; hp 38; Mas —; Init +3; Spd fly 40 ft. (perfect); Defense 26, touch 18, flat-footed 23 (+2 size, +3 Dex, +8 natural, +3 class); BAB +4; Grap –5; Atk +9 melee (1d3–1 plus 1d6 electricity, pincer); Full Atk +9 melee (1d3–1 plus 1d6 electricity, 3 pincers); FS 2 1/2 ft. by 2 1/2 ft.; Reach 5 ft; SQ darkvision 60 ft., device operation, electric shock, electricity immunity, elemental, mechanical healing, nannite infection (DC 19), telepathy; AL etoile, evil; SV Fort +7, Ref +7, Will +3; AP 2; Rep +2; Str 8, Dex 16, Con 12, Int 20, Wis 13, Cha 11.</text:span></text:p>
      <text:p text:style-name="P1"><text:span text:style-name="T3">Skills: </text:span><text:span text:style-name="T2">Computer Use +18, Craft (electrical) +18, Craft (mechanical) +18, Demolitions +14, Disable Device +18, Knowledge (earth and life sciences) +10, Knowledge (physical sciences) +10, Knowledge (technology) +16, Read/Write English, Read/Write Japanese, Research +13; Repair +18, Treat Injury +7.</text:span></text:p>
      <text:p text:style-name="P1"><text:span text:style-name="T3">Feats: </text:span><text:span text:style-name="T2">Builder, Cautious, Defensive Martial Arts, Educated (Knowledge [physical sciences], Knowledge [technology]), Gearhead, Surgery, Weapon Finesse (pincer).</text:span></text:p>
      <text:p text:style-name="P1"><text:span text:style-name="T3">Class Features (Techie): </text:span><text:span text:style-name="T2">Build robot, extreme machine, jury-rig +2, mastercraft.</text:span></text:p>
      <text:p text:style-name="P1"><text:span text:style-name="T3">Possessions: </text:span><text:span text:style-name="T2">Tiny robot (wheeled, 10 ranks in Disable Device), Diminutive robot (wheeled, 10 ranks in Demolitions).</text:span></text:p>
      <text:p text:style-name="P5"/>
      <text:h text:style-name="P13" text:outline-level="2"><text:span text:style-name="T7">FIEND</text:span></text:h>
      <text:p text:style-name="P1"><text:span text:style-name="T2">Fiends appear in countless forms, although their physical characteristics often reflect some sin or other vile aspect.</text:span></text:p>
      <text:h text:style-name="P10" text:outline-level="3"><text:span text:style-name="T3">Species Traits</text:span></text:h>
      <text:p text:style-name="P1"><text:span text:style-name="T2">Fiends share the following traits:</text:span></text:p>
      <text:p text:style-name="P1"><text:span text:style-name="T3">Darkvision (Ex): </text:span><text:span text:style-name="T2">Fiends have darkvision out to a range of 60 feet. Darkvision is black and white only, but it is otherwise like normal sight, and a fiend can function with no light at all.</text:span></text:p>
      <text:p text:style-name="P1"><text:soft-page-break/><text:span text:style-name="T3">Allegiances: </text:span><text:span text:style-name="T2">All fiends have a primary allegiance to evil. Fiends may also have an allegiance to either chaos or law.</text:span></text:p>
      <text:p text:style-name="P1"><text:span text:style-name="T3">Weapon and Armor Proficiency: </text:span><text:span text:style-name="T2">Fiends receive either Archaic Weapons Proficiency or Simple Weapons Proficiency as a bonus feat. They are proficient with their natural weapons and any weapon mentioned in their entries. Fiends noted for wearing armor gain the bonus feat Armor Proficiency with whatever type of armor they are accustomed to wearing (light, medium, heavy), as well as all lighter types.</text:span></text:p>
      <text:p text:style-name="P1"><text:span text:style-name="T3">Languages: </text:span><text:span text:style-name="T2">Fiends can speak Abyssal (the language of demons) and a number of additional languages equal to their Intelligence bonus. Fiends with an Intelligence of 8 or higher can also read and write these languages.</text:span></text:p>
      <text:p text:style-name="P1"><text:span text:style-name="T3">Special: </text:span><text:span text:style-name="T2">Fiends cannot be raised from the dead.</text:span></text:p>
      <text:p text:style-name="P5"/>
      <text:p text:style-name="P1"><text:span text:style-name="T7">Baal (Unique Archfiend)</text:span></text:p>
      <text:p text:style-name="P1"><text:span text:style-name="T2">The archfiend Baal feeds on the corruption of mortals who hunger for wealth and power. As the gap between rich and poor grows ever wider, Baal grows ever more powerful. In this age of nearly limitless corporate expansion and official policies that favor greed and dehumanization, his power is at an all-time high.</text:span></text:p>
      <text:p text:style-name="P1"><text:span text:style-name="T3">Alternate Form (Su): </text:span><text:span text:style-name="T2">At will as a free action, Baal can assume the form of a human male or revert to his normal form. He can retain either form indefinitely.</text:span></text:p>
      <text:p text:style-name="P1"><text:span text:style-name="T3">Aura of Greed (Su): </text:span><text:span text:style-name="T2">Once per day as a free action, Baal can create an aura of greed extending out from his body in a 20-foot radius. Except as noted here, the effect functions like the psionic power </text:span><text:span text:style-name="T5">domination </text:span><text:span text:style-name="T2">(manifester level 10th). Each creature within this area must make a successful Will save (DC 21) or be overcome with greed. A creature that fails its saving throw must immediately attack another random creature within 60 feet (possibly even Baal himself) and attempt to take its valuables. If no target is within reach, the affected creature must move toward a randomly chosen target it can see and attack it as soon as possible. This effect is Charisma-based and lasts for 1d4 rounds. As a move action, Baal can specify one creature for other affected creatures to attack instead of allowing random targeting. In this case, the Will save DC drops to 15.</text:span></text:p>
      <text:p text:style-name="P1"><text:span text:style-name="T3">Damage Reduction 10/+2 (Su): </text:span><text:span text:style-name="T2">Baal ignores the first 10 points of damage dealt by any weapon with a magical bonus lower than +2. In campaigns without magic weapons, the GM can either disregard Baal’s damage reduction or apply it only to certain types of weapons (ballistic, bludgeoning, piercing, slashing, or sonic/concussion).</text:span></text:p>
      <text:p text:style-name="P1"><text:span text:style-name="T3">Fear Aura (Su): </text:span><text:span text:style-name="T2">At will as a free action, Baal can create an aura of fear in a 20-foot radius around himself. This effect is otherwise identical to that of a </text:span><text:span text:style-name="T5">fear </text:span><text:span text:style-name="T2">spell (caster level 10th; Will DC 21). A creature that succeeds on the saving throw cannot be affected again by Baal’s fear aura for 24 hours.</text:span></text:p>
      <text:p text:style-name="P1"><text:span text:style-name="T3">Immunities (Ex): </text:span><text:span text:style-name="T2">Baal is immune to fire and poison.</text:span></text:p>
      <text:p text:style-name="P1"><text:span text:style-name="T3">Resistances (Ex): </text:span><text:span text:style-name="T2">Baal has cold resistance 20 and electricity resistance 20.</text:span></text:p>
      <text:p text:style-name="P1"><text:span text:style-name="T3">Spell-Like Abilities: </text:span><text:span text:style-name="T2">At will—</text:span><text:span text:style-name="T5">augury</text:span><text:span text:style-name="T2">, </text:span><text:span text:style-name="T5">bane</text:span><text:span text:style-name="T2">, </text:span><text:span text:style-name="T5">bestow curse</text:span><text:span text:style-name="T2">, </text:span><text:span text:style-name="T5">command</text:span><text:span text:style-name="T2">, </text:span><text:span text:style-name="T5">comprehend languages</text:span><text:span text:style-name="T2">, </text:span><text:span text:style-name="T5">confusion</text:span><text:span text:style-name="T2">, </text:span><text:span text:style-name="T5">detect magical aura</text:span><text:span text:style-name="T2">, </text:span><text:span text:style-name="T5">discern lies</text:span><text:span text:style-name="T2">, </text:span><text:span text:style-name="T5">dispel magic</text:span><text:span text:style-name="T2">, </text:span><text:span text:style-name="T5">enhance ability</text:span><text:span text:style-name="T2">, </text:span><text:span text:style-name="T5">faith’s fury</text:span><text:span text:style-name="T2">, </text:span><text:span text:style-name="T5">fireball</text:span><text:span text:style-name="T2">, </text:span><text:span text:style-name="T5">flaming projectiles</text:span><text:span text:style-name="T2">, </text:span><text:span text:style-name="T5">flaming wrath</text:span><text:span text:style-name="T2">, </text:span><text:span text:style-name="T5">greater command</text:span><text:span text:style-name="T2">, </text:span><text:span text:style-name="T5">hold monster</text:span><text:span text:style-name="T2">, </text:span><text:span text:style-name="T5">inflict critical wounds</text:span><text:span text:style-name="T2">, </text:span><text:span text:style-name="T5">inflict light wounds</text:span><text:span text:style-name="T2">, </text:span><text:span text:style-name="T5">inflict moderate wounds</text:span><text:span text:style-name="T2">, </text:span><text:span text:style-name="T5">inflict serious wounds</text:span><text:span text:style-name="T2">, </text:span><text:span text:style-name="T5">knock</text:span><text:span text:style-name="T2">, </text:span><text:span text:style-name="T5">mass inflict light wounds</text:span><text:span text:style-name="T2">, </text:span><text:span text:style-name="T5">passwall</text:span><text:span text:style-name="T2">, </text:span><text:span text:style-name="T5">prestidigitation</text:span><text:span text:style-name="T2">, </text:span><text:span text:style-name="T5">read magic</text:span><text:span text:style-name="T2">, </text:span><text:span text:style-name="T5">see invisibility</text:span><text:span text:style-name="T2">, </text:span><text:span text:style-name="T5">telekinesis</text:span><text:span text:style-name="T2">, </text:span><text:span text:style-name="T5">true seeing</text:span><text:span text:style-name="T2">, </text:span><text:span text:style-name="T5">wall of fire</text:span><text:span text:style-name="T2">. Caster level 10th; save DC 17 + spell level.</text:span></text:p>
      <text:p text:style-name="P3"/>
      <text:p text:style-name="P1"><text:span text:style-name="T3">Baal, Charismatic Hero 10/Negotiator 8: </text:span><text:span text:style-name="T2">CR 25; Huge outsider; HD 8d8+80 plus 10d6+100 plus 8d8+80; hp 367; Mas 31; Init +4; Spd 30 ft., fly 80 ft. (poor); Defense 34, touch 12, flat-footed 30 (–2 size, +4 Dex, +6 class, +16 natural); BAB +19; Grap +36; Atk +26 melee (2d6+9, claw); Full Atk +26 melee (2d6+9, 2 claws), or +26/+21/+16/+11 melee (by weapon), or +22/+17/+12/+7 ranged; FS 10 ft. by 5 ft.; Reach 10 ft.; SQ alternate form, aura of greed, conceal motive, damage reduction 10/+2, darkvision 120 ft., fear aura, immune to fire and poison, no sweat, react first, resistances, sow distrust, spell-like abilities, talk down several opponents; AL evil, law; SV Fort +25, Ref +17, Will +24; AP 8; Rep +11; Str 28, Dex 19, Con 31, Int 30, Wis 24, Cha 25.</text:span></text:p>
      <text:p text:style-name="P1"><text:span text:style-name="T3">Occupation: </text:span><text:span text:style-name="T2">Entrepreneur.</text:span></text:p>
      <text:p text:style-name="P1"><text:span text:style-name="T3">Skills:</text:span><text:span text:style-name="T2">, Bluff +44, Computer Use +18, Concentration +16, Diplomacy +44, Forgery +16, Gamble +26, Gather Information +28, Intimidate +43, Knowledge (arcane lore) +29, Knowledge (behavioral sciences) +34, Knowledge (business) +46, Knowledge (civics) +46, Knowledge (current events) +40, Knowledge (history) +24, Knowledge (technology) +18, Knowledge (theology and philosophy) +16, Listen +13, Profession +41, Read/Write Abyssal, Read/Write Arabic, Read/Write Dutch, Read/Write English, Read/Write French, Read/Write German, Read/Write Greek, Read/ Write Italian, Read/Write Japanese, Read/Write Russian, Read/Write Spanish, Research +19, Sense Motive +32, Speak Abyssal, Speak Arabic, Speak Dutch, Speak English, Speak French, Speak German, Speak Greek, Speak Italian, Speak Japanese, Speak Russian, Speak Spanish, Spot +13.</text:span></text:p>
      <text:p text:style-name="P1"><text:span text:style-name="T3">Feats: </text:span><text:span text:style-name="T2">Archaic Weapons Proficiency, Cleave, Confident, Deceptive, Educated, Frightful Presence, Iron Will, Personal Firearms Proficiency, Power Attack, Renown, Simple Weapons Proficiency, Sunder, Trustworthy, Windfall (×4).</text:span></text:p>
      <text:p text:style-name="P1"><text:span text:style-name="T3">Talents (Charismatic Hero): </text:span><text:span text:style-name="T2">Charm (males), coordinate, favor, greater inspiration, inspiration.</text:span></text:p>
      <text:p text:style-name="P1"><text:span text:style-name="T3">Possessions: </text:span><text:span text:style-name="T2">Vast personal and corporate wealth, collection of ancient Middle Eastern religious artifacts.</text:span></text:p>
      <text:p text:style-name="P5"><text:soft-page-break/></text:p>
      <text:p text:style-name="P1"><text:span text:style-name="T7">Fleshraker (Knife Fiend)</text:span></text:p>
      <text:p text:style-name="P1"><text:span text:style-name="T3">Bonus Feat: </text:span><text:span text:style-name="T2">A fleshraker gains Archaic Weapons Proficiency as a bonus feat.</text:span></text:p>
      <text:p text:style-name="P1"><text:span text:style-name="T3">Damage Reduction 10/Ballistic (Ex): </text:span><text:span text:style-name="T2">A fleshraker ignores the first 10 points of damage dealt by any nonballistic weapon.</text:span></text:p>
      <text:p text:style-name="P1"><text:span text:style-name="T3">Death Hunger (Ex): </text:span><text:span text:style-name="T2">A fleshraker that goes 24 hours without killing a human suffers 1d4 points of Constitution damage. This damage cannot be restored until the fleshraker kills a human, at which point the ability damage heals normally.</text:span></text:p>
      <text:p text:style-name="P1"><text:span text:style-name="T3">Fire Resistance 20 (Ex): </text:span><text:span text:style-name="T2">A fleshraker ignores the first 20 points of damage from any attack that deals fire damage.</text:span></text:p>
      <text:p text:style-name="P1"><text:span text:style-name="T3">Immunities (Ex): </text:span><text:span text:style-name="T2">A fleshraker is immune to slashing and piercing weapons.</text:span></text:p>
      <text:p text:style-name="P1"><text:span text:style-name="T3">Wounding Weapon (Su): </text:span><text:span text:style-name="T2">Any slashing weapon wielded by a fleshraker can inflict terrible wounds that bleed profusely. In addition to the normal damage the weapon deals, the target takes 1 point of damage that round and each subsequent round from bleeding. Multiple wounds from a wounding weapon result in cumulative bleeding loss (two wounds for 2 points of damage per round, and so on). A successful Treat Injury check (DC 15) or the application of any </text:span><text:span text:style-name="T5">cure </text:span><text:span text:style-name="T2">spell stops the bleeding. The weapon does not retain this ability outside the grasp of a knife fiend, although any bleeding wounds it has inflicted continue to bleed if the fleshraker is disarmed.</text:span></text:p>
      <text:p text:style-name="P3"/>
      <text:p text:style-name="P1"><text:span text:style-name="T3">Fleshraker (knife fiend): </text:span><text:span text:style-name="T2">CR 3; Medium-size outsider; HD 4d8+8; hp 26; Mas 14; Init +4; Spd 30 ft.; Defense 24, touch 14, flat-footed 20 (+4 Dex, +9 natural, +1 leather jacket); BAB +4; Grap +5; Atk +9 melee (1d4+1/19–20, knife); Full Atk +9 melee (1d4+1/19–20, knife) or +9 ranged (1d4+1/19–20, knife); FS 5 ft. by 5 ft.; Reach 5 ft.; SQ damage reduction 10/ballistic, darkvision 60 ft., fire resistance 20, immunities, wounding weapon; AL evil, chaos; SV Fort +6, Ref +8, Will +5; AP 0; Rep +0; Str 12, Dex 18, Con 14, Int 14, Wis 12, Cha 10.</text:span></text:p>
      <text:p text:style-name="P1"><text:span text:style-name="T3">Skills: </text:span><text:span text:style-name="T2">Balance +8, Bluff +4, Disguise +4, Escape Artist +8, Hide +8, Knowledge (arcane lore) +6, Knowledge (behavioral science) +6, Listen +5, Move Silently +8, Read/Write Abyssal, Read/Write English, Read/Write Latin, Speak English, Speak Abyssal, Speak Latin, Spot +5.</text:span></text:p>
      <text:p text:style-name="P1"><text:span text:style-name="T3">Feats: </text:span><text:span text:style-name="T2">Archaic Weapons Proficiency, Simple Weapons Proficiency, Weapon Finesse (knife), Weapon Focus (knife).</text:span></text:p>
      <text:p text:style-name="P1"><text:span text:style-name="T3">Possessions: </text:span><text:span text:style-name="T2">Leather jacket, casual outfit, hat, 12 knives.</text:span></text:p>
      <text:p text:style-name="P1"><text:span text:style-name="T3">Advancement: </text:span><text:span text:style-name="T2">By character class.</text:span></text:p>
      <text:p text:style-name="P3"/>
      <text:p text:style-name="P1"><text:span text:style-name="T3">Fleshraker Fast Hero 3: </text:span><text:span text:style-name="T2">CR 6; Medium-size outsider; HD 4d8+8 plus 3d8+4; hp 43; Mas 14; Init +8; Spd 30 ft.; Defense 28, touch 21, flat-footed 24 (+4 Dex, +9 natural, +4 class, +1 leather jacket); BAB +6; Grap +5; Atk +11 melee (1d4+1/19–20, knife); Full Atk +11/+6 melee (1d4+1/19–20, knife) or +11/+6 ranged (1d4+1/19–20, knife); FS 5 ft. by 5 ft.; Reach 5 ft.; SQ damage reduction 10/ballistic, darkvision 60 ft., death hunger, fire resistance 20, immunities, wounding weapon; AL evil, chaos; SV Fort +6, Ref +11, Will +6; AP 1; Rep +1; Str 12, Dex 18, Con 14, Int 14, Wis 12, Cha 10.</text:span></text:p>
      <text:p text:style-name="P1"><text:span text:style-name="T3">Skills: </text:span><text:span text:style-name="T2">Balance +10, Bluff +7, Disguise +7, Escape Artist +10, Hide +11, Knowledge (arcane lore) +6, Knowledge (behavioral science) +6, Listen +6, Move Silently +11, Read/Write Abyssal, Read/Write English, Read/Write Latin, Speak English, Speak Abyssal, Speak Latin, Spot +6.</text:span></text:p>
      <text:p text:style-name="P1"><text:span text:style-name="T3">Feats: </text:span><text:span text:style-name="T2">Archaic Weapons Proficiency, Dodge, Improved Initiative, Simple Weapons Proficiency, Weapon Finesse (knife), Weapon Focus (knife).</text:span></text:p>
      <text:p text:style-name="P1"><text:span text:style-name="T3">Talents (Fast Hero): </text:span><text:span text:style-name="T2">Evasion, uncanny dodge 1.</text:span></text:p>
      <text:p text:style-name="P1"><text:span text:style-name="T3">Possessions: </text:span><text:span text:style-name="T2">Leather jacket, casual outfit, hat, 12 knives.</text:span></text:p>
      <text:p text:style-name="P5"/>
      <text:p text:style-name="P1"><text:soft-page-break/><text:span text:style-name="T7">Harriken (Headsnatcher Fiend)</text:span></text:p>
      <text:p text:style-name="P1"><text:span text:style-name="T2">A harriken can detach its head from its body and replace it with the decapitated head of any humanoid creature. In so doing, it can assume the dead creature’s form.</text:span></text:p>
      <text:p text:style-name="P1"><text:span text:style-name="T2">To kill a harriken, one must destroy its head. While wearing the head and assuming the form of another creature, a harriken will usually entrust its detached head to loyal underlings or hide it somewhere safe.</text:span></text:p>
      <text:p text:style-name="P1"><text:span text:style-name="T3">Attach Head (Ex): </text:span><text:span text:style-name="T2">As an attack or move action, a harriken can attach a head (either its own detached head or the severed head of any Medium-size humanoid creature) to its headless body. It gains the visual, auditory, and olfactory senses of the creature whose head it wears; if the creature had low-light vision, for instance, the harriken gains this ability for as long as the head is worn.</text:span></text:p>
      <text:p text:style-name="P1"><text:span text:style-name="T2">The creature from which the head is taken must have died within the past 24 hours; otherwise, any attempt by the harriken to graft the head onto its body fails.</text:span></text:p>
      <text:p text:style-name="P1"><text:span text:style-name="T3">Body Blindsight (Ex): </text:span><text:span text:style-name="T2">A harriken’s headless body can sense its surroundings as though it has the blindsight ability with a range of 30 feet. However, without its own head, the harriken loses its darkvision.</text:span></text:p>
      <text:p text:style-name="P1"><text:span text:style-name="T3">Detach Head (Ex): </text:span><text:span text:style-name="T2">As an attack or move action, a harriken can detach the head (either its own head or the severed head of any Medium-size humanoid creature) from its body.</text:span></text:p>
      <text:p text:style-name="P1"><text:span text:style-name="T3">Disguise Self (Su): </text:span><text:span text:style-name="T2">The harriken can assume the appearance of a specific Medium-size humanoid creature by attaching the creature’s severed head to its body. The illusion lasts as long as the head remains attached. The harriken does not gain any of the creature’s abilities, mannerisms, or knowledge, but it gains a +10 bonus on Disguise checks. Other creatures get a Will save (DC 10 + 1/2 the harriken’s Hit Dice + its Charisma modifier) to pierce the illusion if they interact with it (such as by touching the harriken and having that sensory input not match what they see). A </text:span><text:span text:style-name="T5">true seeing </text:span><text:span text:style-name="T2">spell reveals the harriken’s actual horrific appearance.</text:span></text:p>
      <text:p text:style-name="P1"><text:span text:style-name="T3">Electrical Rejuvenation (Ex): </text:span><text:span text:style-name="T2">A harriken is immune to electricity. Furthermore, it heals 1 point of damage for every die of electricity damage it would take normally. For example, a 6d6 </text:span><text:span text:style-name="T5">lightning bolt </text:span><text:span text:style-name="T2">heals 6 points of damage to the harriken.</text:span></text:p>
      <text:p text:style-name="P1"><text:span text:style-name="T3">Fire Resistance 10 (Ex): </text:span><text:span text:style-name="T2">A harriken ignores the first 10 points of damage from any attack that deals fire damage.</text:span></text:p>
      <text:p text:style-name="P1"><text:span text:style-name="T3">Indestructible Body (Su): </text:span><text:span text:style-name="T2">While its head is attached to its body, a harriken can be killed. However, if its head is detached, the body stops taking damage when reduced to 1 hit point. Any damage dealt to the body that would knock it below 1 hit point is ignored. If the harriken’s detached head is found and destroyed (Defense 7; hp 5), the harriken’s body is instantly slain.</text:span></text:p>
      <text:p text:style-name="P1"><text:span text:style-name="T3">Telepathy (Su): </text:span><text:span text:style-name="T2">A harriken can communicate telepathically with any creature within 100 feet that has a language.</text:span></text:p>
      <text:p text:style-name="P3"/>
      <text:p text:style-name="P1"><text:span text:style-name="T3">Harriken (headsnatcher fiend): </text:span><text:span text:style-name="T2">CR 4; Medium-size outsider; HD 4d8+4; hp 22; Mas 13; Init +0; Spd 30 ft.; Defense 21 (+9 natural, +2 leather armor), touch 10, flatfooted 21; BAB +4; Grap +5; Atk +5 melee (1d6+1, slam) or +5 melee (1d8+1/19–20, longsword); Full Atk +5 melee (1d6+1, slam) or +5 melee (1d8+1/19–20, longsword) or +4 ranged; FS 5 ft. by 5 ft.; Reach 5 ft.; SQ Attach head, body blindsight, darkvision 60 ft., detach head, disguise self (DC 15), electrical rejuvenation, fire resistance 10, indestructible body, telepathy; AL evil; SV Fort +5, Ref +4, Will +6; AP 0; Rep +0; Str 13, Dex 11, Con 13, Int 16, Wis 15, Cha 16.</text:span></text:p>
      <text:p text:style-name="P1"><text:span text:style-name="T3">Skills: </text:span><text:span text:style-name="T2">Bluff +10, Disguise +10 (+20 when using disguise self ability), Hide +6, Intimidate +9, Listen +6, Move Silently +6, Read/Write Abyssal, Read/Write Languages (any three), Sense Motive +6, Speak Abyssal, Speak Languages (any three), Spot +6.</text:span></text:p>
      <text:p text:style-name="P1"><text:span text:style-name="T3">Feat: </text:span><text:span text:style-name="T2">Heroic Surge (1/day).</text:span></text:p>
      <text:p text:style-name="P1"><text:span text:style-name="T3">Advancement: </text:span><text:span text:style-name="T2">By character class.</text:span></text:p>
      <text:p text:style-name="P5"/>
      <text:p text:style-name="P1"><text:span text:style-name="T7">Jumping Jack </text:span><text:span text:style-name="T9">(Blood Fiend)</text:span></text:p>
      <text:p text:style-name="P1"><text:span text:style-name="T3">Breath Weapon (Su): </text:span><text:span text:style-name="T2">Once every 1d4 rounds, the jumping jack can breathe a 15-foot cone of fire. Each creature in the area takes 2d6 points of fire damage; a successful Reflex save (DC 10 + 1/2 the jumping jack’s Hit Dice + its Constitution modifier) halves the damage.</text:span></text:p>
      <text:p text:style-name="P1"><text:span text:style-name="T3">Damage Reduction 10/Silver (Su): </text:span><text:span text:style-name="T2">A jumping jack ignores the first 10 points of damage dealt by any unsilvered weapon.</text:span></text:p>
      <text:p text:style-name="P1"><text:soft-page-break/><text:span text:style-name="T3">Immunities (Ex): </text:span><text:span text:style-name="T2">The jumping jack is immune to fire and</text:span></text:p>
      <text:p text:style-name="P1"><text:span text:style-name="T2">poison.</text:span></text:p>
      <text:p text:style-name="P1"><text:span text:style-name="T3">Prodigious Leap (Ex): </text:span><text:span text:style-name="T2">The jumping jack can ignore the 20-foot move requirement for making long and high jumps. If it does move 20 feet before attempting a jump, the distance jumped is doubled.</text:span></text:p>
      <text:p text:style-name="P3"/>
      <text:p text:style-name="P1"><text:span text:style-name="T3">Jumping Jack (blood fiend): </text:span><text:span text:style-name="T2">CR 2; Medium-size outsider; HD 1d8+2; hp 6; Mas 14; Init +5; Spd 35 ft.; Defense 18, touch 15, flat-footed 13 (+5 Dex, +3 natural); BAB +1; Grap +2; Atk +2 melee (1d4+1, claw); Full Atk +2 melee (1d4+1, 2 claws) or +6 ranged; FS 5 ft. by 5 ft.; Reach 5 ft.; SQ breath weapon (DC 12), damage reduction 10/silver, darkvision 60 ft., immunities, prodigious leap; AL chaos, evil; SV Fort +4, Ref +7, Will +3; AP 0; Rep +0; Str 13, Dex 20, Con 14, Int 11, Wis 13, Cha 12.</text:span></text:p>
      <text:p text:style-name="P1"><text:span text:style-name="T3">Skills: </text:span><text:span text:style-name="T2">Intimidate +4, Jump +8, Read/Write English, Speak English, Tumble +8.</text:span></text:p>
      <text:p text:style-name="P1"><text:span text:style-name="T3">Feats: </text:span><text:span text:style-name="T2">Acrobatic.</text:span></text:p>
      <text:p text:style-name="P1"><text:span text:style-name="T3">Advancement: </text:span><text:span text:style-name="T2">By character class.</text:span></text:p>
      <text:p text:style-name="P3"/>
      <text:p text:style-name="P1"><text:span text:style-name="T3">Jumping Jack Fast Hero 9: </text:span><text:span text:style-name="T2">CR 11; Medium-size outsider; HD 1d8+2 plus 9d8+18; hp 65; Mas 14; Init +9; Spd 35 ft.; Defense 25, touch 22, flat-footed 20 (+5 Dex, +3 natural, +7 class); BAB +7; Grap +9; Atk +9 melee (1d4+2, claw); Full Atk +9 melee (1d4+2, 2 claws) or +13 ranged (2d6, Colt Python); FS 5 ft. by 5 ft.; Reach 5 ft.; SQ breath weapon (DC 17), damage reduction 10/silver, darkvision 60 ft., immunities, prodigious leap; AL chaos, evil; SV Fort +7, Ref +11, Will +6; AP 5; Rep +3; Str 15, Dex 20, Con 14, Int 11, Wis 13, Cha 12.</text:span></text:p>
      <text:p text:style-name="P1"><text:span text:style-name="T3">Occupation: </text:span><text:span text:style-name="T2">Adventurer.</text:span></text:p>
      <text:p text:style-name="P1"><text:span text:style-name="T3">Skills: </text:span><text:span text:style-name="T2">Hide +14, Intimidate +13, Jump +17, Read/Write English, Speak English, Tumble +17.</text:span></text:p>
      <text:p text:style-name="P1"><text:span text:style-name="T3">Feats: </text:span><text:span text:style-name="T2">Acrobatic, Archaic Weapons Proficiency, Defensive Martial Arts, Dodge, Elusive Target, Heroic Surge, Improved Initiative, Mobility, Simple Weapons Proficiency, Spring Attack.</text:span></text:p>
      <text:p text:style-name="P1"><text:span text:style-name="T3">Talents: </text:span><text:span text:style-name="T2">Evasion, defensive roll, increased speed, uncanny dodge 1, uncanny dodge 2.</text:span></text:p>
      <text:p text:style-name="P1"><text:span text:style-name="T3">Possessions: </text:span><text:span text:style-name="T2">Colt Python (fully loaded).</text:span></text:p>
      <text:p text:style-name="P5"/>
      <text:p text:style-name="P1"><text:span text:style-name="T7">Kwevencha </text:span><text:span text:style-name="T9">(Spider Fiend)</text:span></text:p>
      <text:p text:style-name="P1"><text:span text:style-name="T3">Damage Reduction 5/Silver (Ex): </text:span><text:span text:style-name="T2">A kwevencha ignores the first 5 points of damage dealt by any unsilvered weapon.</text:span></text:p>
      <text:p text:style-name="P1"><text:span text:style-name="T3">Immunities (Ex): </text:span><text:span text:style-name="T2">A kwevencha is immune to poison.</text:span></text:p>
      <text:p text:style-name="P1"><text:span text:style-name="T3">Improved Grab (Ex): </text:span><text:span text:style-name="T2">To use this ability, the kwevencha must hit a Small or Medium-size creature with its bite attack. If it gets a hold, it deals automatic damage with its bite on subsequent rounds.</text:span></text:p>
      <text:p text:style-name="P1"><text:span text:style-name="T3">Monstrous Spider Minions: </text:span><text:span text:style-name="T2">A kwevencha has 2d6 Tiny monstrous spiders clinging to its body. It can telepathically command these spiders to attack, but the kwevencha must remain within 100 feet of the monstrous spiders to telepathically control them.</text:span></text:p>
      <text:p text:style-name="P1"><text:soft-page-break/><text:span text:style-name="T3">Poison (Ex): </text:span><text:span text:style-name="T2">Bite; contact 1d6 Str/1d6 Str; Fortitude save (DC 10 + 1/2 the kwevencha’s Hit Dice + its Constitution modifier) resists.</text:span></text:p>
      <text:p text:style-name="P1"><text:span text:style-name="T3">Spit Poison (Ex): </text:span><text:span text:style-name="T2">A kwevencha can shoot a 20-foot-long line of poisonous spittle at a single target. The save DC and effects of the poison are described above.</text:span></text:p>
      <text:p text:style-name="P1"><text:span text:style-name="T3">Stability (Ex): </text:span><text:span text:style-name="T2">A kwevencha gains a +4 stability bonus on checks to resist trip and bull rush attacks.</text:span></text:p>
      <text:p text:style-name="P1"><text:span text:style-name="T3">Telepathy (Su): </text:span><text:span text:style-name="T2">A kwevencha can communicate telepathically with any creature within 100 feet that has a language.</text:span></text:p>
      <text:p text:style-name="P1"><text:span text:style-name="T3">Web Cocoon (Ex): </text:span><text:span text:style-name="T2">A kwevencha uses a spinneret in its abdomen to weave web cocoons around creatures incapacitated by its poison. A creature trapped inside the cocoon is immobile, although breathing is possible through the porous webbing. A kwevencha’s web cocoon has 20 hit points and a break DC of 26. Dealing damage to the web cocoon deals a like amount of damage to the creature trapped inside.</text:span></text:p>
      <text:p text:style-name="P1"><text:span text:style-name="T3">Skill Bonuses: </text:span><text:span text:style-name="T2">A kwevencha gains a +4 species bonus on Balance, Climb, Jump, and Spot checks.</text:span></text:p>
      <text:p text:style-name="P3"/>
      <text:p text:style-name="P1"><text:span text:style-name="T3">Kwevencha (spider fiend): </text:span><text:span text:style-name="T2">CR 7; Large outsider; HD 8d8+24; hp 60; Mas 20; Init +0; Spd 30 ft., climb 30 ft.; Defense 23 (–1 size, +14 natural), touch 10, flat-footed 23; BAB +8; Grap +18; Atk +13 melee (1d8+6 plus poison, bite) or +7 ranged touch (poison spittle); Full Atk +13 melee (1d8+6 plus poison, bite) and +8 melee (1d6+3, 2 claws) or +7 ranged touch (poison spittle); FS 10 ft. by 10 ft.; Reach 5 ft.; SQ Damage reduction 5/silver, darkvision 60 ft., immunities, improved grab, monstrous spider minions, poison (DC 17), spit poison, telepathy, web cocoon; AL chaos, evil; SV Fort +9, Ref +6, Will +7; AP 0; Rep +0; Str 22, Dex 11, Con 17, Int 8, Wis 13, Cha 12.</text:span></text:p>
      <text:p text:style-name="P1"><text:span text:style-name="T3">Skills: </text:span><text:span text:style-name="T2">Balance +11, Climb +17, Hide +3, Intimidate +8, Jump +13, Listen +8, Move Silently +7, Read/Write Abyssal, Speak Abyssal, Spot +12.</text:span></text:p>
      <text:p text:style-name="P1"><text:span text:style-name="T3">Feats: </text:span><text:span text:style-name="T2">Improved Damage Threshold, Iron Will.</text:span></text:p>
      <text:p text:style-name="P1"><text:span text:style-name="T3">Advancement: </text:span><text:span text:style-name="T2">9–14 HD (Large); 15–21 HD (Huge); or by character class.</text:span></text:p>
      <text:p text:style-name="P5"/>
      <text:p text:style-name="P1"><text:span text:style-name="T7">Murdergaunt </text:span><text:span text:style-name="T9">(Whistling Fiend)</text:span></text:p>
      <text:p text:style-name="P1"><text:span text:style-name="T3">Damage Reduction 10/+1 (Ex): </text:span><text:span text:style-name="T2">A murdergaunt ignores the first 10 points of damage dealt by any nonmagical weapon. In campaigns without magic weapons, the GM can either disregard the fiend’s damage reduction or apply it only to certain types of weapons (ballistic, bludgeoning, piercing, slashing, or sonic/concussion).</text:span></text:p>
      <text:p text:style-name="P1"><text:span text:style-name="T3">Fire Resistance 10 (Ex): </text:span><text:span text:style-name="T2">A murdergaunt ignores the first 10 points of damage from any attack that deals fire damage.</text:span></text:p>
      <text:p text:style-name="P1"><text:span text:style-name="T3">Immunities (Ex): </text:span><text:span text:style-name="T2">A murdergaunt is immune to sonic and concussion damage.</text:span></text:p>
      <text:p text:style-name="P1"><text:span text:style-name="T3">Impale (Ex): </text:span><text:span text:style-name="T2">A murdergaunt that hits with one of its armspikes may choose to impale its opponent. An impaled opponent takes armspike damage each round it remains impaled (on the murdergaunt’s turn). An impaled creature must tear free of the serrated armspike to move to another square, taking 1d6 points of damage in the process. A murdergaunt must tear its armspike from an impaled opponent to move to another square or to free the limb; pulling free the armspike deals an automatic 1d6 points of damage to the impaled creature, but the murdergaunt cannot use the newly freed armspike to attack that round. </text:span></text:p>
      <text:p text:style-name="P1"><text:span text:style-name="T2">A murdergaunt can impale two Medium-size or smaller creatures at the same time; however, it cannot make an attack (or attack of opportunity) with an armspike that is currently impaling a foe.</text:span></text:p>
      <text:p text:style-name="P1"><text:span text:style-name="T3">Telepathy (Su): </text:span><text:span text:style-name="T2">A murdergaunt can communicate telepathically with any creature within 100 feet that has a language.</text:span></text:p>
      <text:p text:style-name="P1"><text:span text:style-name="T3">Whistle (Su): </text:span><text:span text:style-name="T2">A murdergaunt can whistle as a free action every round. Creatures within 120 feet who can hear the murdergaunt’s horrid tune must make a Will save (DC 10 + 1/2 the murdergaunt’s Hit Dice + its Charisma modifier).</text:span></text:p>
      <text:p text:style-name="P1"><text:span text:style-name="T2">Any creature that fails its Will save cowers until the whistling stops. A cowering creature is frozen in fear, loses its Dexterity bonus, and can take no actions. In addition, a cowering creature takes a –2 penalty to Defense. </text:span></text:p>
      <text:p text:style-name="P1"><text:soft-page-break/><text:span text:style-name="T2">A creature that saves against the murdergaunt’s whistle cannot be affected by the same murdergaunt’s whistle for 24 hours. The save DC for the whistle is Charisma-based.</text:span></text:p>
      <text:p text:style-name="P3"/>
      <text:p text:style-name="P1"><text:span text:style-name="T3">Murdergaunt (whistling fiend): </text:span><text:span text:style-name="T2">CR 9; Large outsider; HD 9d8+27; hp 67; Mas 17; Init +3; Spd 40 ft., climb 20 ft.; Defense 25 (–1 size, +2 Dex, +14 natural), touch 11, flat-footed 23; BAB +9; Grap +17; Atk +13 melee (1d6+5, armspike); Full Atk +13 melee (1d6+5, 2 armspikes) or +12 ranged; FS 5 ft. by 5 ft.; Reach 10 ft.; SQ Damage reduction 10/+1, darkvision 60 ft., fire resistance 10, immune to sonic/concussion damage, impale, telepathy, whistle (DC 16); AL evil; SV Fort +9, Ref +9, Will +7; AP 0; Rep +0; Str 18, Dex 16, Con 16, Int 13, Wis 13, Cha 15.</text:span></text:p>
      <text:p text:style-name="P1"><text:span text:style-name="T3">Skills: </text:span><text:span text:style-name="T2">Balance +12, Climb +13, Escape Artist +12, Hide +14, Jump +13, Listen +10, Move Silently +14, Read/Write <text:s/>Abyssal, Read/Write Language (any one), Speak Abyssal, Speak Language (any one), Spot +10, Tumble +12.</text:span></text:p>
      <text:p text:style-name="P1"><text:span text:style-name="T3">Feats: </text:span><text:span text:style-name="T2">Agile Riposte, Dodge, Stealthy.</text:span></text:p>
      <text:p text:style-name="P1"><text:span text:style-name="T3">Advancement: </text:span><text:span text:style-name="T2">By character class.</text:span></text:p>
      <text:p text:style-name="P5"/>
      <text:p text:style-name="P1"><text:span text:style-name="T7">Stygilor </text:span><text:span text:style-name="T9">(Tumor Fiend)</text:span></text:p>
      <text:p text:style-name="P1"><text:span text:style-name="T3">Damage Reduction 5/Piercing (Ex): </text:span><text:span text:style-name="T2">A stygilor ignores the first 5 points of damage dealt by any nonpiercing weapon.</text:span></text:p>
      <text:p text:style-name="P1"><text:span text:style-name="T3">Disease Sense (Ex): </text:span><text:span text:style-name="T2">A stygilor can sense whether a creature is infected with a disease merely by being within 10 feet of it. It cannot sense nannite infection (see the “Etoile” entry for details).</text:span></text:p>
      <text:p text:style-name="P1"><text:span text:style-name="T3">Frightful Presence (Ex): </text:span><text:span text:style-name="T2">A stygilor can use the Frightful Presence feat once per round as a free action. All creatures within 10 feet that can see the stygilor and have fewer levels or Hit Dice than the stygilor must succeed at a Will save (DC 10 + 1/2 the stygilor’s Hit Dice + its Charisma modifier) or take a –2 penalty on attack rolls, saving throws, and skill checks for 1d6+2 rounds. A successful save grants immunity to the stygilor’s frightful presence for 24 hours. Creatures with an Intelligence of 3 or lower are unaffected. This is a mind-affecting ability.</text:span></text:p>
      <text:p text:style-name="P1"><text:span text:style-name="T3">Immune to Disease (Ex): </text:span><text:span text:style-name="T2">A stygilor is immune to diseases of all sorts.</text:span></text:p>
      <text:p text:style-name="P1"><text:span text:style-name="T4">Invisibility </text:span><text:span text:style-name="T3">(Sp): </text:span><text:span text:style-name="T2">A stygilor can use </text:span><text:span text:style-name="T5">invisibility </text:span><text:span text:style-name="T2">at will (caster level 6th) as an attack action. It often uses this ability to move through hospital wards unseen.</text:span></text:p>
      <text:p text:style-name="P1"><text:span text:style-name="T3">Telepathy (Su): </text:span><text:span text:style-name="T2">A stygilor can communicate telepathically with any creature within 100 feet that has a language.</text:span></text:p>
      <text:p text:style-name="P1"><text:span text:style-name="T3">Wounding Gaze (Su): </text:span><text:span text:style-name="T2">As a free action, a stygilor can fix its gaze upon a single creature within 30 feet. The target must succeed at a Will save (DC 10 + 1/2 the stygilor’s Hit Dice + its Charisma modifier) or take 1d4+2 points of damage, as though struck by one of the stygilor’s horrible claws. The target need not be looking at the stygilor, and wounds inflicted by this attack leave nasty scars once healed. This is a mind-affecting ability. The save DC is Charisma-based.</text:span></text:p>
      <text:p text:style-name="P3"/>
      <text:p text:style-name="P1"><text:span text:style-name="T3">Stygilor (tumor fiend): </text:span><text:span text:style-name="T2">CR 4; Medium-size outsider; HD 6d8+12; hp 39; Mas 18; Init –1; Spd 20 ft.; Defense 18 (–1 size, +9 natural), touch 9, flat-footed 18; BAB +6; Grap +8; Atk +8 melee (1d4+2, claw); Full Atk +8 melee (1d4+2, 2 claws) and +3 melee (1d6+1, bite) or +5 ranged; FS 5 ft. by 5 ft.; Reach 5 ft.; SQ Damage reduction 5/piercing, darkvision 60 ft., disease sense, frightful presence (DC 15), immune to disease, </text:span><text:span text:style-name="T5">invisibility</text:span><text:span text:style-name="T2">, telepathy, wounding gaze (DC 15); AL chaos, evil; SV Fort +7, Ref +4, Will +5; AP 0; Rep +0; Str 15, Dex 8, Con 15, Int 12, Wis 10, Cha 15.</text:span></text:p>
      <text:p text:style-name="P1"><text:span text:style-name="T3">Skills: </text:span><text:span text:style-name="T2">Bluff +11, Intimidate +11, Knowledge (any one) +10, Listen +9, Read/Write Abyssal, Read/Write Language (any one), Sense Motive +9, Speak Abyssal, Speak Language (any one), Spot +9.</text:span></text:p>
      <text:p text:style-name="P1"><text:span text:style-name="T3">Feats: </text:span><text:span text:style-name="T2">Frightful Presence, Improved Damage Threshold.</text:span></text:p>
      <text:p text:style-name="P1"><text:span text:style-name="T3">Advancement: </text:span><text:span text:style-name="T2">7–8 HD (Medium-size); 9–12 (Large); 13–18 HD (Huge).</text:span></text:p>
      <text:p text:style-name="P5"/>
      <text:h text:style-name="P13" text:outline-level="2"><text:soft-page-break/><text:span text:style-name="T7">FIRE WISP</text:span></text:h>
      <text:p text:style-name="P1"><text:span text:style-name="T2">A fire wisp resembles a jet of fire between 6 inches and 1 foot high. Green or blue in color, it flickers a like living flame.</text:span></text:p>
      <text:h text:style-name="P10" text:outline-level="3"><text:span text:style-name="T3">Species Traits</text:span></text:h>
      <text:p text:style-name="P1"><text:span text:style-name="T3">Ability Scores: </text:span><text:span text:style-name="T2">A fire wisp has no Strength score. It cannot grapple other creatures or be grappled, and it applies its Dexterity modifier instead of its Strength modifier to melee attack rolls.</text:span></text:p>
      <text:p text:style-name="P1"><text:span text:style-name="T3">Blindsight (Ex): </text:span><text:span text:style-name="T2">A fire wisp can detect the electrical currents in and around creatures and objects within 60 feet. This perception reveals their locations as accurately as normal vision would. Beyond that range, all targets have total concealment with respect to the fire wisp.</text:span></text:p>
      <text:p text:style-name="P1"><text:span text:style-name="T3">Elemental: </text:span><text:span text:style-name="T2">A fire wisp has the traits and immunities common to elementals.</text:span></text:p>
      <text:p text:style-name="P1"><text:span text:style-name="T3">Fire Subtype: </text:span><text:span text:style-name="T2">A fire wisp is immune to fire damage and takes 50% more damage from cold attacks.</text:span></text:p>
      <text:p text:style-name="P1"><text:span text:style-name="T3">Damage Reduction 10/+1 (Su): </text:span><text:span text:style-name="T2">A fire wisp ignores the first 10 points of damage dealt by any nonmagical weapon. In campaigns without magic weapons, the GM can either disregard the fire wisp’s damage reduction or apply it only to certain types of weapons (ballistic, bludgeoning, piercing, slashing, or sonic/ concussion).</text:span></text:p>
      <text:p text:style-name="P1"><text:span text:style-name="T3">Fiery Leap (Ex): </text:span><text:span text:style-name="T2">A fire wisp can attack multiple creatures in the same round by leaping from one to the next. A fire wisp can attack as many creatures in a single round as it can reach with a full round of movement (40 feet), leaving behind visible arcs of green fire between the targets. It makes a separate attack roll for each target, and all attacks are made at the fire wisp’s full attack bonus. A leaping fire wisp does not provoke attacks of opportunity as it enters a target’s square.</text:span></text:p>
      <text:p text:style-name="P1"><text:span text:style-name="T3">Gaseous (Ex): </text:span><text:span text:style-name="T2">The gaseous body of a fire wisp can travel through openings as small as pinholes. A fire wisp cannot enter water or other liquids, but unlike other gaseous creatures, it is affected by wind only if it wishes to be. Even tornado- strength winds pass through a fire wisp with no effect if it wants to fly in a different direction.</text:span></text:p>
      <text:p text:style-name="P1"><text:span text:style-name="T3">Ignite (Ex): </text:span><text:span text:style-name="T2">Any creature that takes damage from a fire wisp catches on fire.</text:span></text:p>
      <text:p text:style-name="P1"><text:span text:style-name="T3">Immunities (Ex): </text:span><text:span text:style-name="T2">Fire wisps are immune to electricity and fire damage.</text:span></text:p>
      <text:p text:style-name="P3"/>
      <text:p text:style-name="P1"><text:span text:style-name="T3">Fire Wisp: </text:span><text:span text:style-name="T2">CR 3; Diminutive elemental (fire); HD 2d8; hp 9; Mas —; Init +4; Spd fly 20 ft. (perfect; can’t run); Defense 18, touch 18, flat-footed 14 (+4 size, +4 Dex); BAB +1; Grap —; Atk +9 melee touch (1d6 fire, touch); Full Atk +9 melee touch (1d6 fire, touch); FS 1 ft. by 1 ft.; Reach 0 ft.; SQ blindsight 60 ft., damage reduction 10/+1, elemental, fiery leap, fire subtype, gaseous, ignite, immunities; AL evil or none; SV Fort +0, Ref +7, Will +2; AP 0; Rep +0; Str —, Dex 18, Con 10, Int 2, Wis 14, Cha 6.</text:span></text:p>
      <text:p text:style-name="P1"><text:span text:style-name="T3">Skills: </text:span><text:span text:style-name="T2">Listen +3, Spot +3.</text:span></text:p>
      <text:p text:style-name="P1"><text:span text:style-name="T3">Feats: </text:span><text:span text:style-name="T2">None.</text:span></text:p>
      <text:p text:style-name="P1"><text:span text:style-name="T3">Advancement: </text:span><text:span text:style-name="T2">3–4 HD (Diminutive); 5–6 HD (Tiny).</text:span></text:p>
      <text:p text:style-name="P3"/>
      <text:p text:style-name="P1"><text:span text:style-name="T3">Advanced Fire Wisp: </text:span><text:span text:style-name="T2">CR 5; Tiny elemental (fire); HD 5d8; hp 22; Mas —; Init +3; Spd fly 20 ft. (perfect; can’t run); Defense 15, touch 15, flat-footed 12 (+2 size, +3 Dex); BAB +3; Grap —; Atk +8 melee touch (1d6 fire, touch); Full Atk +8 melee touch (1d6 fire, touch); FS 1 ft. by 1 ft.; Reach 0 ft.; SQ blindsight 60 ft., damage reduction 10/+1, elemental, fiery leap, fire subtype, gaseous, ignite, immunities; AL evil or none; SV Fort +1, Ref +7, Will +3; AP 0; Rep +0; Str —, Dex 16, Con 10, Int 2, Wis 14, Cha 6.</text:span></text:p>
      <text:p text:style-name="P1"><text:span text:style-name="T3">Skills: </text:span><text:span text:style-name="T2">Listen +6, Spot +6.</text:span></text:p>
      <text:p text:style-name="P1"><text:span text:style-name="T3">Feats: </text:span><text:span text:style-name="T2">Heroic Surge (2/day).</text:span></text:p>
      <text:p text:style-name="P5"><text:soft-page-break/></text:p>
      <text:p text:style-name="P1"><text:span text:style-name="T7">GHOUL </text:span><text:span text:style-name="T9">(TEMPLATE)</text:span></text:p>
      <text:h text:style-name="P10" text:outline-level="3"><text:span text:style-name="T3">Template Traits</text:span></text:h>
      <text:p text:style-name="P1"><text:span text:style-name="T2">“Ghoul” is an acquired template that can be added to any living corporeal creature that has flesh (referred to hereafter as the “base creature”). The creature’s type changes to undead. It uses all the base creature’s statistics and special abilities except as noted here.</text:span></text:p>
      <text:p text:style-name="P1"><text:span text:style-name="T3">Challenge Rating: </text:span><text:span text:style-name="T2">Same as base creature +2.</text:span></text:p>
      <text:p text:style-name="P1"><text:span text:style-name="T3">Hit Dice: </text:span><text:span text:style-name="T2">Change to d12.</text:span></text:p>
      <text:p text:style-name="P1"><text:span text:style-name="T3">Defense: </text:span><text:span text:style-name="T2">The base creature’s natural armor bonus improves by +2.</text:span></text:p>
      <text:p text:style-name="P1"><text:span text:style-name="T3">Attacks: </text:span><text:span text:style-name="T2">A ghoul retains all the attacks of the base creature. It also gains a bite attack and two claw attacks if the base creature didn’t already have them. If the base creature did not have bite or claw attacks, use the base damage values in the table below. Otherwise, use the values below or the base creature’s base damage, whichever is greate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10">Size </text:span></text:p>
          </table:table-cell>
          <table:table-cell table:style-name="Table1.A1" office:value-type="string">
            <text:p text:style-name="P8"><text:span text:style-name="T10">Bite Damage</text:span></text:p>
          </table:table-cell>
          <table:table-cell table:style-name="Table1.A1" office:value-type="string">
            <text:p text:style-name="P8"><text:span text:style-name="T10">Claw Damage</text:span></text:p>
          </table:table-cell>
        </table:table-row>
        <table:table-row table:style-name="Table1.1">
          <table:table-cell table:style-name="Table1.A2" office:value-type="string">
            <text:p text:style-name="P6"><text:span text:style-name="T1">Fine </text:span></text:p>
          </table:table-cell>
          <table:table-cell table:style-name="Table1.A2" office:value-type="string">
            <text:p text:style-name="P8"><text:span text:style-name="T1">1</text:span></text:p>
          </table:table-cell>
          <table:table-cell table:style-name="Table1.A2" office:value-type="string">
            <text:p text:style-name="P8"><text:span text:style-name="T1">—</text:span></text:p>
          </table:table-cell>
        </table:table-row>
        <table:table-row table:style-name="Table1.1">
          <table:table-cell table:style-name="Table1.A2" office:value-type="string">
            <text:p text:style-name="P1"><text:span text:style-name="T1">Diminutive </text:span></text:p>
          </table:table-cell>
          <table:table-cell table:style-name="Table1.A2" office:value-type="string">
            <text:p text:style-name="P7"><text:span text:style-name="T1">1d2</text:span></text:p>
          </table:table-cell>
          <table:table-cell table:style-name="Table1.A2" office:value-type="string">
            <text:p text:style-name="P7"><text:span text:style-name="T1">—</text:span></text:p>
          </table:table-cell>
        </table:table-row>
        <table:table-row table:style-name="Table1.1">
          <table:table-cell table:style-name="Table1.A2" office:value-type="string">
            <text:p text:style-name="P1"><text:span text:style-name="T1">Tiny </text:span></text:p>
          </table:table-cell>
          <table:table-cell table:style-name="Table1.A2" office:value-type="string">
            <text:p text:style-name="P7"><text:span text:style-name="T1">1d3</text:span></text:p>
          </table:table-cell>
          <table:table-cell table:style-name="Table1.A2" office:value-type="string">
            <text:p text:style-name="P7"><text:span text:style-name="T1">1</text:span></text:p>
          </table:table-cell>
        </table:table-row>
        <table:table-row table:style-name="Table1.1">
          <table:table-cell table:style-name="Table1.A2" office:value-type="string">
            <text:p text:style-name="P1"><text:span text:style-name="T1">Small </text:span></text:p>
          </table:table-cell>
          <table:table-cell table:style-name="Table1.A2" office:value-type="string">
            <text:p text:style-name="P7"><text:span text:style-name="T1">1d4</text:span></text:p>
          </table:table-cell>
          <table:table-cell table:style-name="Table1.A2" office:value-type="string">
            <text:p text:style-name="P7"><text:span text:style-name="T1">1d2</text:span></text:p>
          </table:table-cell>
        </table:table-row>
        <table:table-row table:style-name="Table1.1">
          <table:table-cell table:style-name="Table1.A2" office:value-type="string">
            <text:p text:style-name="P1"><text:span text:style-name="T1">Medium-size </text:span></text:p>
          </table:table-cell>
          <table:table-cell table:style-name="Table1.A2" office:value-type="string">
            <text:p text:style-name="P7"><text:span text:style-name="T1">1d6</text:span></text:p>
          </table:table-cell>
          <table:table-cell table:style-name="Table1.A2" office:value-type="string">
            <text:p text:style-name="P7"><text:span text:style-name="T1">1d3</text:span></text:p>
          </table:table-cell>
        </table:table-row>
        <table:table-row table:style-name="Table1.1">
          <table:table-cell table:style-name="Table1.A2" office:value-type="string">
            <text:p text:style-name="P1"><text:span text:style-name="T1">Large </text:span></text:p>
          </table:table-cell>
          <table:table-cell table:style-name="Table1.A2" office:value-type="string">
            <text:p text:style-name="P7"><text:span text:style-name="T1">1d8</text:span></text:p>
          </table:table-cell>
          <table:table-cell table:style-name="Table1.A2" office:value-type="string">
            <text:p text:style-name="P7"><text:span text:style-name="T1">1d4</text:span></text:p>
          </table:table-cell>
        </table:table-row>
        <table:table-row table:style-name="Table1.1">
          <table:table-cell table:style-name="Table1.A2" office:value-type="string">
            <text:p text:style-name="P1"><text:span text:style-name="T1">Huge </text:span></text:p>
          </table:table-cell>
          <table:table-cell table:style-name="Table1.A2" office:value-type="string">
            <text:p text:style-name="P7"><text:span text:style-name="T1">2d6</text:span></text:p>
          </table:table-cell>
          <table:table-cell table:style-name="Table1.A2" office:value-type="string">
            <text:p text:style-name="P7"><text:span text:style-name="T1">1d6</text:span></text:p>
          </table:table-cell>
        </table:table-row>
        <table:table-row table:style-name="Table1.1">
          <table:table-cell table:style-name="Table1.A2" office:value-type="string">
            <text:p text:style-name="P1"><text:span text:style-name="T1">Gargantuan </text:span></text:p>
          </table:table-cell>
          <table:table-cell table:style-name="Table1.A2" office:value-type="string">
            <text:p text:style-name="P7"><text:span text:style-name="T1">2d8</text:span></text:p>
          </table:table-cell>
          <table:table-cell table:style-name="Table1.A2" office:value-type="string">
            <text:p text:style-name="P7"><text:span text:style-name="T1">2d4</text:span></text:p>
          </table:table-cell>
        </table:table-row>
        <table:table-row table:style-name="Table1.1">
          <table:table-cell table:style-name="Table1.A10" office:value-type="string">
            <text:p text:style-name="P6"><text:span text:style-name="T1">Colossal </text:span></text:p>
          </table:table-cell>
          <table:table-cell table:style-name="Table1.A10" office:value-type="string">
            <text:p text:style-name="P8"><text:span text:style-name="T1">4d6</text:span></text:p>
          </table:table-cell>
          <table:table-cell table:style-name="Table1.A10" office:value-type="string">
            <text:p text:style-name="P8"><text:span text:style-name="T1">2d6</text:span></text:p>
          </table:table-cell>
        </table:table-row>
      </table:table>
      <text:p text:style-name="P1"><text:span text:style-name="T3">Special Qualities: </text:span><text:span text:style-name="T2">A ghoul retains all the special qualities of the base creature and gains the additional special qualities described below.</text:span></text:p>
      <text:p text:style-name="P1"><text:span text:style-name="T5">Create Spawn (Su)</text:span><text:span text:style-name="T2">: If a ghoul’s prey contracts advanced necrotizing faciitis (see below) from the wounds it has sustained and dies from the disease, it rises 1d3 days later as a ghoul. A </text:span><text:span text:style-name="T5">remove disease </text:span><text:span text:style-name="T2">spell cast on the corpse can prevent it from rising.</text:span></text:p>
      <text:p text:style-name="P1"><text:span text:style-name="T5">Disease (Su)</text:span><text:span text:style-name="T2">: A ghoul’s bite infects the victim with a supernatural version of streptococcal gangrene (injury; Fort DC 14; incubation period 1d3 days; initial damage 1d3 Con; secondary damage 1d3 Con. If Con damage is sustained, a second saving throw at the same DC is required; failure indicates that 1 point of the Con damage becomes Con drain instead). This disease, known as advanced necrotizing faciitis, first manifests as an area of redness on the skin near the wound. Over the course of a few days, the redness becomes severe inflammation. The skin gradually turns dark purple and forms bloody blisters as the disease devours more and more of the victim’s flesh. The disease can be arrested completely through amputation of the affected limb, but most doctors prefer to combat it by surgical removal of all the affected tissue as well as some nearby healthy tissue. A </text:span><text:span text:style-name="T5">cure disease </text:span><text:span text:style-name="T2">spell or a successful Treat Injury check (surgery, DC 25) halts the disease. The GM should roll the check secretly; if it fails, the disease returns again in 1d3 days. </text:span></text:p>
      <text:p text:style-name="P1"><text:soft-page-break/><text:span text:style-name="T5">Scent (Ex): </text:span><text:span text:style-name="T2">This ability allows a ghoul to detect approaching enemies, sniff out hidden foes, and track by sense of smell.</text:span></text:p>
      <text:p text:style-name="P1"><text:span text:style-name="T5">Undead: </text:span><text:span text:style-name="T2">Ghouls have the traits and immunities common</text:span></text:p>
      <text:p text:style-name="P1"><text:span text:style-name="T2">to undead.</text:span></text:p>
      <text:p text:style-name="P1"><text:span text:style-name="T3">Allegiances: </text:span><text:span text:style-name="T2">Previous allegiances are lost and replaced by allegiances to chaos and evil. Changed allegiances might cause the loss of particular class abilities.</text:span></text:p>
      <text:p text:style-name="P1"><text:span text:style-name="T3">Saves: </text:span><text:span text:style-name="T2">Same as the base creature, modified by new ability scores.</text:span></text:p>
      <text:p text:style-name="P1"><text:span text:style-name="T3">Ability Scores: </text:span><text:span text:style-name="T2">A ghoul gains the following ability score increases: Str +2, Dex +2. As an undead creature, a ghoul has no Constitution score.</text:span></text:p>
      <text:p text:style-name="P1"><text:span text:style-name="T3">Language(s): </text:span><text:span text:style-name="T2">A ghoul can read, write, and speak whatever languages it could in life.</text:span></text:p>
      <text:p text:style-name="P1"><text:span text:style-name="T3">Skills: </text:span><text:span text:style-name="T2">Same as the base creature, modified for new ability scores. A human ghoul retains the extra skill points afforded to all humans.</text:span></text:p>
      <text:p text:style-name="P1"><text:span text:style-name="T3">Feats: </text:span><text:span text:style-name="T2">A ghoul gains Multiattack as a bonus feat, assuming the base creature meets the prerequisites and doesn’t already have the feat. A human ghoul keeps the extra feat it gained as a 1st-level human character.</text:span></text:p>
      <text:p text:style-name="P1"><text:span text:style-name="T3">Advancement: </text:span><text:span text:style-name="T2">By character class.</text:span></text:p>
      <text:p text:style-name="P3"/>
      <text:p text:style-name="P1"><text:span text:style-name="T3">Ghoul (Human Strong Ordinary 1/Tough Ordinary 1): </text:span><text:span text:style-name="T2">CR 3; Medium-size undead; HD 2d12; hp 13; Mas —; Init +2; Spd 30 ft.; Defense 14, touch 12, flat-footed 12 (+2 Dex, +2 natural); BAB +1; Grap +4; Atk +4 melee (1d3+3, claw); Full Atk +4 melee (1d3+3, 2 claws) and +2 melee (1d6+1 plus disease, bite) or +3 ranged; FS 5 ft. by 5 ft.; Reach 5 ft.; SQ create spawn, darkvision 60 ft., disease, scent, undead; AL chaos, evil; SV Fort +4, Ref +2, Will +0; AP 0; Rep +0; Str 16, Dex 14, Con —, Int 13, Wis 10, Cha 8.</text:span></text:p>
      <text:p text:style-name="P1"><text:span text:style-name="T3">Occupation: </text:span><text:span text:style-name="T2">Blue collar (class skills: Drive, Intimidate)</text:span></text:p>
      <text:p text:style-name="P1"><text:span text:style-name="T3">Skills: </text:span><text:span text:style-name="T2">Craft (mechanical) +5, Drive +6, Intimidate +3, Knowledge (popular culture) +2, Knowledge (streetwise) +2, Profession +4, Read/ Write English, Repair +2, Speak English, Swim +4.</text:span></text:p>
      <text:p text:style-name="P1"><text:span text:style-name="T3">Feats: </text:span><text:span text:style-name="T2">Brawl, Multiattack, Personal Firearms Proficiency, Simple Weapons Proficiency.</text:span></text:p>
      <text:p text:style-name="P1"><text:span text:style-name="T3">Possessions: </text:span><text:span text:style-name="T2">None.</text:span></text:p>
      <text:p text:style-name="P5"/>
      <text:p text:style-name="P1"><text:span text:style-name="T7">GRIMLOCK</text:span></text:p>
      <text:h text:style-name="P10" text:outline-level="3"><text:span text:style-name="T3">Species Traits</text:span></text:h>
      <text:p text:style-name="P1"><text:span text:style-name="T3">Automatic Language: </text:span><text:span text:style-name="T2">A grimlock can speak (but not read or write) one local surface language.</text:span></text:p>
      <text:p text:style-name="P1"><text:span text:style-name="T3">Blindsight (Ex): </text:span><text:span text:style-name="T2">A grimlock is blind but can ascertain all creatures and objects within 40 feet just as a sighted creature would. Beyond that range, all targets have total concealment with respect to the grimlock.</text:span></text:p>
      <text:p text:style-name="P1"><text:soft-page-break/><text:span text:style-name="T2">Grimlocks are affected normally by loud noises and sonic spells (such as </text:span><text:span text:style-name="T5">shout </text:span><text:span text:style-name="T2">or </text:span><text:span text:style-name="T5">silence</text:span><text:span text:style-name="T2">) and overpowering odors (such as a troglodyte’s stench or incense-thick air). Negating a grimlock’s sense of either smell or hearing denies it the benefits of blindsight, but the grimlock still functions as though it had the Blind-Fight feat. If both smell and hearing are negated, the grimlock is effectively blind.</text:span></text:p>
      <text:p text:style-name="P1"><text:span text:style-name="T3">Immunities (Ex): </text:span><text:span text:style-name="T2">A grimlock is immune to gaze attacks, visual effects, illusions, and all other attack forms that rely on sight.</text:span></text:p>
      <text:p text:style-name="P1"><text:span text:style-name="T3">Scent (Ex): </text:span><text:span text:style-name="T2">This ability allows a grimlock to detect approaching enemies, sniff out hidden foes, and track by sense of smell. </text:span></text:p>
      <text:p text:style-name="P1"><text:span text:style-name="T3">Skill Bonus: </text:span><text:span text:style-name="T2">A grimlock’s dull gray skin helps it hide in its native terrain, conferring a +10 species bonus on Hide checks in rocky terrain or underground.</text:span></text:p>
      <text:p text:style-name="P3"/>
      <text:p text:style-name="P1"><text:span text:style-name="T3">Grimlock: </text:span><text:span text:style-name="T2">CR 1; Medium-size monstrous humanoid; HD 2d8+2; hp 11; Mas 13; Init +1; Spd 30 ft.; Defense 15, touch 11, flat-footed 14 (+1 Dex, +4 natural); BAB +2; Grap +4; Atk +5 melee (1d6+2 nonlethal, unarmed strike) or +4 melee (1d8+2, spear); Full Atk +5 melee (1d6+2 nonlethal, unarmed strike) or +4 melee (1d8+2, spear) or +3 ranged (1d8+2, spear); FS 5 ft. by 5 ft.; Reach 5 ft.; SQ blindsight 40 ft., immunities, scent; AL evil; SV Fort +1, Ref +4, Will +2; AP 0; Rep +0; Str 15, Dex 13, Con 13, Int 10, Wis 8, Cha 6.</text:span></text:p>
      <text:p text:style-name="P1"><text:span text:style-name="T3">Skills: </text:span><text:span text:style-name="T2">Climb +7, Hide +6 (+16 in rocky terrain or underground), Listen +4, Search +5, Speak English, Survival +2.</text:span></text:p>
      <text:p text:style-name="P1"><text:span text:style-name="T3">Feats: </text:span><text:span text:style-name="T2">Archaic Weapons Proficiency, Brawl.</text:span></text:p>
      <text:p text:style-name="P1"><text:span text:style-name="T3">Possessions: </text:span><text:span text:style-name="T2">Spear.</text:span></text:p>
      <text:p text:style-name="P1"><text:span text:style-name="T3">Advancement: </text:span><text:span text:style-name="T2">By character class.</text:span></text:p>
      <text:p text:style-name="P3"/>
      <text:p text:style-name="P1"><text:span text:style-name="T3">Grimlock Strong Hero 3: </text:span><text:span text:style-name="T2">CR 4; Medium-size monstrous humanoid; HD 2d8+2 plus 3d8+3; hp 27; Mas 13; Init +1; Spd 30 ft.; Defense 15, touch 11, flat-footed 14 (+1 Dex, +4 natural); BAB +5; Grap +7; Atk +9 melee (1d8+4 nonlethal, unarmed strike) or +8 melee (1d8+4, spear); Full Atk +9 melee (1d8+4 nonlethal, unarmed strike) or +8 melee (1d8+4, spear) or +6 ranged (1d8+2, compound bow); FS 5 ft. by 5 ft.; Reach 5 ft.; SQ blindsight 40 ft., immunities, scent; AL evil; SV Fort +3, Ref +5, Will +3; AP 1; Rep +0; Str 15, Dex 13, Con 13, Int 10, Wis 8, Cha 6.</text:span></text:p>
      <text:p text:style-name="P1"><text:span text:style-name="T3">Occupation: </text:span><text:span text:style-name="T2">Rural (class skills: Climb, Swim).</text:span></text:p>
      <text:p text:style-name="P1"><text:span text:style-name="T3">Skills: </text:span><text:span text:style-name="T2">Climb +11, Hide +6 (+16 in rocky terrain or underground), Jump +7, Listen +4, Search +5, Survival +5, Swim +5.</text:span></text:p>
      <text:p text:style-name="P1"><text:span text:style-name="T3">Feats: </text:span><text:span text:style-name="T2">Archaic Weapons Proficiency, Athletic, Brawl, Improved Brawl, Simple Weapons Proficiency, Track, Weapon Focus (spear).</text:span></text:p>
      <text:p text:style-name="P1"><text:span text:style-name="T3">Talents: </text:span><text:span text:style-name="T2">Improved Melee Smash, Melee Smash.</text:span></text:p>
      <text:p text:style-name="P1"><text:span text:style-name="T3">Possessions: </text:span><text:span text:style-name="T2">Spear, compound bow with 12 arrows.</text:span></text:p>
      <text:p text:style-name="P5"/>
      <text:p text:style-name="P1"><text:span text:style-name="T7">HALF-FIEND </text:span><text:span text:style-name="T9">(TEMPLATE)</text:span></text:p>
      <text:h text:style-name="P10" text:outline-level="3"><text:span text:style-name="T3">Template Traits</text:span></text:h>
      <text:p text:style-name="P1"><text:span text:style-name="T2">“Half-fiend” is an inherited template that can be added to any living creature (referred to hereafter as the “base creature”) other than a celestial. The creature’s type changes to outsider. It uses all the base creature’s statistics and special abilities except as noted here.</text:span></text:p>
      <text:p text:style-name="P1"><text:soft-page-break/><text:span text:style-name="T3">Challenge Rating: </text:span><text:span text:style-name="T2">Same as base creature +2, or +3 if the half-fiend has wings.</text:span></text:p>
      <text:p text:style-name="P1"><text:span text:style-name="T3">Speed: </text:span><text:span text:style-name="T2">There is a 25% chance that a half-fiend has batlike wings. Such a creature can fly at the base creature’s normal speed (average maneuverability).</text:span></text:p>
      <text:p text:style-name="P1"><text:span text:style-name="T3">Defense: </text:span><text:span text:style-name="T2">The base creature’s natural armor bonus improves by +1.</text:span></text:p>
      <text:p text:style-name="P1"><text:span text:style-name="T3">Attacks: </text:span><text:span text:style-name="T2">A half-fiend retains all the attacks of the base creature. It also gains a bite attack and two claw attacks if the base creature didn’t already have them. If the base creature did not have bite and claw attacks, use the base damage values in the table below. Otherwise, use the values below or the base creature’s base damage, whichever is greater.</text:span></text:p>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1" text:outline-level="3"><text:span text:style-name="T1">Size</text:span></text:h>
          </table:table-cell>
          <table:table-cell table:style-name="Table2.A1" office:value-type="string">
            <text:h text:style-name="P12" text:outline-level="3"><text:span text:style-name="T1">Bite Damage</text:span></text:h>
          </table:table-cell>
          <table:table-cell table:style-name="Table2.A1" office:value-type="string">
            <text:h text:style-name="P12" text:outline-level="3"><text:span text:style-name="T1">Claw Damage</text:span></text:h>
          </table:table-cell>
        </table:table-row>
        <table:table-row table:style-name="Table2.1">
          <table:table-cell table:style-name="Table2.A2" office:value-type="string">
            <text:p text:style-name="P6"><text:span text:style-name="T1">Fine </text:span></text:p>
          </table:table-cell>
          <table:table-cell table:style-name="Table2.A2" office:value-type="string">
            <text:p text:style-name="P8"><text:span text:style-name="T1">1</text:span></text:p>
          </table:table-cell>
          <table:table-cell table:style-name="Table2.A2" office:value-type="string">
            <text:p text:style-name="P8"><text:span text:style-name="T1">—</text:span></text:p>
          </table:table-cell>
        </table:table-row>
        <table:table-row table:style-name="Table2.1">
          <table:table-cell table:style-name="Table2.A2" office:value-type="string">
            <text:p text:style-name="P1"><text:span text:style-name="T1">Diminutive </text:span></text:p>
          </table:table-cell>
          <table:table-cell table:style-name="Table2.A2" office:value-type="string">
            <text:p text:style-name="P7"><text:span text:style-name="T1">1d2</text:span></text:p>
          </table:table-cell>
          <table:table-cell table:style-name="Table2.A2" office:value-type="string">
            <text:p text:style-name="P7"><text:span text:style-name="T1">1</text:span></text:p>
          </table:table-cell>
        </table:table-row>
        <table:table-row table:style-name="Table2.1">
          <table:table-cell table:style-name="Table2.A2" office:value-type="string">
            <text:p text:style-name="P1"><text:span text:style-name="T1">Tiny </text:span></text:p>
          </table:table-cell>
          <table:table-cell table:style-name="Table2.A2" office:value-type="string">
            <text:p text:style-name="P7"><text:span text:style-name="T1">1d3</text:span></text:p>
          </table:table-cell>
          <table:table-cell table:style-name="Table2.A2" office:value-type="string">
            <text:p text:style-name="P7"><text:span text:style-name="T1">1d2</text:span></text:p>
          </table:table-cell>
        </table:table-row>
        <table:table-row table:style-name="Table2.1">
          <table:table-cell table:style-name="Table2.A2" office:value-type="string">
            <text:p text:style-name="P1"><text:span text:style-name="T1">Small </text:span></text:p>
          </table:table-cell>
          <table:table-cell table:style-name="Table2.A2" office:value-type="string">
            <text:p text:style-name="P7"><text:span text:style-name="T1">1d4</text:span></text:p>
          </table:table-cell>
          <table:table-cell table:style-name="Table2.A2" office:value-type="string">
            <text:p text:style-name="P7"><text:span text:style-name="T1">1d3</text:span></text:p>
          </table:table-cell>
        </table:table-row>
        <table:table-row table:style-name="Table2.1">
          <table:table-cell table:style-name="Table2.A2" office:value-type="string">
            <text:p text:style-name="P1"><text:span text:style-name="T1">Medium-size </text:span></text:p>
          </table:table-cell>
          <table:table-cell table:style-name="Table2.A2" office:value-type="string">
            <text:p text:style-name="P7"><text:span text:style-name="T1">1d6</text:span></text:p>
          </table:table-cell>
          <table:table-cell table:style-name="Table2.A2" office:value-type="string">
            <text:p text:style-name="P7"><text:span text:style-name="T1">1d4</text:span></text:p>
          </table:table-cell>
        </table:table-row>
        <table:table-row table:style-name="Table2.1">
          <table:table-cell table:style-name="Table2.A2" office:value-type="string">
            <text:p text:style-name="P1"><text:span text:style-name="T1">Large </text:span></text:p>
          </table:table-cell>
          <table:table-cell table:style-name="Table2.A2" office:value-type="string">
            <text:p text:style-name="P7"><text:span text:style-name="T1">1d8</text:span></text:p>
          </table:table-cell>
          <table:table-cell table:style-name="Table2.A2" office:value-type="string">
            <text:p text:style-name="P7"><text:span text:style-name="T1">1d6</text:span></text:p>
          </table:table-cell>
        </table:table-row>
        <table:table-row table:style-name="Table2.1">
          <table:table-cell table:style-name="Table2.A2" office:value-type="string">
            <text:p text:style-name="P1"><text:span text:style-name="T1">Huge </text:span></text:p>
          </table:table-cell>
          <table:table-cell table:style-name="Table2.A2" office:value-type="string">
            <text:p text:style-name="P7"><text:span text:style-name="T1">2d6</text:span></text:p>
          </table:table-cell>
          <table:table-cell table:style-name="Table2.A2" office:value-type="string">
            <text:p text:style-name="P7"><text:span text:style-name="T1">1d8</text:span></text:p>
          </table:table-cell>
        </table:table-row>
        <table:table-row table:style-name="Table2.1">
          <table:table-cell table:style-name="Table2.A2" office:value-type="string">
            <text:p text:style-name="P1"><text:span text:style-name="T1">Gargantuan </text:span></text:p>
          </table:table-cell>
          <table:table-cell table:style-name="Table2.A2" office:value-type="string">
            <text:p text:style-name="P7"><text:span text:style-name="T1">2d8</text:span></text:p>
          </table:table-cell>
          <table:table-cell table:style-name="Table2.A2" office:value-type="string">
            <text:p text:style-name="P7"><text:span text:style-name="T1">2d6</text:span></text:p>
          </table:table-cell>
        </table:table-row>
        <table:table-row table:style-name="Table2.1">
          <table:table-cell table:style-name="Table2.A10" office:value-type="string">
            <text:p text:style-name="P6"><text:span text:style-name="T1">Colossal </text:span></text:p>
          </table:table-cell>
          <table:table-cell table:style-name="Table2.A10" office:value-type="string">
            <text:p text:style-name="P8"><text:span text:style-name="T1">4d6</text:span></text:p>
          </table:table-cell>
          <table:table-cell table:style-name="Table2.A10" office:value-type="string">
            <text:p text:style-name="P8"><text:span text:style-name="T1">2d8</text:span></text:p>
          </table:table-cell>
        </table:table-row>
      </table:table>
      <text:p text:style-name="P1"><text:span text:style-name="T3">Special Qualities: </text:span><text:span text:style-name="T2">A half-fiend retains all the special qualities of the base creature and gains the additional special qualities described below.</text:span></text:p>
      <text:p text:style-name="P1"><text:span text:style-name="T5">Darkvision </text:span><text:span text:style-name="T2">(Ex): A half-fiend has darkvision with a range of 60 feet.</text:span></text:p>
      <text:p text:style-name="P1"><text:span text:style-name="T5">Damage Reduction </text:span><text:span text:style-name="T2">(Ex): Roll on Table: Fiend Immunities, Resistances, and Damage Reduction, subtracting 30 from the die roll, to determine whether the half-fiend has damage reduction. If the result is less than 1, the half-fiend has no damage reduction. If the campaign includes few or no magic weapons, the GM should consider allowing specific types of weapons to ignore a half-fiend’s damage reduction or contrive some other special vulnerability. </text:span></text:p>
      <text:p text:style-name="P1"><text:span text:style-name="T5">Immunities (Ex)</text:span><text:span text:style-name="T2">: Roll on Table: Fiend Immunities, Resistances, and Damage Reduction, subtracting 30 from the die roll, to determine whether the half-fiend has any immunities. If the result is less than 1, the half-fiend has no immunities.</text:span></text:p>
      <text:p text:style-name="P1"><text:span text:style-name="T5">Outsider: </text:span><text:span text:style-name="T2">A half-fiend has the traits common to outsiders.</text:span></text:p>
      <text:p text:style-name="P1"><text:span text:style-name="T5">Resistance to Energy </text:span><text:span text:style-name="T2">(Ex): Roll on Table: Fiend Immunities, Resistances, and Damage Reduction, subtracting 30 from the die roll, to determine whether the half-fiend has any resistances. If the result is less than 1, the half-fiend has no resistances.</text:span></text:p>
      <text:p text:style-name="P1"><text:span text:style-name="T5">Spell-Like Abilities: </text:span><text:span text:style-name="T2">A half-fiend with an Intelligence or Wisdom score of 8 or higher possesses spell-like abilities according to its character level, as given on the table below. Unless otherwise indicated, each ability is usable once per da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h text:style-name="P12" text:outline-level="3"><text:span text:style-name="T1">Level</text:span></text:h>
          </table:table-cell>
          <table:table-cell table:style-name="Table3.A1" office:value-type="string">
            <text:h text:style-name="P11" text:outline-level="3"><text:span text:style-name="T1">Abilities </text:span></text:h>
          </table:table-cell>
          <table:table-cell table:style-name="Table3.A1" office:value-type="string">
            <text:h text:style-name="P12" text:outline-level="3"><text:span text:style-name="T1">Level</text:span></text:h>
          </table:table-cell>
          <table:table-cell table:style-name="Table3.A1" office:value-type="string">
            <text:h text:style-name="P11" text:outline-level="3"><text:span text:style-name="T1">Abilities</text:span></text:h>
          </table:table-cell>
        </table:table-row>
        <table:table-row table:style-name="Table3.1">
          <table:table-cell table:style-name="Table3.A2" office:value-type="string">
            <text:p text:style-name="P8"><text:span text:style-name="T1">1–2</text:span></text:p>
          </table:table-cell>
          <table:table-cell table:style-name="Table3.A2" office:value-type="string">
            <text:p text:style-name="P6"><text:span text:style-name="T11">Mage hand </text:span><text:span text:style-name="T1">3/day </text:span></text:p>
          </table:table-cell>
          <table:table-cell table:style-name="Table3.A2" office:value-type="string">
            <text:p text:style-name="P8"><text:span text:style-name="T1">11–12</text:span></text:p>
          </table:table-cell>
          <table:table-cell table:style-name="Table3.A2" office:value-type="string">
            <text:p text:style-name="P6"><text:span text:style-name="T11">Levitate</text:span></text:p>
          </table:table-cell>
        </table:table-row>
        <table:table-row table:style-name="Table3.1">
          <table:table-cell table:style-name="Table3.A2" office:value-type="string">
            <text:p text:style-name="P7"><text:span text:style-name="T1">3–4</text:span></text:p>
          </table:table-cell>
          <table:table-cell table:style-name="Table3.A2" office:value-type="string">
            <text:p text:style-name="P1"><text:span text:style-name="T11">Daze </text:span><text:span text:style-name="T1">3/day </text:span></text:p>
          </table:table-cell>
          <table:table-cell table:style-name="Table3.A2" office:value-type="string">
            <text:p text:style-name="P7"><text:span text:style-name="T1">13–14</text:span></text:p>
          </table:table-cell>
          <table:table-cell table:style-name="Table3.A2" office:value-type="string">
            <text:p text:style-name="P1"><text:span text:style-name="T11">Displacement</text:span></text:p>
          </table:table-cell>
        </table:table-row>
        <table:table-row table:style-name="Table3.1">
          <table:table-cell table:style-name="Table3.A2" office:value-type="string">
            <text:p text:style-name="P7"><text:span text:style-name="T1">5–6</text:span></text:p>
          </table:table-cell>
          <table:table-cell table:style-name="Table3.A2" office:value-type="string">
            <text:p text:style-name="P1"><text:span text:style-name="T11">Change self </text:span></text:p>
          </table:table-cell>
          <table:table-cell table:style-name="Table3.A2" office:value-type="string">
            <text:p text:style-name="P7"><text:span text:style-name="T1">15–16</text:span></text:p>
          </table:table-cell>
          <table:table-cell table:style-name="Table3.A2" office:value-type="string">
            <text:p text:style-name="P1"><text:span text:style-name="T11">Tongues</text:span></text:p>
          </table:table-cell>
        </table:table-row>
        <table:table-row table:style-name="Table3.1">
          <table:table-cell table:style-name="Table3.A2" office:value-type="string">
            <text:p text:style-name="P7"><text:span text:style-name="T1">7–8</text:span></text:p>
          </table:table-cell>
          <table:table-cell table:style-name="Table3.A2" office:value-type="string">
            <text:p text:style-name="P1"><text:span text:style-name="T11">Cause fear </text:span></text:p>
          </table:table-cell>
          <table:table-cell table:style-name="Table3.A2" office:value-type="string">
            <text:p text:style-name="P7"><text:span text:style-name="T1">17–18</text:span></text:p>
          </table:table-cell>
          <table:table-cell table:style-name="Table3.A2" office:value-type="string">
            <text:p text:style-name="P1"><text:span text:style-name="T11">Bestow curse</text:span></text:p>
          </table:table-cell>
        </table:table-row>
        <table:table-row table:style-name="Table3.1">
          <table:table-cell table:style-name="Table3.A6" office:value-type="string">
            <text:p text:style-name="P8"><text:span text:style-name="T1">9–10</text:span></text:p>
          </table:table-cell>
          <table:table-cell table:style-name="Table3.A6" office:value-type="string">
            <text:p text:style-name="P6"><text:span text:style-name="T11">Blur </text:span></text:p>
          </table:table-cell>
          <table:table-cell table:style-name="Table3.A6" office:value-type="string">
            <text:p text:style-name="P8"><text:span text:style-name="T1">19+</text:span></text:p>
          </table:table-cell>
          <table:table-cell table:style-name="Table3.A6" office:value-type="string">
            <text:p text:style-name="P6"><text:span text:style-name="T11">Animate dead</text:span></text:p>
          </table:table-cell>
        </table:table-row>
      </table:table>
      <text:p text:style-name="P4"/>
      <text:p text:style-name="P1"><text:span text:style-name="T5">Telepathy </text:span><text:span text:style-name="T2">(Su): A half-fiend with an Intelligence score of 12 or higher can communicate telepathically with any living creature within 100 feet that has a language.</text:span></text:p>
      <text:p text:style-name="P1"><text:span text:style-name="T3">Allegiances: </text:span><text:span text:style-name="T2">A half-fiend always has an allegiance to evil.</text:span></text:p>
      <text:p text:style-name="P1"><text:span text:style-name="T3">Saves: </text:span><text:span text:style-name="T2">Same as the base creature, modified by new ability scores.</text:span></text:p>
      <text:p text:style-name="P1"><text:span text:style-name="T3">Ability Scores: </text:span><text:span text:style-name="T2">A half-fiend gains the following ability score increases: Str +4, Dex +4, Con +2, Int +4, Cha +2.</text:span></text:p>
      <text:p text:style-name="P1"><text:span text:style-name="T3">Automatic Language: </text:span><text:span text:style-name="T2">A half-fiend can speak Abyssal.</text:span></text:p>
      <text:p text:style-name="P1"><text:span text:style-name="T3">Skills: </text:span><text:span text:style-name="T2">A half-fiend gains skill points as an outsider of its nonclass Hit Dice. Treat skills from the base creature’s list as class skills. If the creature has a class, it gains skills for class levels normally.</text:span></text:p>
      <text:p text:style-name="P1"><text:span text:style-name="T3">Feats: </text:span><text:span text:style-name="T2">A half-fiend gains feats as an outsider of its nonclass Hit Dice or as the base creature, whichever gives the greater number of feats.</text:span></text:p>
      <text:p text:style-name="P5"/>
      <text:p text:style-name="P1"><text:span text:style-name="T7">HARPY</text:span></text:p>
      <text:h text:style-name="P10" text:outline-level="3"><text:span text:style-name="T3">Species Traits</text:span></text:h>
      <text:p text:style-name="P1"><text:span text:style-name="T3">Bonus Feat: </text:span><text:span text:style-name="T2">A harpy gains Flyby Attack as a bonus feat.</text:span></text:p>
      <text:p text:style-name="P1"><text:span text:style-name="T3">Captivating Song (Su): </text:span><text:span text:style-name="T2">The song of a harpy is a sonic, mind-affecting charm effect that fills a 300-foot spread. Every creature within that area that can hear the harpy must succeed at a Will save (DC 10 + 1/2 the harpy’s Hit Dice + its Charisma modifier) or become utterly captivated for as long as the harpy sings. A captivated creature immediately begins moving toward the harpy, taking the most direct route available. If its path leads into a dangerous area (through flame, off a building, or the like), the creature is entitled to a second saving throw at the same DC to negate the effect.</text:span></text:p>
      <text:p text:style-name="P1"><text:span text:style-name="T2">An affected creature within 5 feet of the harpy simply stands there and offers no resistance to the monster’s attacks, although it can defend itself against attacks from other sources. Extremely loud music and other noises (such as an air horn) allow the captivated creature a new Will save. A creature that makes a successful saving throw at any point negates the effect and is immune to that harpy’s song for 24 hours. A harpy is immune to its own captivating song ability and to those of other harpies.</text:span></text:p>
      <text:p text:style-name="P1"><text:span text:style-name="T3">Species Bonuses: </text:span><text:span text:style-name="T2">The harpy’s amazing voice grants it a +4 species bonus on Perform (act), Perform (sing), and Perform (stand-up) checks.</text:span></text:p>
      <text:p text:style-name="P3"/>
      <text:p text:style-name="P1"><text:span text:style-name="T3">Harpy: </text:span><text:span text:style-name="T2">CR 4; Medium-size monstrous humanoid; HD 7d8; hp 31; Mas 10; Init +2; Spd 20 ft., fly 80 ft. (average); Defense 14, touch 12, flat-footed 12 (+2 Dex, +1 natural, +1 leather jacket); BAB +7; Grap +7; Atk +7 melee (1d8, metal baton); Full Atk +7/+2 melee (1d8, metal baton) or +7 melee (1d4, 2 claws) or +9/+4 ranged (2d6, S&amp;W M29); FS 5 ft. by 5 ft.; Reach 5 ft.; SQ captivating song (DC 15); AL chaos, evil; SV Fort +2, Ref +7, Will +5; AP 0; Rep +0; Str 10, Dex 15, Con 10, Int 7, Wis 10, Cha 15.</text:span></text:p>
      <text:p text:style-name="P1"><text:span text:style-name="T3">Skills: </text:span><text:span text:style-name="T2">Bluff +6, Listen +5, Perform (act) +8, Perform (sing) +8, Perform (stand-up) +6, Read/Write English, Speak English, Spot +6.</text:span></text:p>
      <text:p text:style-name="P1"><text:span text:style-name="T3">Feats: </text:span><text:span text:style-name="T2">Flyby Attack, Personal Weapon Proficiency, Simple Weapons Proficiency.</text:span></text:p>
      <text:p text:style-name="P1"><text:span text:style-name="T3">Possessions: </text:span><text:span text:style-name="T2">Leather jacket, S&amp;W M29 (.44 magnum revolver), 50 rounds of ammunition, metal baton.</text:span></text:p>
      <text:p text:style-name="P1"><text:soft-page-break/><text:span text:style-name="T3">Advancement: </text:span><text:span text:style-name="T2">By character class.</text:span></text:p>
      <text:p text:style-name="P3"/>
      <text:p text:style-name="P1"><text:span text:style-name="T3">Harpy Charismatic Hero 4: </text:span><text:span text:style-name="T2">CR 8; Medium-size monstrous humanoid; HD 7d8 plus 4d6; hp 45; Mas 10; Init +2; Spd 20 ft., fly 80 ft. (average); Defense 15, touch 13, flat-footed 13 (+2 Dex, +1 class, +1 natural, +1 leather jacket); BAB +9; Grap +9; Atk +9 melee (1d8, metal baton); Full Atk +9/+4 melee (1d8, metal baton) or +9 melee (1d4, 2 claws) or +12/+7 ranged (2d6, S&amp;W M29); FS 5 ft. by 5 ft.; Reach 5 ft.; SQ captivating song (DC 16); AL chaos, evil; SV Fort +4, Ref +9, Will +6; AP 2; Rep +6; Str 10, Dex 15, Con 10, Int 7, Wis 10, Cha 16.</text:span></text:p>
      <text:p text:style-name="P1"><text:span text:style-name="T3">Skills: </text:span><text:span text:style-name="T2">Bluff +10, Knowledge (any two) +2, Listen +5, Perform (act) +11, Perform (sing) +11, Perform (stand-up) +9, Read/Write English, Speak English, Spot +9.</text:span></text:p>
      <text:p text:style-name="P1"><text:span text:style-name="T3">Feats: </text:span><text:span text:style-name="T2">Flyby Attack, Personal Weapon Proficiency, Point Blank Shot, Renown, Simple Weapons Proficiency, Weapon Focus (S&amp;W M29).</text:span></text:p>
      <text:p text:style-name="P1"><text:span text:style-name="T3">Talents (Charismatic): </text:span><text:span text:style-name="T2">Charm, fast-talk.</text:span></text:p>
      <text:p text:style-name="P1"><text:span text:style-name="T3">Possessions: </text:span><text:span text:style-name="T2">Leather jacket, S&amp;W M29 (.44 magnum revolver), 50 rounds of ammunition, metal baton.</text:span></text:p>
      <text:p text:style-name="P5"/>
      <text:p text:style-name="P1"><text:span text:style-name="T7">HIPPOPOTAMUS</text:span></text:p>
      <text:h text:style-name="P10" text:outline-level="3"><text:span text:style-name="T3">Species Traits</text:span></text:h>
      <text:p text:style-name="P1"><text:span text:style-name="T3">Hold Breath (Ex): </text:span><text:span text:style-name="T2">A hippopotamus can seal its nostrils by muscular action and hold its breath for a number of rounds equal to its Constitution score × 10.</text:span></text:p>
      <text:p text:style-name="P1"><text:span text:style-name="T3">Scent (Ex): </text:span><text:span text:style-name="T2">This ability allows a hippopotamus to detect approaching enemies, sniff out hidden foes, and track by sense of smell.</text:span></text:p>
      <text:p text:style-name="P1"><text:span text:style-name="T3">Skill Bonus: </text:span><text:span text:style-name="T2">A hippopotamus is agile in the water, gaining a +4 species bonus on Swim checks.</text:span></text:p>
      <text:p text:style-name="P3"/>
      <text:p text:style-name="P1"><text:span text:style-name="T3">Hippopotamus: </text:span><text:span text:style-name="T2">CR 6; Large animal; HD 8d8+40; hp 76; Mas 20; Init –1; Spd 20 ft., swim 20 ft.; Defense 14, touch 8, flatfooted 14 (–1 size, –1 Dex, +6 natural); BAB +6; Grap +17; Atk +12 melee (2d6+10, bite); Full Atk +12 melee (2d6+10, bite); FS 10 ft. by 10 ft.; Reach 5 ft.; SQ hold breath, scent; AL none; SV Fort +11, Ref +5, Will +3; AP 0; Rep +0; Str 24, Dex 9, Con 20, Int 2, Wis 12, Cha 3.</text:span></text:p>
      <text:p text:style-name="P1"><text:span text:style-name="T3">Skills: </text:span><text:span text:style-name="T2">Listen +7, Swim +11.</text:span></text:p>
      <text:p text:style-name="P1"><text:span text:style-name="T3">Feats: </text:span><text:span text:style-name="T2">None.</text:span></text:p>
      <text:p text:style-name="P1"><text:span text:style-name="T3">Advancement: </text:span><text:span text:style-name="T2">9–16 HD (Large); 17–24 HD (Huge).</text:span></text:p>
      <text:p text:style-name="P5"/>
      <text:h text:style-name="P13" text:outline-level="2"><text:span text:style-name="T7">INFESTER</text:span></text:h>
      <text:h text:style-name="P10" text:outline-level="3"><text:span text:style-name="T3">Species Traits</text:span></text:h>
      <text:p text:style-name="P1"><text:soft-page-break/><text:span text:style-name="T3">Anesthetic Bite (Ex): </text:span><text:span text:style-name="T2">The bite of an infester grub releases an anesthetic that numbs nerves. An opponent that does not actually witness the attack must make a successful Wisdom check (DC 20) to notice it.</text:span></text:p>
      <text:p text:style-name="P1"><text:span text:style-name="T3">Attach (Ex): </text:span><text:span text:style-name="T2">If an infester grub successfully deals damage to a warm-blooded opponent, it latches onto the latter’s body in the same round and begins to burrow inside. The burrowing process takes 1 round to complete, during which the grub is flat-footed (Defense 16). Once the grub has finished burrowing into the host, only a tiny wound is left to indicate that anything is amiss.</text:span></text:p>
      <text:p text:style-name="P1"><text:span text:style-name="T3">Boost Host (Ex): </text:span><text:span text:style-name="T2">An attached infester constantly pumps endorphins and other chemicals into the host’s body, increasing its strength and instilling a sense of euphoria and indestructibility. The host gains a +2 bonus to both Strength and Constitution but takes a –2 penalty to Wisdom. These adjustments begin within 1d6 rounds of attachment and remain in effect as long as the infester is within the host’s body.</text:span></text:p>
      <text:p text:style-name="P1"><text:span text:style-name="T3">Host Protection (Ex): </text:span><text:span text:style-name="T2">An attached infester uses its host’s base saving throw bonuses if those are better than its own. Effects that target vermin can’t affect an infester inside a host of another type.</text:span></text:p>
      <text:p text:style-name="P1"><text:span text:style-name="T3">Infestation (Ex): </text:span><text:span text:style-name="T2">Once inside its host, an infester grub slowly makes its way through the bloodstream until it reaches the torso, where it takes up residence and begins drawing nutrients from the host’s body. During this period, its boost host ability (see above) is constantly in effect.</text:span></text:p>
      <text:p text:style-name="P1"><text:span text:style-name="T2">Because of the infester’s unique nutritional needs, even a normally herbivorous host gains an insatiable appetite for raw meat—particularly that of its own species. Some instances of cannibalism are the result of infesters that drove their hosts beyond the brink of sanity with their lust for meat.</text:span></text:p>
      <text:p text:style-name="P1"><text:span text:style-name="T2">After one month of incubation, the infester reaches its full adult size and starts chewing its way out of the host’s torso. This process takes 1d6 minutes, during which the host experiences excruciating pain. The victim must make a Fortitude save (DC 20) or die when the infester bursts from its torso. Even on a successful save, the host still takes 6d6 points of damage.</text:span></text:p>
      <text:p text:style-name="P1"><text:span text:style-name="T2">Once freed from the host, the adult infester seeks out a pool of filth and mud in which to live. It defends itself against any attacks but otherwise avoids conflict. After 1d6 days, the infester gives birth to thousands of grubs and then perishes, its body providing nourishment for its brood. Only a few of these offspring survive beyond the first few hours. The remaining grubs wait patiently until another unsuspecting creature comes along to repeat the cycle.</text:span></text:p>
      <text:p text:style-name="P1"><text:span text:style-name="T2">A successful Treat Injury check (DC 25) reveals the presence of an infester inside a host. The parasite can be removed with surgery (Treat Injury DC 30). A failure by 5 or more irritates the infester, which begins burrowing out of the host prematurely, dealing 2d6 points of damage to its host (Fortitude DC 20 half).</text:span></text:p>
      <text:p text:style-name="P1"><text:span text:style-name="T3">Vermin: </text:span><text:span text:style-name="T2">Infesters have blindsight out to a range of 60 feet. They are immune to mind-affecting effects and gain a +5 species bonus on Fortitude saves to negate the effects of massive damage.</text:span></text:p>
      <text:p text:style-name="P3"/>
      <text:p text:style-name="P1"><text:span text:style-name="T3">Infester (grub): </text:span><text:span text:style-name="T2">CR 1/10; Fine vermin; HD 1/16 d8; hp 1; Mas 11; Init +3; Spd 30 ft.; Defense 24, touch 18, flat-footed 16 (+8 size, +6 Dex); BAB +0; Grap –21; Atk +3 melee (1, bite); Full Atk +3 melee (1, bite); FS 6 in. by 6 in.; Reach 0 ft.; SQ anesthetic bite, attach, blindsight 60 ft., boost host, host protection, infestation, vermin; AL none; SV Fort +2, Ref +6, Will +0; AP 0; Rep +0; Str 1, Dex 23, Con 11, Int 1, Wis 10, Cha 5.</text:span></text:p>
      <text:p text:style-name="P1"><text:span text:style-name="T3">Skills: </text:span><text:span text:style-name="T2">Hide +24, Move Silently +8, Spot +6.</text:span></text:p>
      <text:p text:style-name="P1"><text:span text:style-name="T3">Feats: </text:span><text:span text:style-name="T2">None.</text:span></text:p>
      <text:p text:style-name="P1"><text:span text:style-name="T3">Advancement: </text:span><text:span text:style-name="T2">None.</text:span></text:p>
      <text:p text:style-name="P3"/>
      <text:p text:style-name="P1"><text:span text:style-name="T3">Infester (adult): </text:span><text:span text:style-name="T2">CR 1; Tiny vermin; HD 1d8+3; hp 7; Mas 13; Init +3; Spd 30 ft.; Defense 15, touch 14, flat-footed 12 (+1 size, +3 Dex, +1 natural); BAB +0; Grap –9; Atk +0 melee (1d3–2, bite); Full Atk +0 melee (1d3–1, bite); FS 2 1/2 ft. by 2 1/2 ft.; Reach 0 ft.; SQ blindsight 60 ft., boost host, host protection, infestation, vermin; AL none; SV Fort +3, Ref +3, Will +0; AP 0; Rep +0; Str 6, Dex 16, Con 13, Int 1, Wis 10, Cha 5.</text:span></text:p>
      <text:p text:style-name="P1"><text:span text:style-name="T3">Skills: </text:span><text:span text:style-name="T2">Hide +14, Move Silently +6, Spot +6.</text:span></text:p>
      <text:p text:style-name="P1"><text:span text:style-name="T3">Feats: </text:span><text:span text:style-name="T2">None.</text:span></text:p>
      <text:p text:style-name="P1"><text:span text:style-name="T3">Advancement: </text:span><text:span text:style-name="T2">None.</text:span></text:p>
      <text:p text:style-name="P5"/>
      <text:h text:style-name="P13" text:outline-level="2"><text:soft-page-break/><text:span text:style-name="T7">INTELLECT DEVOURER</text:span></text:h>
      <text:h text:style-name="P10" text:outline-level="3"><text:span text:style-name="T3">Species Traits</text:span></text:h>
      <text:p text:style-name="P1"><text:span text:style-name="T4">Body Thief </text:span><text:span text:style-name="T3">(Sp): </text:span><text:span text:style-name="T2">After rendering its victim helpless with its </text:span><text:span text:style-name="T5">mental blast, </text:span><text:span text:style-name="T2">an intellect devourer cracks open the victim’s skull, devours the brain within, and physically takes its place, sloughing off part of its own body to fit into the cavity. Once safely in control of the victim’s body, the intellect devourer closes the victim’s wounds with its psionic powers, then removes all physical evidence of its attack and assumes the victim’s identity.</text:span></text:p>
      <text:p text:style-name="P1"><text:span text:style-name="T2">All of its psionic powers function on the possessed body as if it were the creature’s own, so its first act after assuming control is to use </text:span><text:span text:style-name="T5">lesser body adjustment </text:span><text:span text:style-name="T2">to heal the grievous head wound. As long as the victim was not truly dead (hit points reduced to –10) at the time of the cranial invasion, the intellect devourer can control the body completely, though it may move a bit stiffly. The body theft lasts a maximum of seven days, after which the intellect devourer’s own form once again grows too large to remain inside the cranial cavity.</text:span></text:p>
      <text:p text:style-name="P1"><text:span text:style-name="T2">A possessed body uses the ability scores of its controlling intellect devourer, although its Defense is unchanged. It has a maximum of 6 hit points (even when fully healed) and a base attack bonus of +4. The intellect devourer gains none of the victim’s former class abilities or special qualities.</text:span></text:p>
      <text:p text:style-name="P1"><text:span text:style-name="T3">Damage Reduction 10/+1 (Su): </text:span><text:span text:style-name="T2">An intellect devourer ignores the first 10 points of damage dealt by any nonmagical weapon. In campaigns without magic weapons, the GM can either disregard the intellect devourer’s damage reduction or apply it only to certain types of weapons (ballistic, bludgeoning, piercing, slashing, or sonic/concussion).</text:span></text:p>
      <text:p text:style-name="P1"><text:span text:style-name="T3">Electricity Resistance 15 (Ex): </text:span><text:span text:style-name="T2">An intellect devourer ignores the first 15 points of electricity damage from any single attack.</text:span></text:p>
      <text:p text:style-name="P1"><text:span text:style-name="T3">Fire Immunity (Ex): </text:span><text:span text:style-name="T2">An intellect devourer is immune to fire damage.</text:span></text:p>
      <text:p text:style-name="P1"><text:span text:style-name="T4">Invisibility </text:span><text:span text:style-name="T3">(Sp): </text:span><text:span text:style-name="T2">The intellect devourer can become invisible at will, as the </text:span><text:span text:style-name="T5">invisibility </text:span><text:span text:style-name="T2">spell (caster level 10th).</text:span></text:p>
      <text:p text:style-name="P1"><text:span text:style-name="T4">Psionics </text:span><text:span text:style-name="T3">(Sp): </text:span><text:span text:style-name="T2">At will—</text:span><text:span text:style-name="T5">domination</text:span><text:span text:style-name="T2">, </text:span><text:span text:style-name="T5">lesser body adjustment</text:span><text:span text:style-name="T2">, </text:span><text:span text:style-name="T5">mental blast</text:span><text:span text:style-name="T2">. Manifester level 10th; save DC 10 + intellect devourer’s key ability modifier + power level. </text:span></text:p>
      <text:p text:style-name="P1"><text:span text:style-name="T3">Skill Bonus: </text:span><text:span text:style-name="T2">When an intellect devourer consumes a brain, it absorbs some of the victim’s memories, gaining a +5 competence bonus on Perform (act) checks when trying to pass off the possessed body as the original creature.</text:span></text:p>
      <text:p text:style-name="P3"/>
      <text:p text:style-name="P1"><text:span text:style-name="T3">Intellect Devourer: </text:span><text:span text:style-name="T2">CR 8; Small aberration; HD 6d8+12; hp 39; Mas 15; Init +8; Spd 40 ft.; Defense 17, touch 15, flatfooted 13 (+1 size, +4 Dex, +2 natural); BAB +4; Grap +1; Atk +6 melee (1d3+1, claw); Full Atk +6 melee (1d3+1, claw) or +9 ranged; FS 5 ft. by 5 ft.; Reach 5 ft.; SQ </text:span><text:span text:style-name="T5">body thief, </text:span><text:span text:style-name="T2">damage reduction 10/+1, electricity resistance 15, fire immunity, </text:span><text:span text:style-name="T5">invisibility, psionics</text:span><text:span text:style-name="T2">; AL chaos, evil; SV Fort +4, Ref +6, Will +6; AP 0; Rep +0; Str 13, Dex 19, Con 15, Int 12, Wis 12, Cha 10.</text:span></text:p>
      <text:p text:style-name="P1"><text:span text:style-name="T3">Skills: </text:span><text:span text:style-name="T2">Climb +10, Jump +9, Listen +8, Perform (act) +6 (+11 when trying to pass off the possessed body as the original creature), Spot +9.</text:span></text:p>
      <text:p text:style-name="P1"><text:span text:style-name="T3">Feats: </text:span><text:span text:style-name="T2">Alertness, Improved Initiative.</text:span></text:p>
      <text:p text:style-name="P1"><text:span text:style-name="T3">Advancement: </text:span><text:span text:style-name="T2">7–8 HD (Medium-size); 9–12 HD (La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fo:font-weight="bold" style:font-size-asian="18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6pt" fo:language="en" fo:country="US" style:font-size-asian="16pt" style:language-asian="en" style:country-asian="US"/>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ID RAINER</dc:title>
    <meta:initial-creator>asmith</meta:initial-creator>
    <meta:creation-date>2004-04-07T11:05:00</meta:creation-date>
    <dc:date>2004-04-07T11:05:00</dc:date>
    <meta:editing-cycles>2</meta:editing-cycles>
    <meta:editing-duration>P0D</meta:editing-duration>
    <meta:document-statistic meta:table-count="3" meta:image-count="0" meta:object-count="0" meta:page-count="37" meta:paragraph-count="731" meta:word-count="21687" meta:character-count="125056" meta:non-whitespace-character-count="104155"/>
    <meta:generator>LibreOffice/5.4.6.2$Linux_X86_64 LibreOffice_project/40m0$Build-2</meta:generator>
    <meta:user-defined meta:name="Company">Wizards of the Coast</meta:user-defined>
    <meta:user-defined meta:name="Operator">asmith</meta:user-defined>
  </office:meta>
</office:document-meta>
</file>